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6DC00000162A3323DD9.png"/>
  <manifest:file-entry manifest:media-type="image/png" manifest:full-path="Pictures/10000201000005CC000000F2875840A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3.35cm"/>
    </style:style>
    <style:style style:name="gr3" style:family="graphic" style:parent-style-name="standard">
      <style:graphic-properties draw:stroke="none" svg:stroke-color="#000000" draw:fill="none" draw:fill-color="#ffffff" draw:auto-grow-height="true" draw:auto-grow-width="false" fo:max-height="0cm" fo:min-height="14.179cm"/>
    </style:style>
    <style:style style:name="gr4" style:family="graphic" style:parent-style-name="standard">
      <style:graphic-properties draw:stroke="none" svg:stroke-color="#000000" draw:fill="none" draw:fill-color="#ffffff" draw:auto-grow-height="true" draw:auto-grow-width="false" fo:max-height="0cm" fo:min-height="3.95cm"/>
    </style:style>
    <style:style style:name="gr5" style:family="graphic" style:parent-style-name="standard">
      <style:graphic-properties draw:stroke="none" svg:stroke-color="#000000" draw:fill="none" draw:fill-color="#ffffff" draw:auto-grow-height="true" draw:auto-grow-width="false" fo:max-height="0cm" fo:min-height="10.15cm"/>
    </style:style>
    <style:style style:name="gr6"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pr1" style:family="presentation" style:parent-style-name="Standard-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Standard-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Standard-notes">
      <style:graphic-properties draw:fill-color="#ffffff" fo:min-height="13.364cm"/>
    </style:style>
    <style:style style:name="pr4" style:family="presentation" style:parent-style-name="Standard_20_8-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Standard_20_8-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Standard_20_8-notes">
      <style:graphic-properties draw:fill-color="#ffffff" fo:min-height="13.364cm"/>
    </style:style>
    <style:style style:name="pr7"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8" style:family="presentation" style:parent-style-name="Standard_20_1-notes">
      <style:graphic-properties draw:fill-color="#ffffff" fo:min-height="13.364cm"/>
    </style:style>
    <style:style style:name="pr9" style:family="presentation" style:parent-style-name="Standard_20_12-title">
      <style:graphic-properties draw:stroke="none" svg:stroke-width="0cm" draw:fill="none" draw:textarea-vertical-align="top" draw:auto-grow-height="false" fo:min-height="3.181cm" fo:padding-top="0.125cm" fo:padding-bottom="0.125cm" fo:padding-left="0.25cm" fo:padding-right="0.25cm" fo:wrap-option="wrap"/>
    </style:style>
    <style:style style:name="pr10" style:family="presentation" style:parent-style-name="Standard_20_12-notes">
      <style:graphic-properties draw:fill-color="#ffffff" fo:min-height="13.364cm"/>
    </style:style>
    <style:style style:name="pr11" style:family="presentation" style:parent-style-name="Standard_20_4-notes">
      <style:graphic-properties draw:fill-color="#ffffff" fo:min-height="13.364cm"/>
    </style:style>
    <style:style style:name="pr12" style:family="presentation" style:parent-style-name="Standard_20_4-title">
      <style:graphic-properties draw:stroke="none" svg:stroke-width="0cm" draw:fill="none" draw:textarea-vertical-align="top" draw:auto-grow-height="false" fo:min-height="3.181cm" fo:padding-top="0.125cm" fo:padding-bottom="0.125cm" fo:padding-left="0.25cm" fo:padding-right="0.25cm" fo:wrap-option="wrap"/>
    </style:style>
    <style:style style:name="pr13" style:family="presentation" style:parent-style-name="Standard_20_4-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14" style:family="presentation" style:parent-style-name="Standard_20_5-title">
      <style:graphic-properties draw:stroke="none" svg:stroke-width="0cm" draw:fill="none" draw:textarea-vertical-align="top" draw:auto-grow-height="false" fo:min-height="3.181cm" fo:padding-top="0.125cm" fo:padding-bottom="0.125cm" fo:padding-left="0.25cm" fo:padding-right="0.25cm" fo:wrap-option="wrap"/>
    </style:style>
    <style:style style:name="pr15" style:family="presentation" style:parent-style-name="Standard_20_5-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16" style:family="presentation" style:parent-style-name="Standard_20_5-outline1">
      <style:graphic-properties draw:stroke="none" svg:stroke-width="0cm" draw:fill="none" draw:textarea-vertical-align="top" draw:auto-grow-height="false" fo:min-height="12.573cm" fo:padding-top="0.127cm" fo:padding-bottom="0.127cm" fo:padding-left="0.254cm" fo:padding-right="0.254cm" fo:wrap-option="wrap"/>
    </style:style>
    <style:style style:name="pr17" style:family="presentation" style:parent-style-name="Standard_20_5-notes">
      <style:graphic-properties draw:fill-color="#ffffff" fo:min-height="13.364cm"/>
    </style:style>
    <style:style style:name="pr18" style:family="presentation" style:parent-style-name="Standard_20_15-notes">
      <style:graphic-properties draw:fill-color="#ffffff" fo:min-height="13.364cm"/>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style:font-independent-line-spacing="true"/>
      <style:text-properties fo:font-size="26pt" style:font-size-asian="26pt" style:font-size-complex="26pt"/>
    </style:style>
    <style:style style:name="P4" style:family="paragraph">
      <style:paragraph-properties style:font-independent-line-spacing="true"/>
      <style:text-properties fo:font-size="44pt" fo:font-weight="bold" style:font-size-asian="44pt" style:font-weight-asian="bold" style:font-size-complex="44pt" style:font-weight-complex="bold"/>
    </style:style>
    <style:style style:name="P5" style:family="paragraph">
      <style:text-properties fo:font-size="20pt"/>
    </style:style>
    <style:style style:name="P6" style:family="paragraph">
      <style:text-properties fo:font-size="28pt" style:font-size-asian="28pt" style:font-size-complex="28pt"/>
    </style:style>
    <style:style style:name="P7" style:family="paragraph">
      <style:text-properties fo:font-size="18pt"/>
    </style:style>
    <style:style style:name="P8" style:family="paragraph">
      <style:text-properties fo:font-size="44pt" fo:font-weight="bold" style:font-size-asian="44pt" style:font-weight-asian="bold" style:font-size-complex="44pt" style:font-weight-complex="bold"/>
    </style:style>
    <style:style style:name="P9" style:family="paragraph">
      <style:text-properties fo:font-size="24pt" style:font-size-asian="24pt" style:font-size-complex="24pt"/>
    </style:style>
    <style:style style:name="P10" style:family="paragraph">
      <style:paragraph-properties fo:text-align="center"/>
    </style:style>
    <style:style style:name="P11"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T1" style:family="text">
      <style:text-properties fo:color="#000000" style:text-line-through-style="none" fo:font-family="Roboto" fo:font-size="44pt" fo:letter-spacing="normal" fo:font-style="normal" style:text-underline-style="none" fo:font-weight="bold" style:font-family-asian="Roboto" style:font-size-asian="44pt" style:font-style-asian="normal" style:font-weight-asian="bold" style:font-size-complex="44pt" style:font-style-complex="normal" style:font-weight-complex="bold"/>
    </style:style>
    <style:style style:name="T2" style:family="text">
      <style:text-properties fo:color="#000000" style:text-line-through-style="none" fo:font-family="Roboto" fo:font-size="44pt" fo:letter-spacing="normal" fo:font-style="normal" style:text-underline-style="none" fo:font-weight="normal" style:font-family-asian="Roboto" style:font-size-asian="44pt" style:font-style-asian="normal" style:font-weight-asian="normal" style:font-size-complex="44pt" style:font-style-complex="normal" style:font-weight-complex="normal"/>
    </style:style>
    <style:style style:name="T3" style:family="text">
      <style:text-properties fo:font-size="18pt"/>
    </style:style>
    <style:style style:name="T4" style:family="text">
      <style:text-properties fo:font-size="26pt" style:font-size-asian="26pt" style:font-size-complex="26pt"/>
    </style:style>
    <style:style style:name="T5" style:family="text">
      <style:text-properties fo:font-size="44pt" fo:font-weight="bold" style:font-size-asian="44pt" style:font-weight-asian="bold" style:font-size-complex="44pt" style:font-weight-complex="bold"/>
    </style:style>
    <style:style style:name="T6" style:family="text">
      <style:text-properties fo:font-size="28pt" style:font-size-asian="28pt" style:font-size-complex="28pt"/>
    </style:style>
    <style:style style:name="T7" style:family="text">
      <style:text-properties fo:font-size="44pt" style:text-underline-style="none" fo:font-weight="bold" style:font-size-asian="44pt" style:font-weight-asian="bold" style:font-size-complex="44pt" style:font-weight-complex="bold"/>
    </style:style>
    <style:style style:name="T8" style:family="text">
      <style:text-properties fo:font-size="32pt" style:font-size-asian="32pt" style:font-size-complex="32pt"/>
    </style:style>
    <style:style style:name="T9" style:family="text">
      <style:text-properties fo:font-size="24pt" style:font-size-asian="24pt" style:font-size-complex="24pt"/>
    </style:style>
    <style:style style:name="T10" style:family="text">
      <style:text-properties fo:color="#000000" style:text-line-through-style="none" fo:font-family="Roboto" fo:font-size="28pt" fo:letter-spacing="normal" fo:font-style="normal" style:text-underline-style="none" fo:font-weight="normal" style:font-family-asian="Roboto"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Titel 1" presentation:style-name="pr1" draw:text-style-name="P2" draw:layer="layout" svg:width="24.878cm" svg:height="4.35cm" svg:x="1.322cm" svg:y="2.05cm" presentation:class="title" presentation:user-transformed="true">
          <draw:text-box>
            <text:p text:style-name="P1"><text:span text:style-name="T1">Präsentation über mein</text:span><text:span text:style-name="T1"><text:line-break/></text:span><text:span text:style-name="T1"> <text:s text:c="9"/>Praktikum</text:span><text:span text:style-name="T2"> </text:span></text:p>
          </draw:text-box>
        </draw:frame>
        <draw:frame draw:name="Untertitel 2" presentation:style-name="pr2" draw:text-style-name="P2" draw:layer="layout" svg:width="5cm" svg:height="1.65cm" svg:x="28.6cm" svg:y="17.4cm" presentation:class="subtitle" presentation:user-transformed="true">
          <draw:text-box>
            <text:p><text:span text:style-name="T3">Pepe Dufft 15.11.2024</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Zeig" draw:style-name="dp1" draw:master-page-name="Standard_20_8">
        <office:forms form:automatic-focus="false" form:apply-design-mode="false"/>
        <draw:frame draw:name="Titel 1" presentation:style-name="pr4" draw:text-style-name="P3" draw:layer="layout" svg:width="10.6cm" svg:height="16.937cm" svg:x="0.8cm" svg:y="1.4cm" presentation:class="title" presentation:user-transformed="true">
          <draw:text-box>
            <text:p><text:span text:style-name="T4">1.Was habe ich in dem Praktikum gemacht ? </text:span><text:span text:style-name="T4"><text:line-break/></text:span><text:span text:style-name="T4">2.Was waren die Aufgaben ? </text:span><text:span text:style-name="T4"><text:line-break/></text:span><text:span text:style-name="T4">3.Wie bin ich vorgegangen, um die Aufgaben zu lösen?</text:span><text:span text:style-name="T4"><text:line-break/></text:span><text:span text:style-name="T4">4.Was habe ich in dem Praktikum gelernt?</text:span><text:span text:style-name="T4"><text:line-break/></text:span><text:span text:style-name="T4">5.Allgemeine Information</text:span><text:span text:style-name="T4"><text:line-break/></text:span><text:span text:style-name="T4">6.Ende <text:s/></text:span></text:p>
          </draw:text-box>
        </draw:frame>
        <draw:frame draw:name="Inhaltsplatzhalter 2" presentation:style-name="pr5" draw:text-style-name="P4" draw:layer="layout" svg:width="19.326cm" svg:height="3.6cm" svg:x="13.6cm" svg:y="0.6cm" presentation:class="outline" presentation:user-transformed="true">
          <draw:text-box>
            <text:list text:style-name="L2">
              <text:list-header>
                <text:p><text:span text:style-name="T5">Gliederung </text:span></text:p>
                <text:p><text:span text:style-name="T5">&lt;</text:span></text:p>
              </text:list-header>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Tipp:" draw:style-name="dp1" draw:master-page-name="Standard_20_1">
        <office:forms form:automatic-focus="false" form:apply-design-mode="false"/>
        <draw:frame draw:name="Titel 1" presentation:style-name="pr7" draw:text-style-name="P4" draw:layer="layout" svg:width="20.4cm" svg:height="4.481cm" svg:x="7cm" svg:y="0.319cm" presentation:class="title" presentation:user-transformed="true">
          <draw:text-box>
            <text:p><text:span text:style-name="T5">Was habe ich in dem </text:span><text:span text:style-name="T5"><text:line-break/></text:span><text:span text:style-name="T5">Praktikum gemacht ?</text:span></text:p>
          </draw:text-box>
        </draw:frame>
        <draw:frame draw:style-name="gr2" draw:text-style-name="P6" draw:layer="layout" svg:width="11.6cm" svg:height="13.6cm" svg:x="1.4cm" svg:y="4.288cm">
          <draw:text-box>
            <text:p><text:span text:style-name="T6"><text:s/></text:span><text:span text:style-name="T6">Ich habe versucht so <text:s text:c="7"/>viele Aufgaben wie <text:s text:c="10"/>möglich zu lösen</text:span></text:p>
            <text:p><text:span text:style-name="T6"/></text:p>
            <text:p><text:span text:style-name="T6"><text:s/></text:span><text:span text:style-name="T6">Ich habe viele <text:s text:c="18"/>verschiedene Projekte <text:s text:c="5"/>erstellt <text:s text:c="3"/></text:span></text:p>
            <text:p><text:span text:style-name="T6"/></text:p>
            <text:p><text:span text:style-name="T6"/></text:p>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Lern" draw:style-name="dp1" draw:master-page-name="Standard_20_12">
        <office:forms form:automatic-focus="false" form:apply-design-mode="false"/>
        <draw:frame draw:name="Titel 1" presentation:style-name="pr9" draw:text-style-name="P2" draw:layer="layout" svg:width="15.2cm" svg:height="3.681cm" svg:x="9.2cm" svg:y="1.119cm" presentation:class="title" presentation:user-transformed="true">
          <draw:text-box>
            <text:list text:style-name="L1">
              <text:list-header>
                <text:p><text:span text:style-name="T7">Was waren die <text:s text:c="6"/>Aufgaben ?</text:span></text:p>
              </text:list-header>
            </text:list>
          </draw:text-box>
        </draw:frame>
        <draw:frame draw:style-name="gr3" draw:text-style-name="P7" draw:layer="layout" svg:width="14.6cm" svg:height="14.429cm" svg:x="1.4cm" svg:y="5.171cm">
          <draw:text-box>
            <text:list text:style-name="L1">
              <text:list-header>
                <text:p><text:span text:style-name="T8">Es waren verschiedene Programmieraufgaben in der App Arduino </text:span></text:p>
                <text:p><text:span text:style-name="T8"/></text:p>
              </text:list-header>
            </text:list>
            <text:p><text:span text:style-name="T6"><text:s/></text:span><text:span text:style-name="T6">Bsp: „Hello World“ soll jede <text:s text:c="7"/>Sekunde im <text:s/>seriellen Monitor <text:s text:c="3"/>geschrieben werden </text:span></text:p>
            <text:p><text:span text:style-name="T6"/></text:p>
            <text:p><text:span text:style-name="T6"><text:s/></text:span><text:span text:style-name="T6">Auf dem ESP8266 sollen die <text:s text:c="8"/>LEDs blinken </text:span></text:p>
            <text:list text:continue-numbering="true" text:style-name="L1">
              <text:list-header>
                <text:p><text:span text:style-name="T8"/></text:p>
                <text:p><text:span text:style-name="T8"/></text:p>
              </text:list-header>
            </text:list>
          </draw:text-box>
        </draw:frame>
        <presentation:notes draw:style-name="dp2">
          <draw:page-thumbnail draw:style-name="gr1" draw:layer="layout" svg:width="19.798cm" svg:height="11.136cm" svg:x="0.6cm" svg:y="2.257cm" draw:page-number="4" presentation:class="page"/>
          <draw:frame presentation:style-name="pr10" draw:text-style-name="P5" draw:layer="layout" svg:width="16.799cm" svg:height="13.364cm" svg:x="2.1cm" svg:y="14.107cm" presentation:class="notes" presentation:placeholder="true">
            <draw:text-box/>
          </draw:frame>
        </presentation:notes>
      </draw:page>
      <draw:page draw:name="page5" draw:style-name="dp1" draw:master-page-name="Standard_20_4">
        <office:forms form:automatic-focus="false" form:apply-design-mode="false"/>
        <draw:frame draw:style-name="gr4" draw:text-style-name="P8" draw:layer="layout" svg:width="24.6cm" svg:height="4.2cm" svg:x="6cm" svg:y="0.6cm">
          <draw:text-box>
            <text:p><text:span text:style-name="T5">Wie bin ich vorgegangen, um die Aufgaben zu lösen?</text:span></text:p>
          </draw:text-box>
        </draw:frame>
        <draw:frame draw:style-name="gr5" draw:text-style-name="P9" draw:layer="layout" svg:width="13.6cm" svg:height="10.4cm" svg:x="2.8cm" svg:y="7.6cm">
          <draw:text-box>
            <text:p><text:span text:style-name="T9">1.Aufgabe durchgelesen</text:span></text:p>
            <text:p><text:span text:style-name="T9">2.Wenn ich die Aufgabe nicht verstanden habe ich im Internet recherchiert</text:span></text:p>
            <text:p><text:span text:style-name="T9">3.Wenn ich es dann immer noch nicht verstanden habe dann habe ich nach Hilfe gefragt </text:span></text:p>
          </draw:text-box>
        </draw:frame>
        <presentation:notes draw:style-name="dp2">
          <draw:page-thumbnail draw:style-name="gr1" draw:layer="layout" svg:width="19.798cm" svg:height="11.136cm" svg:x="0.6cm" svg:y="2.257cm" draw:page-number="5" presentation:class="page"/>
          <draw:frame presentation:style-name="pr11" draw:text-style-name="P5" draw:layer="layout" svg:width="16.799cm" svg:height="13.364cm" svg:x="2.1cm" svg:y="14.107cm" presentation:class="notes" presentation:placeholder="true">
            <draw:text-box/>
          </draw:frame>
        </presentation:notes>
      </draw:page>
      <draw:page draw:name="Wie wähle ich ein Folien Design aus?" draw:style-name="dp1" draw:master-page-name="Standard_20_4">
        <office:forms form:automatic-focus="false" form:apply-design-mode="false"/>
        <draw:frame draw:name="Titel 1" presentation:style-name="pr12" draw:text-style-name="P4" draw:layer="layout" svg:width="24.304cm" svg:height="3.681cm" svg:x="7.538cm" svg:y="0.912cm" presentation:class="title" presentation:user-transformed="true">
          <draw:text-box>
            <text:p text:style-name="P10"><text:span text:style-name="T5">Was habe ich in dem Praktikum gelernt ?</text:span></text:p>
          </draw:text-box>
        </draw:frame>
        <draw:frame draw:name="Inhaltsplatzhalter 2" presentation:style-name="pr13" draw:text-style-name="P2" draw:layer="layout" svg:width="14.2cm" svg:height="12.852cm" svg:x="0.4cm" svg:y="4.8cm" presentation:class="outline" presentation:user-transformed="true">
          <draw:text-box>
            <text:p text:style-name="P11"><text:span text:style-name="T10">- Programmierkenntnisse <text:s text:c="6"/>erweitert</text:span></text:p>
            <text:p text:style-name="P11"><text:span text:style-name="T10">- Geduld zu zeigen</text:span></text:p>
            <text:p text:style-name="P11"><text:span text:style-name="T10">- Erfahrungen sammeln</text:span></text:p>
            <text:p text:style-name="P11"><text:span text:style-name="T10">- Organisatorische Fähigkeiten </text:span></text:p>
            <text:p text:style-name="P11"><text:span text:style-name="T10"/></text:p>
          </draw:text-box>
        </draw:frame>
        <presentation:notes draw:style-name="dp2">
          <draw:page-thumbnail draw:style-name="gr1" draw:layer="layout" svg:width="19.798cm" svg:height="11.136cm" svg:x="0.6cm" svg:y="2.257cm" draw:page-number="6" presentation:class="page"/>
          <draw:frame presentation:style-name="pr11" draw:layer="layout" svg:width="16.799cm" svg:height="13.364cm" svg:x="2.1cm" svg:y="14.107cm" presentation:class="notes" presentation:placeholder="true">
            <draw:text-box/>
          </draw:frame>
        </presentation:notes>
      </draw:page>
      <draw:page draw:name="Erklärungen zur Vorlage" draw:style-name="dp1" draw:master-page-name="Standard_20_5">
        <office:forms form:automatic-focus="false" form:apply-design-mode="false"/>
        <draw:frame draw:name="Titel 1" presentation:style-name="pr14" draw:text-style-name="P4" draw:layer="layout" svg:width="20.4cm" svg:height="2.8cm" svg:x="9.6cm" svg:y="0.6cm" presentation:class="title" presentation:user-transformed="true">
          <draw:text-box>
            <text:p><text:span text:style-name="T5">Allgemeine Information </text:span><text:span text:style-name="T4"><text:s/></text:span></text:p>
          </draw:text-box>
        </draw:frame>
        <draw:frame draw:name="Inhaltsplatzhalter 7" presentation:style-name="pr15" draw:text-style-name="P2" draw:layer="layout" svg:width="11.933cm" svg:height="13.173cm" svg:x="1.011cm" svg:y="3.871cm" presentation:class="outline" presentation:user-transformed="true">
          <draw:text-box>
            <text:list text:style-name="L3">
              <text:list-header>
                <text:p text:style-name="P11"><text:span text:style-name="T10"/></text:p>
              </text:list-header>
            </text:list>
            <text:p text:style-name="P11"><text:span text:style-name="T10"/></text:p>
          </draw:text-box>
        </draw:frame>
        <draw:frame draw:name="Inhaltsplatzhalter 2" presentation:style-name="pr16" draw:text-style-name="P2" draw:layer="layout" svg:width="11.933cm" svg:height="12.933cm" svg:x="0.2cm" svg:y="4.667cm" presentation:class="outline" presentation:user-transformed="true">
          <draw:text-box>
            <text:list text:style-name="L2">
              <text:list-header>
                <text:p><text:s/>Mein Tag ging immer von 08:00-14:30 Uhr (außer am ersten Tag)</text:p>
                <text:p/>
                <text:p>Die Mittagspausen habe ich immer von 12:00-12:30 Uhr gemacht </text:p>
              </text:list-header>
            </text:list>
          </draw:text-box>
        </draw:frame>
        <presentation:notes draw:style-name="dp2">
          <draw:page-thumbnail draw:style-name="gr1" draw:layer="layout" svg:width="19.798cm" svg:height="11.136cm" svg:x="0.6cm" svg:y="2.257cm" draw:page-number="7" presentation:class="page"/>
          <draw:frame presentation:style-name="pr17" draw:layer="layout" svg:width="16.799cm" svg:height="13.364cm" svg:x="2.1cm" svg:y="14.107cm" presentation:class="notes" presentation:placeholder="true">
            <draw:text-box/>
          </draw:frame>
        </presentation:notes>
      </draw:page>
      <draw:page draw:name="page8" draw:style-name="dp1" draw:master-page-name="Standard_20_15">
        <office:forms form:automatic-focus="false" form:apply-design-mode="false"/>
        <draw:custom-shape draw:name="Bildplatzhalter 2" draw:style-name="gr6" draw:text-style-name="P2" draw:layer="layout" svg:width="4.281cm" svg:height="4.131cm" svg:x="17.409cm" svg:y="3.74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8" presentation:class="page"/>
          <draw:frame presentation:style-name="pr1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Roboto" fo:font-size="28pt" fo:letter-spacing="normal" fo:language="de" fo:country="DE" fo:font-style="normal" fo:text-shadow="none" style:text-underline-style="none" fo:font-weight="normal" style:letter-kerning="true" style:font-family-asian="Roboto"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line-height="90%" fo:text-align="start" style:punctuation-wrap="hanging" style:writing-mode="lr-tb"/>
      <style:text-properties fo:color="#000000" style:text-line-through-style="none" fo:font-family="Roboto" fo:font-size="20pt" fo:letter-spacing="normal" fo:font-style="normal" style:text-underline-style="none" fo:font-weight="normal" style:font-family-asian="Roboto" style:font-size-asian="20pt" style:font-style-asian="normal" style:font-weight-asian="normal" style:font-size-complex="20pt" style:font-style-complex="normal" style:font-weight-complex="normal" fo:hyphenate="false"/>
    </style:style>
    <style:style style:name="Standard-outline3" style:family="presentation" style:parent-style-name="Standard-outline2">
      <style:paragraph-properties fo:margin-top="0cm" fo:margin-bottom="0.3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outline4" style:family="presentation" style:parent-style-name="Standard-outline3">
      <style:paragraph-properties fo:margin-top="0cm" fo:margin-bottom="0.2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Roboto" fo:font-size="18pt" fo:letter-spacing="normal" fo:language="de" fo:country="DE" fo:font-style="normal" fo:text-shadow="none" style:text-underline-style="none" fo:font-weight="normal" style:letter-kerning="true" style:font-family-asian="Roboto"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bitmap" style:repeat="stretch"/>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Roboto" fo:font-size="28pt" fo:letter-spacing="normal" fo:language="de" fo:country="DE" fo:font-style="normal" fo:text-shadow="none" style:text-underline-style="none" fo:font-weight="normal" style:letter-kerning="true" style:font-family-asian="Roboto"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line-height="90%" fo:text-align="start" style:punctuation-wrap="hanging" style:writing-mode="lr-tb"/>
      <style:text-properties fo:color="#000000" style:text-line-through-style="none" fo:font-family="Roboto" fo:font-size="20pt" fo:letter-spacing="normal" fo:font-style="normal" style:text-underline-style="none" fo:font-weight="normal" style:font-family-asian="Roboto" style:font-size-asian="20pt" style:font-style-asian="normal" style:font-weight-asian="normal" style:font-size-complex="20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Roboto" fo:font-size="18pt" fo:letter-spacing="normal" fo:language="de" fo:country="DE" fo:font-style="normal" fo:text-shadow="none" style:text-underline-style="none" fo:font-weight="normal" style:letter-kerning="true" style:font-family-asian="Roboto"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Roboto" fo:font-size="28pt" fo:letter-spacing="normal" fo:language="de" fo:country="DE" fo:font-style="normal" fo:text-shadow="none" style:text-underline-style="none" fo:font-weight="normal" style:letter-kerning="true" style:font-family-asian="Roboto"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fo:line-height="90%" fo:text-align="start" style:punctuation-wrap="hanging" style:writing-mode="lr-tb"/>
      <style:text-properties fo:color="#000000" style:text-line-through-style="none" fo:font-family="Roboto" fo:font-size="20pt" fo:letter-spacing="normal" fo:font-style="normal" style:text-underline-style="none" fo:font-weight="normal" style:font-family-asian="Roboto" style:font-size-asian="20pt" style:font-style-asian="normal" style:font-weight-asian="normal" style:font-size-complex="20pt"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Roboto" fo:font-size="18pt" fo:letter-spacing="normal" fo:language="de" fo:country="DE" fo:font-style="normal" fo:text-shadow="none" style:text-underline-style="none" fo:font-weight="normal" style:letter-kerning="true" style:font-family-asian="Roboto"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3-background" style:display-name="Standard 3-background" style:family="presentation">
      <style:graphic-properties draw:stroke="none" draw:fill="bitmap" style:repeat="stretch"/>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Roboto" fo:font-size="28pt" fo:letter-spacing="normal" fo:language="de" fo:country="DE" fo:font-style="normal" fo:text-shadow="none" style:text-underline-style="none" fo:font-weight="normal" style:letter-kerning="true" style:font-family-asian="Roboto"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3-outline2" style:display-name="Standard 3-outline2" style:family="presentation" style:parent-style-name="Standard_20_3-outline1">
      <style:paragraph-properties fo:margin-top="0cm" fo:margin-bottom="0.4cm" fo:line-height="90%" fo:text-align="start" style:punctuation-wrap="hanging" style:writing-mode="lr-tb"/>
      <style:text-properties fo:color="#000000" style:text-line-through-style="none" fo:font-family="Roboto" fo:font-size="20pt" fo:letter-spacing="normal" fo:font-style="normal" style:text-underline-style="none" fo:font-weight="normal" style:font-family-asian="Roboto" style:font-size-asian="20pt" style:font-style-asian="normal" style:font-weight-asian="normal" style:font-size-complex="20pt" style:font-style-complex="normal" style:font-weight-complex="normal" fo:hyphenate="false"/>
    </style:style>
    <style:style style:name="Standard_20_3-outline3" style:display-name="Standard 3-outline3" style:family="presentation" style:parent-style-name="Standard_20_3-outline2">
      <style:paragraph-properties fo:margin-top="0cm" fo:margin-bottom="0.3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3-outline4" style:display-name="Standard 3-outline4" style:family="presentation" style:parent-style-name="Standard_20_3-outline3">
      <style:paragraph-properties fo:margin-top="0cm" fo:margin-bottom="0.2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3-outline5" style:display-name="Standard 3-outline5" style:family="presentation" style:parent-style-name="Standard_20_3-outline4">
      <style:paragraph-properties fo:margin-top="0cm" fo:margin-bottom="0.1cm"/>
      <style:text-properties fo:font-size="20pt" style:font-size-asian="20pt" style:font-size-complex="20pt"/>
    </style:style>
    <style:style style:name="Standard_20_3-outline6" style:display-name="Standard 3-outline6" style:family="presentation" style:parent-style-name="Standard_20_3-outline5">
      <style:paragraph-properties fo:margin-top="0cm" fo:margin-bottom="0.1cm"/>
      <style:text-properties fo:font-size="20pt" style:font-size-asian="20pt" style:font-size-complex="20pt"/>
    </style:style>
    <style:style style:name="Standard_20_3-outline7" style:display-name="Standard 3-outline7" style:family="presentation" style:parent-style-name="Standard_20_3-outline6">
      <style:paragraph-properties fo:margin-top="0cm" fo:margin-bottom="0.1cm"/>
      <style:text-properties fo:font-size="20pt" style:font-size-asian="20pt" style:font-size-complex="20pt"/>
    </style:style>
    <style:style style:name="Standard_20_3-outline8" style:display-name="Standard 3-outline8" style:family="presentation" style:parent-style-name="Standard_20_3-outline7">
      <style:paragraph-properties fo:margin-top="0cm" fo:margin-bottom="0.1cm"/>
      <style:text-properties fo:font-size="20pt" style:font-size-asian="20pt" style:font-size-complex="20pt"/>
    </style:style>
    <style:style style:name="Standard_20_3-outline9" style:display-name="Standard 3-outline9" style:family="presentation" style:parent-style-name="Standard_20_3-outline8">
      <style:paragraph-properties fo:margin-top="0cm" fo:margin-bottom="0.1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Roboto" fo:font-size="18pt" fo:letter-spacing="normal" fo:language="de" fo:country="DE" fo:font-style="normal" fo:text-shadow="none" style:text-underline-style="none" fo:font-weight="normal" style:letter-kerning="true" style:font-family-asian="Roboto"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4-background" style:display-name="Standard 4-background" style:family="presentation">
      <style:graphic-properties draw:stroke="none" draw:fill="bitmap" style:repeat="stretch"/>
      <style:text-properties style:letter-kerning="true"/>
    </style:style>
    <style:style style:name="Standard_20_4-backgroundobjects" style:display-name="Standard 4-backgroundobjects" style:family="presentation">
      <style:graphic-properties draw:textarea-horizontal-align="justify" draw:shadow="hidden" draw:shadow-offset-x="0.2cm" draw:shadow-offset-y="0.2cm" draw:shadow-color="#808080"/>
      <style:text-properties style:letter-kerning="true"/>
    </style:style>
    <style:style style:name="Standard_20_4-notes" style:display-name="Standard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4-outline1" style:display-name="Standard 4-outline1" style:family="presentation">
      <style:graphic-properties draw:stroke="none" draw:fill="none">
        <text:list-style style:name="Standard_20_4-outline1" style:display-name="Standard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Roboto" fo:font-size="28pt" fo:letter-spacing="normal" fo:language="de" fo:country="DE" fo:font-style="normal" fo:text-shadow="none" style:text-underline-style="none" fo:font-weight="normal" style:letter-kerning="true" style:font-family-asian="Roboto"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4-outline2" style:display-name="Standard 4-outline2" style:family="presentation" style:parent-style-name="Standard_20_4-outline1">
      <style:paragraph-properties fo:margin-top="0cm" fo:margin-bottom="0.4cm" fo:line-height="90%" fo:text-align="start" style:punctuation-wrap="hanging" style:writing-mode="lr-tb"/>
      <style:text-properties fo:color="#000000" style:text-line-through-style="none" fo:font-family="Roboto" fo:font-size="20pt" fo:letter-spacing="normal" fo:font-style="normal" style:text-underline-style="none" fo:font-weight="normal" style:font-family-asian="Roboto" style:font-size-asian="20pt" style:font-style-asian="normal" style:font-weight-asian="normal" style:font-size-complex="20pt" style:font-style-complex="normal" style:font-weight-complex="normal" fo:hyphenate="false"/>
    </style:style>
    <style:style style:name="Standard_20_4-outline3" style:display-name="Standard 4-outline3" style:family="presentation" style:parent-style-name="Standard_20_4-outline2">
      <style:paragraph-properties fo:margin-top="0cm" fo:margin-bottom="0.3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4-outline4" style:display-name="Standard 4-outline4" style:family="presentation" style:parent-style-name="Standard_20_4-outline3">
      <style:paragraph-properties fo:margin-top="0cm" fo:margin-bottom="0.2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4-outline5" style:display-name="Standard 4-outline5" style:family="presentation" style:parent-style-name="Standard_20_4-outline4">
      <style:paragraph-properties fo:margin-top="0cm" fo:margin-bottom="0.1cm"/>
      <style:text-properties fo:font-size="20pt" style:font-size-asian="20pt" style:font-size-complex="20pt"/>
    </style:style>
    <style:style style:name="Standard_20_4-outline6" style:display-name="Standard 4-outline6" style:family="presentation" style:parent-style-name="Standard_20_4-outline5">
      <style:paragraph-properties fo:margin-top="0cm" fo:margin-bottom="0.1cm"/>
      <style:text-properties fo:font-size="20pt" style:font-size-asian="20pt" style:font-size-complex="20pt"/>
    </style:style>
    <style:style style:name="Standard_20_4-outline7" style:display-name="Standard 4-outline7" style:family="presentation" style:parent-style-name="Standard_20_4-outline6">
      <style:paragraph-properties fo:margin-top="0cm" fo:margin-bottom="0.1cm"/>
      <style:text-properties fo:font-size="20pt" style:font-size-asian="20pt" style:font-size-complex="20pt"/>
    </style:style>
    <style:style style:name="Standard_20_4-outline8" style:display-name="Standard 4-outline8" style:family="presentation" style:parent-style-name="Standard_20_4-outline7">
      <style:paragraph-properties fo:margin-top="0cm" fo:margin-bottom="0.1cm"/>
      <style:text-properties fo:font-size="20pt" style:font-size-asian="20pt" style:font-size-complex="20pt"/>
    </style:style>
    <style:style style:name="Standard_20_4-outline9" style:display-name="Standard 4-outline9" style:family="presentation" style:parent-style-name="Standard_20_4-outline8">
      <style:paragraph-properties fo:margin-top="0cm" fo:margin-bottom="0.1cm"/>
      <style:text-properties fo:font-size="20pt" style:font-size-asian="20pt" style:font-size-complex="20pt"/>
    </style:style>
    <style:style style:name="Standard_20_4-subtitle" style:display-name="Standard 4-subtitle" style:family="presentation">
      <style:graphic-properties draw:stroke="none" draw:fill="none" draw:textarea-vertical-align="middle">
        <text:list-style style:name="Standard_20_4-subtitle" style:display-name="Standard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4-title" style:display-name="Standard 4-title" style:family="presentation">
      <style:graphic-properties draw:stroke="none" draw:fill="none" draw:textarea-vertical-align="middle">
        <text:list-style style:name="Standard_20_4-title" style:display-name="Standard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Roboto" fo:font-size="18pt" fo:letter-spacing="normal" fo:language="de" fo:country="DE" fo:font-style="normal" fo:text-shadow="none" style:text-underline-style="none" fo:font-weight="normal" style:letter-kerning="true" style:font-family-asian="Roboto"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5-background" style:display-name="Standard 5-background" style:family="presentation">
      <style:graphic-properties draw:stroke="none" draw:fill="bitmap" style:repeat="stretch"/>
      <style:text-properties style:letter-kerning="true"/>
    </style:style>
    <style:style style:name="Standard_20_5-backgroundobjects" style:display-name="Standard 5-backgroundobjects" style:family="presentation">
      <style:graphic-properties draw:textarea-horizontal-align="justify" draw:shadow="hidden" draw:shadow-offset-x="0.2cm" draw:shadow-offset-y="0.2cm" draw:shadow-color="#808080"/>
      <style:text-properties style:letter-kerning="true"/>
    </style:style>
    <style:style style:name="Standard_20_5-notes" style:display-name="Standard 5-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5-outline1" style:display-name="Standard 5-outline1" style:family="presentation">
      <style:graphic-properties draw:stroke="none" draw:fill="none">
        <text:list-style style:name="Standard_20_5-outline1" style:display-name="Standard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Roboto" fo:font-size="28pt" fo:letter-spacing="normal" fo:language="de" fo:country="DE" fo:font-style="normal" fo:text-shadow="none" style:text-underline-style="none" fo:font-weight="normal" style:letter-kerning="true" style:font-family-asian="Roboto"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5-outline2" style:display-name="Standard 5-outline2" style:family="presentation" style:parent-style-name="Standard_20_5-outline1">
      <style:paragraph-properties fo:margin-top="0cm" fo:margin-bottom="0.4cm" fo:line-height="90%" fo:text-align="start" style:punctuation-wrap="hanging" style:writing-mode="lr-tb"/>
      <style:text-properties fo:color="#000000" style:text-line-through-style="none" fo:font-family="Roboto" fo:font-size="20pt" fo:letter-spacing="normal" fo:font-style="normal" style:text-underline-style="none" fo:font-weight="normal" style:font-family-asian="Roboto" style:font-size-asian="20pt" style:font-style-asian="normal" style:font-weight-asian="normal" style:font-size-complex="20pt" style:font-style-complex="normal" style:font-weight-complex="normal" fo:hyphenate="false"/>
    </style:style>
    <style:style style:name="Standard_20_5-outline3" style:display-name="Standard 5-outline3" style:family="presentation" style:parent-style-name="Standard_20_5-outline2">
      <style:paragraph-properties fo:margin-top="0cm" fo:margin-bottom="0.3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5-outline4" style:display-name="Standard 5-outline4" style:family="presentation" style:parent-style-name="Standard_20_5-outline3">
      <style:paragraph-properties fo:margin-top="0cm" fo:margin-bottom="0.2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5-outline5" style:display-name="Standard 5-outline5" style:family="presentation" style:parent-style-name="Standard_20_5-outline4">
      <style:paragraph-properties fo:margin-top="0cm" fo:margin-bottom="0.1cm"/>
      <style:text-properties fo:font-size="20pt" style:font-size-asian="20pt" style:font-size-complex="20pt"/>
    </style:style>
    <style:style style:name="Standard_20_5-outline6" style:display-name="Standard 5-outline6" style:family="presentation" style:parent-style-name="Standard_20_5-outline5">
      <style:paragraph-properties fo:margin-top="0cm" fo:margin-bottom="0.1cm"/>
      <style:text-properties fo:font-size="20pt" style:font-size-asian="20pt" style:font-size-complex="20pt"/>
    </style:style>
    <style:style style:name="Standard_20_5-outline7" style:display-name="Standard 5-outline7" style:family="presentation" style:parent-style-name="Standard_20_5-outline6">
      <style:paragraph-properties fo:margin-top="0cm" fo:margin-bottom="0.1cm"/>
      <style:text-properties fo:font-size="20pt" style:font-size-asian="20pt" style:font-size-complex="20pt"/>
    </style:style>
    <style:style style:name="Standard_20_5-outline8" style:display-name="Standard 5-outline8" style:family="presentation" style:parent-style-name="Standard_20_5-outline7">
      <style:paragraph-properties fo:margin-top="0cm" fo:margin-bottom="0.1cm"/>
      <style:text-properties fo:font-size="20pt" style:font-size-asian="20pt" style:font-size-complex="20pt"/>
    </style:style>
    <style:style style:name="Standard_20_5-outline9" style:display-name="Standard 5-outline9" style:family="presentation" style:parent-style-name="Standard_20_5-outline8">
      <style:paragraph-properties fo:margin-top="0cm" fo:margin-bottom="0.1cm"/>
      <style:text-properties fo:font-size="20pt" style:font-size-asian="20pt" style:font-size-complex="20pt"/>
    </style:style>
    <style:style style:name="Standard_20_5-subtitle" style:display-name="Standard 5-subtitle" style:family="presentation">
      <style:graphic-properties draw:stroke="none" draw:fill="none" draw:textarea-vertical-align="middle">
        <text:list-style style:name="Standard_20_5-subtitle" style:display-name="Standard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5-title" style:display-name="Standard 5-title" style:family="presentation">
      <style:graphic-properties draw:stroke="none" draw:fill="none" draw:textarea-vertical-align="middle">
        <text:list-style style:name="Standard_20_5-title" style:display-name="Standard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Roboto" fo:font-size="18pt" fo:letter-spacing="normal" fo:language="de" fo:country="DE" fo:font-style="normal" fo:text-shadow="none" style:text-underline-style="none" fo:font-weight="normal" style:letter-kerning="true" style:font-family-asian="Roboto"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6-background" style:display-name="Standard 6-background" style:family="presentation">
      <style:graphic-properties draw:stroke="none" draw:fill="solid" draw:fill-color="#ffffff"/>
      <style:text-properties style:letter-kerning="true"/>
    </style:style>
    <style:style style:name="Standard_20_6-backgroundobjects" style:display-name="Standard 6-backgroundobjects" style:family="presentation">
      <style:graphic-properties draw:textarea-horizontal-align="justify" draw:shadow="hidden" draw:shadow-offset-x="0.2cm" draw:shadow-offset-y="0.2cm" draw:shadow-color="#808080"/>
      <style:text-properties style:letter-kerning="true"/>
    </style:style>
    <style:style style:name="Standard_20_6-notes" style:display-name="Standard 6-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6-outline1" style:display-name="Standard 6-outline1" style:family="presentation">
      <style:graphic-properties draw:stroke="none" draw:fill="none">
        <text:list-style style:name="Standard_20_6-outline1" style:display-name="Standard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Roboto" fo:font-size="28pt" fo:letter-spacing="normal" fo:language="de" fo:country="DE" fo:font-style="normal" fo:text-shadow="none" style:text-underline-style="none" fo:font-weight="normal" style:letter-kerning="true" style:font-family-asian="Roboto"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6-outline2" style:display-name="Standard 6-outline2" style:family="presentation" style:parent-style-name="Standard_20_6-outline1">
      <style:paragraph-properties fo:margin-top="0cm" fo:margin-bottom="0.4cm" fo:line-height="90%" fo:text-align="start" style:punctuation-wrap="hanging" style:writing-mode="lr-tb"/>
      <style:text-properties fo:color="#000000" style:text-line-through-style="none" fo:font-family="Roboto" fo:font-size="20pt" fo:letter-spacing="normal" fo:font-style="normal" style:text-underline-style="none" fo:font-weight="normal" style:font-family-asian="Roboto" style:font-size-asian="20pt" style:font-style-asian="normal" style:font-weight-asian="normal" style:font-size-complex="20pt" style:font-style-complex="normal" style:font-weight-complex="normal" fo:hyphenate="false"/>
    </style:style>
    <style:style style:name="Standard_20_6-outline3" style:display-name="Standard 6-outline3" style:family="presentation" style:parent-style-name="Standard_20_6-outline2">
      <style:paragraph-properties fo:margin-top="0cm" fo:margin-bottom="0.3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6-outline4" style:display-name="Standard 6-outline4" style:family="presentation" style:parent-style-name="Standard_20_6-outline3">
      <style:paragraph-properties fo:margin-top="0cm" fo:margin-bottom="0.2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6-outline5" style:display-name="Standard 6-outline5" style:family="presentation" style:parent-style-name="Standard_20_6-outline4">
      <style:paragraph-properties fo:margin-top="0cm" fo:margin-bottom="0.1cm"/>
      <style:text-properties fo:font-size="20pt" style:font-size-asian="20pt" style:font-size-complex="20pt"/>
    </style:style>
    <style:style style:name="Standard_20_6-outline6" style:display-name="Standard 6-outline6" style:family="presentation" style:parent-style-name="Standard_20_6-outline5">
      <style:paragraph-properties fo:margin-top="0cm" fo:margin-bottom="0.1cm"/>
      <style:text-properties fo:font-size="20pt" style:font-size-asian="20pt" style:font-size-complex="20pt"/>
    </style:style>
    <style:style style:name="Standard_20_6-outline7" style:display-name="Standard 6-outline7" style:family="presentation" style:parent-style-name="Standard_20_6-outline6">
      <style:paragraph-properties fo:margin-top="0cm" fo:margin-bottom="0.1cm"/>
      <style:text-properties fo:font-size="20pt" style:font-size-asian="20pt" style:font-size-complex="20pt"/>
    </style:style>
    <style:style style:name="Standard_20_6-outline8" style:display-name="Standard 6-outline8" style:family="presentation" style:parent-style-name="Standard_20_6-outline7">
      <style:paragraph-properties fo:margin-top="0cm" fo:margin-bottom="0.1cm"/>
      <style:text-properties fo:font-size="20pt" style:font-size-asian="20pt" style:font-size-complex="20pt"/>
    </style:style>
    <style:style style:name="Standard_20_6-outline9" style:display-name="Standard 6-outline9" style:family="presentation" style:parent-style-name="Standard_20_6-outline8">
      <style:paragraph-properties fo:margin-top="0cm" fo:margin-bottom="0.1cm"/>
      <style:text-properties fo:font-size="20pt" style:font-size-asian="20pt" style:font-size-complex="20pt"/>
    </style:style>
    <style:style style:name="Standard_20_6-subtitle" style:display-name="Standard 6-subtitle" style:family="presentation">
      <style:graphic-properties draw:stroke="none" draw:fill="none" draw:textarea-vertical-align="middle">
        <text:list-style style:name="Standard_20_6-subtitle" style:display-name="Standard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6-title" style:display-name="Standard 6-title" style:family="presentation">
      <style:graphic-properties draw:stroke="none" draw:fill="none" draw:textarea-vertical-align="middle">
        <text:list-style style:name="Standard_20_6-title" style:display-name="Standard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Roboto" fo:font-size="18pt" fo:letter-spacing="normal" fo:language="de" fo:country="DE" fo:font-style="normal" fo:text-shadow="none" style:text-underline-style="none" fo:font-weight="normal" style:letter-kerning="true" style:font-family-asian="Roboto"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7-background" style:display-name="Standard 7-background" style:family="presentation">
      <style:graphic-properties draw:stroke="none" draw:fill="bitmap" style:repeat="stretch"/>
      <style:text-properties style:letter-kerning="true"/>
    </style:style>
    <style:style style:name="Standard_20_7-backgroundobjects" style:display-name="Standard 7-backgroundobjects" style:family="presentation">
      <style:graphic-properties draw:textarea-horizontal-align="justify" draw:shadow="hidden" draw:shadow-offset-x="0.2cm" draw:shadow-offset-y="0.2cm" draw:shadow-color="#808080"/>
      <style:text-properties style:letter-kerning="true"/>
    </style:style>
    <style:style style:name="Standard_20_7-notes" style:display-name="Standard 7-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7-outline1" style:display-name="Standard 7-outline1" style:family="presentation">
      <style:graphic-properties draw:stroke="none" draw:fill="none">
        <text:list-style style:name="Standard_20_7-outline1" style:display-name="Standard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Roboto" fo:font-size="28pt" fo:letter-spacing="normal" fo:language="de" fo:country="DE" fo:font-style="normal" fo:text-shadow="none" style:text-underline-style="none" fo:font-weight="normal" style:letter-kerning="true" style:font-family-asian="Roboto"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7-outline2" style:display-name="Standard 7-outline2" style:family="presentation" style:parent-style-name="Standard_20_7-outline1">
      <style:paragraph-properties fo:margin-top="0cm" fo:margin-bottom="0.4cm" fo:line-height="90%" fo:text-align="start" style:punctuation-wrap="hanging" style:writing-mode="lr-tb"/>
      <style:text-properties fo:color="#000000" style:text-line-through-style="none" fo:font-family="Roboto" fo:font-size="20pt" fo:letter-spacing="normal" fo:font-style="normal" style:text-underline-style="none" fo:font-weight="normal" style:font-family-asian="Roboto" style:font-size-asian="20pt" style:font-style-asian="normal" style:font-weight-asian="normal" style:font-size-complex="20pt" style:font-style-complex="normal" style:font-weight-complex="normal" fo:hyphenate="false"/>
    </style:style>
    <style:style style:name="Standard_20_7-outline3" style:display-name="Standard 7-outline3" style:family="presentation" style:parent-style-name="Standard_20_7-outline2">
      <style:paragraph-properties fo:margin-top="0cm" fo:margin-bottom="0.3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7-outline4" style:display-name="Standard 7-outline4" style:family="presentation" style:parent-style-name="Standard_20_7-outline3">
      <style:paragraph-properties fo:margin-top="0cm" fo:margin-bottom="0.2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7-outline5" style:display-name="Standard 7-outline5" style:family="presentation" style:parent-style-name="Standard_20_7-outline4">
      <style:paragraph-properties fo:margin-top="0cm" fo:margin-bottom="0.1cm"/>
      <style:text-properties fo:font-size="20pt" style:font-size-asian="20pt" style:font-size-complex="20pt"/>
    </style:style>
    <style:style style:name="Standard_20_7-outline6" style:display-name="Standard 7-outline6" style:family="presentation" style:parent-style-name="Standard_20_7-outline5">
      <style:paragraph-properties fo:margin-top="0cm" fo:margin-bottom="0.1cm"/>
      <style:text-properties fo:font-size="20pt" style:font-size-asian="20pt" style:font-size-complex="20pt"/>
    </style:style>
    <style:style style:name="Standard_20_7-outline7" style:display-name="Standard 7-outline7" style:family="presentation" style:parent-style-name="Standard_20_7-outline6">
      <style:paragraph-properties fo:margin-top="0cm" fo:margin-bottom="0.1cm"/>
      <style:text-properties fo:font-size="20pt" style:font-size-asian="20pt" style:font-size-complex="20pt"/>
    </style:style>
    <style:style style:name="Standard_20_7-outline8" style:display-name="Standard 7-outline8" style:family="presentation" style:parent-style-name="Standard_20_7-outline7">
      <style:paragraph-properties fo:margin-top="0cm" fo:margin-bottom="0.1cm"/>
      <style:text-properties fo:font-size="20pt" style:font-size-asian="20pt" style:font-size-complex="20pt"/>
    </style:style>
    <style:style style:name="Standard_20_7-outline9" style:display-name="Standard 7-outline9" style:family="presentation" style:parent-style-name="Standard_20_7-outline8">
      <style:paragraph-properties fo:margin-top="0cm" fo:margin-bottom="0.1cm"/>
      <style:text-properties fo:font-size="20pt" style:font-size-asian="20pt" style:font-size-complex="20pt"/>
    </style:style>
    <style:style style:name="Standard_20_7-subtitle" style:display-name="Standard 7-subtitle" style:family="presentation">
      <style:graphic-properties draw:stroke="none" draw:fill="none" draw:textarea-vertical-align="middle">
        <text:list-style style:name="Standard_20_7-subtitle" style:display-name="Standard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7-title" style:display-name="Standard 7-title" style:family="presentation">
      <style:graphic-properties draw:stroke="none" draw:fill="none" draw:textarea-vertical-align="middle">
        <text:list-style style:name="Standard_20_7-title" style:display-name="Standard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Roboto" fo:font-size="18pt" fo:letter-spacing="normal" fo:language="de" fo:country="DE" fo:font-style="normal" fo:text-shadow="none" style:text-underline-style="none" fo:font-weight="normal" style:letter-kerning="true" style:font-family-asian="Roboto"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8-background" style:display-name="Standard 8-background" style:family="presentation">
      <style:graphic-properties draw:stroke="none" draw:fill="bitmap" style:repeat="stretch"/>
      <style:text-properties style:letter-kerning="true"/>
    </style:style>
    <style:style style:name="Standard_20_8-backgroundobjects" style:display-name="Standard 8-backgroundobjects" style:family="presentation">
      <style:graphic-properties draw:textarea-horizontal-align="justify" draw:shadow="hidden" draw:shadow-offset-x="0.2cm" draw:shadow-offset-y="0.2cm" draw:shadow-color="#808080"/>
      <style:text-properties style:letter-kerning="true"/>
    </style:style>
    <style:style style:name="Standard_20_8-notes" style:display-name="Standard 8-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8-outline1" style:display-name="Standard 8-outline1" style:family="presentation">
      <style:graphic-properties draw:stroke="none" draw:fill="none">
        <text:list-style style:name="Standard_20_8-outline1" style:display-name="Standard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Roboto" fo:font-size="28pt" fo:letter-spacing="normal" fo:language="de" fo:country="DE" fo:font-style="normal" fo:text-shadow="none" style:text-underline-style="none" fo:font-weight="normal" style:letter-kerning="true" style:font-family-asian="Roboto"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8-outline2" style:display-name="Standard 8-outline2" style:family="presentation" style:parent-style-name="Standard_20_8-outline1">
      <style:paragraph-properties fo:margin-top="0cm" fo:margin-bottom="0.4cm" fo:line-height="90%" fo:text-align="start" style:punctuation-wrap="hanging" style:writing-mode="lr-tb"/>
      <style:text-properties fo:color="#000000" style:text-line-through-style="none" fo:font-family="Roboto" fo:font-size="20pt" fo:letter-spacing="normal" fo:font-style="normal" style:text-underline-style="none" fo:font-weight="normal" style:font-family-asian="Roboto" style:font-size-asian="20pt" style:font-style-asian="normal" style:font-weight-asian="normal" style:font-size-complex="20pt" style:font-style-complex="normal" style:font-weight-complex="normal" fo:hyphenate="false"/>
    </style:style>
    <style:style style:name="Standard_20_8-outline3" style:display-name="Standard 8-outline3" style:family="presentation" style:parent-style-name="Standard_20_8-outline2">
      <style:paragraph-properties fo:margin-top="0cm" fo:margin-bottom="0.3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8-outline4" style:display-name="Standard 8-outline4" style:family="presentation" style:parent-style-name="Standard_20_8-outline3">
      <style:paragraph-properties fo:margin-top="0cm" fo:margin-bottom="0.2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8-outline5" style:display-name="Standard 8-outline5" style:family="presentation" style:parent-style-name="Standard_20_8-outline4">
      <style:paragraph-properties fo:margin-top="0cm" fo:margin-bottom="0.1cm"/>
      <style:text-properties fo:font-size="20pt" style:font-size-asian="20pt" style:font-size-complex="20pt"/>
    </style:style>
    <style:style style:name="Standard_20_8-outline6" style:display-name="Standard 8-outline6" style:family="presentation" style:parent-style-name="Standard_20_8-outline5">
      <style:paragraph-properties fo:margin-top="0cm" fo:margin-bottom="0.1cm"/>
      <style:text-properties fo:font-size="20pt" style:font-size-asian="20pt" style:font-size-complex="20pt"/>
    </style:style>
    <style:style style:name="Standard_20_8-outline7" style:display-name="Standard 8-outline7" style:family="presentation" style:parent-style-name="Standard_20_8-outline6">
      <style:paragraph-properties fo:margin-top="0cm" fo:margin-bottom="0.1cm"/>
      <style:text-properties fo:font-size="20pt" style:font-size-asian="20pt" style:font-size-complex="20pt"/>
    </style:style>
    <style:style style:name="Standard_20_8-outline8" style:display-name="Standard 8-outline8" style:family="presentation" style:parent-style-name="Standard_20_8-outline7">
      <style:paragraph-properties fo:margin-top="0cm" fo:margin-bottom="0.1cm"/>
      <style:text-properties fo:font-size="20pt" style:font-size-asian="20pt" style:font-size-complex="20pt"/>
    </style:style>
    <style:style style:name="Standard_20_8-outline9" style:display-name="Standard 8-outline9" style:family="presentation" style:parent-style-name="Standard_20_8-outline8">
      <style:paragraph-properties fo:margin-top="0cm" fo:margin-bottom="0.1cm"/>
      <style:text-properties fo:font-size="20pt" style:font-size-asian="20pt" style:font-size-complex="20pt"/>
    </style:style>
    <style:style style:name="Standard_20_8-subtitle" style:display-name="Standard 8-subtitle" style:family="presentation">
      <style:graphic-properties draw:stroke="none" draw:fill="none" draw:textarea-vertical-align="middle">
        <text:list-style style:name="Standard_20_8-subtitle" style:display-name="Standard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8-title" style:display-name="Standard 8-title" style:family="presentation">
      <style:graphic-properties draw:stroke="none" draw:fill="none" draw:textarea-vertical-align="middle">
        <text:list-style style:name="Standard_20_8-title" style:display-name="Standard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Roboto" fo:font-size="18pt" fo:letter-spacing="normal" fo:language="de" fo:country="DE" fo:font-style="normal" fo:text-shadow="none" style:text-underline-style="none" fo:font-weight="normal" style:letter-kerning="true" style:font-family-asian="Roboto"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9-background" style:display-name="Standard 9-background" style:family="presentation">
      <style:graphic-properties draw:stroke="none" draw:fill="solid" draw:fill-color="#ffffff"/>
      <style:text-properties style:letter-kerning="true"/>
    </style:style>
    <style:style style:name="Standard_20_9-backgroundobjects" style:display-name="Standard 9-backgroundobjects" style:family="presentation">
      <style:graphic-properties draw:textarea-horizontal-align="justify" draw:shadow="hidden" draw:shadow-offset-x="0.2cm" draw:shadow-offset-y="0.2cm" draw:shadow-color="#808080"/>
      <style:text-properties style:letter-kerning="true"/>
    </style:style>
    <style:style style:name="Standard_20_9-notes" style:display-name="Standard 9-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9-outline1" style:display-name="Standard 9-outline1" style:family="presentation">
      <style:graphic-properties draw:stroke="none" draw:fill="none">
        <text:list-style style:name="Standard_20_9-outline1" style:display-name="Standard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Roboto" fo:font-size="28pt" fo:letter-spacing="normal" fo:language="de" fo:country="DE" fo:font-style="normal" fo:text-shadow="none" style:text-underline-style="none" fo:font-weight="normal" style:letter-kerning="true" style:font-family-asian="Roboto"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9-outline2" style:display-name="Standard 9-outline2" style:family="presentation" style:parent-style-name="Standard_20_9-outline1">
      <style:paragraph-properties fo:margin-top="0cm" fo:margin-bottom="0.4cm" fo:line-height="90%" fo:text-align="start" style:punctuation-wrap="hanging" style:writing-mode="lr-tb"/>
      <style:text-properties fo:color="#000000" style:text-line-through-style="none" fo:font-family="Roboto" fo:font-size="20pt" fo:letter-spacing="normal" fo:font-style="normal" style:text-underline-style="none" fo:font-weight="normal" style:font-family-asian="Roboto" style:font-size-asian="20pt" style:font-style-asian="normal" style:font-weight-asian="normal" style:font-size-complex="20pt" style:font-style-complex="normal" style:font-weight-complex="normal" fo:hyphenate="false"/>
    </style:style>
    <style:style style:name="Standard_20_9-outline3" style:display-name="Standard 9-outline3" style:family="presentation" style:parent-style-name="Standard_20_9-outline2">
      <style:paragraph-properties fo:margin-top="0cm" fo:margin-bottom="0.3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9-outline4" style:display-name="Standard 9-outline4" style:family="presentation" style:parent-style-name="Standard_20_9-outline3">
      <style:paragraph-properties fo:margin-top="0cm" fo:margin-bottom="0.2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9-outline5" style:display-name="Standard 9-outline5" style:family="presentation" style:parent-style-name="Standard_20_9-outline4">
      <style:paragraph-properties fo:margin-top="0cm" fo:margin-bottom="0.1cm"/>
      <style:text-properties fo:font-size="20pt" style:font-size-asian="20pt" style:font-size-complex="20pt"/>
    </style:style>
    <style:style style:name="Standard_20_9-outline6" style:display-name="Standard 9-outline6" style:family="presentation" style:parent-style-name="Standard_20_9-outline5">
      <style:paragraph-properties fo:margin-top="0cm" fo:margin-bottom="0.1cm"/>
      <style:text-properties fo:font-size="20pt" style:font-size-asian="20pt" style:font-size-complex="20pt"/>
    </style:style>
    <style:style style:name="Standard_20_9-outline7" style:display-name="Standard 9-outline7" style:family="presentation" style:parent-style-name="Standard_20_9-outline6">
      <style:paragraph-properties fo:margin-top="0cm" fo:margin-bottom="0.1cm"/>
      <style:text-properties fo:font-size="20pt" style:font-size-asian="20pt" style:font-size-complex="20pt"/>
    </style:style>
    <style:style style:name="Standard_20_9-outline8" style:display-name="Standard 9-outline8" style:family="presentation" style:parent-style-name="Standard_20_9-outline7">
      <style:paragraph-properties fo:margin-top="0cm" fo:margin-bottom="0.1cm"/>
      <style:text-properties fo:font-size="20pt" style:font-size-asian="20pt" style:font-size-complex="20pt"/>
    </style:style>
    <style:style style:name="Standard_20_9-outline9" style:display-name="Standard 9-outline9" style:family="presentation" style:parent-style-name="Standard_20_9-outline8">
      <style:paragraph-properties fo:margin-top="0cm" fo:margin-bottom="0.1cm"/>
      <style:text-properties fo:font-size="20pt" style:font-size-asian="20pt" style:font-size-complex="20pt"/>
    </style:style>
    <style:style style:name="Standard_20_9-subtitle" style:display-name="Standard 9-subtitle" style:family="presentation">
      <style:graphic-properties draw:stroke="none" draw:fill="none" draw:textarea-vertical-align="middle">
        <text:list-style style:name="Standard_20_9-subtitle" style:display-name="Standard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9-title" style:display-name="Standard 9-title" style:family="presentation">
      <style:graphic-properties draw:stroke="none" draw:fill="none" draw:textarea-vertical-align="middle">
        <text:list-style style:name="Standard_20_9-title" style:display-name="Standard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Roboto" fo:font-size="18pt" fo:letter-spacing="normal" fo:language="de" fo:country="DE" fo:font-style="normal" fo:text-shadow="none" style:text-underline-style="none" fo:font-weight="normal" style:letter-kerning="true" style:font-family-asian="Roboto"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10-background" style:display-name="Standard 10-background" style:family="presentation">
      <style:graphic-properties draw:stroke="none" draw:fill="bitmap" style:repeat="stretch"/>
      <style:text-properties style:letter-kerning="true"/>
    </style:style>
    <style:style style:name="Standard_20_10-backgroundobjects" style:display-name="Standard 10-backgroundobjects" style:family="presentation">
      <style:graphic-properties draw:textarea-horizontal-align="justify" draw:shadow="hidden" draw:shadow-offset-x="0.2cm" draw:shadow-offset-y="0.2cm" draw:shadow-color="#808080"/>
      <style:text-properties style:letter-kerning="true"/>
    </style:style>
    <style:style style:name="Standard_20_10-notes" style:display-name="Standard 10-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0-outline1" style:display-name="Standard 10-outline1" style:family="presentation">
      <style:graphic-properties draw:stroke="none" draw:fill="none">
        <text:list-style style:name="Standard_20_10-outline1" style:display-name="Standard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Roboto" fo:font-size="28pt" fo:letter-spacing="normal" fo:language="de" fo:country="DE" fo:font-style="normal" fo:text-shadow="none" style:text-underline-style="none" fo:font-weight="normal" style:letter-kerning="true" style:font-family-asian="Roboto"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10-outline2" style:display-name="Standard 10-outline2" style:family="presentation" style:parent-style-name="Standard_20_10-outline1">
      <style:paragraph-properties fo:margin-top="0cm" fo:margin-bottom="0.4cm" fo:line-height="90%" fo:text-align="start" style:punctuation-wrap="hanging" style:writing-mode="lr-tb"/>
      <style:text-properties fo:color="#000000" style:text-line-through-style="none" fo:font-family="Roboto" fo:font-size="20pt" fo:letter-spacing="normal" fo:font-style="normal" style:text-underline-style="none" fo:font-weight="normal" style:font-family-asian="Roboto" style:font-size-asian="20pt" style:font-style-asian="normal" style:font-weight-asian="normal" style:font-size-complex="20pt" style:font-style-complex="normal" style:font-weight-complex="normal" fo:hyphenate="false"/>
    </style:style>
    <style:style style:name="Standard_20_10-outline3" style:display-name="Standard 10-outline3" style:family="presentation" style:parent-style-name="Standard_20_10-outline2">
      <style:paragraph-properties fo:margin-top="0cm" fo:margin-bottom="0.3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10-outline4" style:display-name="Standard 10-outline4" style:family="presentation" style:parent-style-name="Standard_20_10-outline3">
      <style:paragraph-properties fo:margin-top="0cm" fo:margin-bottom="0.2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10-outline5" style:display-name="Standard 10-outline5" style:family="presentation" style:parent-style-name="Standard_20_10-outline4">
      <style:paragraph-properties fo:margin-top="0cm" fo:margin-bottom="0.1cm"/>
      <style:text-properties fo:font-size="20pt" style:font-size-asian="20pt" style:font-size-complex="20pt"/>
    </style:style>
    <style:style style:name="Standard_20_10-outline6" style:display-name="Standard 10-outline6" style:family="presentation" style:parent-style-name="Standard_20_10-outline5">
      <style:paragraph-properties fo:margin-top="0cm" fo:margin-bottom="0.1cm"/>
      <style:text-properties fo:font-size="20pt" style:font-size-asian="20pt" style:font-size-complex="20pt"/>
    </style:style>
    <style:style style:name="Standard_20_10-outline7" style:display-name="Standard 10-outline7" style:family="presentation" style:parent-style-name="Standard_20_10-outline6">
      <style:paragraph-properties fo:margin-top="0cm" fo:margin-bottom="0.1cm"/>
      <style:text-properties fo:font-size="20pt" style:font-size-asian="20pt" style:font-size-complex="20pt"/>
    </style:style>
    <style:style style:name="Standard_20_10-outline8" style:display-name="Standard 10-outline8" style:family="presentation" style:parent-style-name="Standard_20_10-outline7">
      <style:paragraph-properties fo:margin-top="0cm" fo:margin-bottom="0.1cm"/>
      <style:text-properties fo:font-size="20pt" style:font-size-asian="20pt" style:font-size-complex="20pt"/>
    </style:style>
    <style:style style:name="Standard_20_10-outline9" style:display-name="Standard 10-outline9" style:family="presentation" style:parent-style-name="Standard_20_10-outline8">
      <style:paragraph-properties fo:margin-top="0cm" fo:margin-bottom="0.1cm"/>
      <style:text-properties fo:font-size="20pt" style:font-size-asian="20pt" style:font-size-complex="20pt"/>
    </style:style>
    <style:style style:name="Standard_20_10-subtitle" style:display-name="Standard 10-subtitle" style:family="presentation">
      <style:graphic-properties draw:stroke="none" draw:fill="none" draw:textarea-vertical-align="middle">
        <text:list-style style:name="Standard_20_10-subtitle" style:display-name="Standard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0-title" style:display-name="Standard 10-title" style:family="presentation">
      <style:graphic-properties draw:stroke="none" draw:fill="none" draw:textarea-vertical-align="middle">
        <text:list-style style:name="Standard_20_10-title" style:display-name="Standard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Roboto" fo:font-size="18pt" fo:letter-spacing="normal" fo:language="de" fo:country="DE" fo:font-style="normal" fo:text-shadow="none" style:text-underline-style="none" fo:font-weight="normal" style:letter-kerning="true" style:font-family-asian="Roboto"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11-background" style:display-name="Standard 11-background" style:family="presentation">
      <style:graphic-properties draw:stroke="none" draw:fill="bitmap" style:repeat="stretch"/>
      <style:text-properties style:letter-kerning="true"/>
    </style:style>
    <style:style style:name="Standard_20_11-backgroundobjects" style:display-name="Standard 11-backgroundobjects" style:family="presentation">
      <style:graphic-properties draw:textarea-horizontal-align="justify" draw:shadow="hidden" draw:shadow-offset-x="0.2cm" draw:shadow-offset-y="0.2cm" draw:shadow-color="#808080"/>
      <style:text-properties style:letter-kerning="true"/>
    </style:style>
    <style:style style:name="Standard_20_11-notes" style:display-name="Standard 1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1-outline1" style:display-name="Standard 11-outline1" style:family="presentation">
      <style:graphic-properties draw:stroke="none" draw:fill="none">
        <text:list-style style:name="Standard_20_11-outline1" style:display-name="Standard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Roboto" fo:font-size="28pt" fo:letter-spacing="normal" fo:language="de" fo:country="DE" fo:font-style="normal" fo:text-shadow="none" style:text-underline-style="none" fo:font-weight="normal" style:letter-kerning="true" style:font-family-asian="Roboto"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11-outline2" style:display-name="Standard 11-outline2" style:family="presentation" style:parent-style-name="Standard_20_11-outline1">
      <style:paragraph-properties fo:margin-top="0cm" fo:margin-bottom="0.4cm" fo:line-height="90%" fo:text-align="start" style:punctuation-wrap="hanging" style:writing-mode="lr-tb"/>
      <style:text-properties fo:color="#000000" style:text-line-through-style="none" fo:font-family="Roboto" fo:font-size="20pt" fo:letter-spacing="normal" fo:font-style="normal" style:text-underline-style="none" fo:font-weight="normal" style:font-family-asian="Roboto" style:font-size-asian="20pt" style:font-style-asian="normal" style:font-weight-asian="normal" style:font-size-complex="20pt" style:font-style-complex="normal" style:font-weight-complex="normal" fo:hyphenate="false"/>
    </style:style>
    <style:style style:name="Standard_20_11-outline3" style:display-name="Standard 11-outline3" style:family="presentation" style:parent-style-name="Standard_20_11-outline2">
      <style:paragraph-properties fo:margin-top="0cm" fo:margin-bottom="0.3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11-outline4" style:display-name="Standard 11-outline4" style:family="presentation" style:parent-style-name="Standard_20_11-outline3">
      <style:paragraph-properties fo:margin-top="0cm" fo:margin-bottom="0.2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11-outline5" style:display-name="Standard 11-outline5" style:family="presentation" style:parent-style-name="Standard_20_11-outline4">
      <style:paragraph-properties fo:margin-top="0cm" fo:margin-bottom="0.1cm"/>
      <style:text-properties fo:font-size="20pt" style:font-size-asian="20pt" style:font-size-complex="20pt"/>
    </style:style>
    <style:style style:name="Standard_20_11-outline6" style:display-name="Standard 11-outline6" style:family="presentation" style:parent-style-name="Standard_20_11-outline5">
      <style:paragraph-properties fo:margin-top="0cm" fo:margin-bottom="0.1cm"/>
      <style:text-properties fo:font-size="20pt" style:font-size-asian="20pt" style:font-size-complex="20pt"/>
    </style:style>
    <style:style style:name="Standard_20_11-outline7" style:display-name="Standard 11-outline7" style:family="presentation" style:parent-style-name="Standard_20_11-outline6">
      <style:paragraph-properties fo:margin-top="0cm" fo:margin-bottom="0.1cm"/>
      <style:text-properties fo:font-size="20pt" style:font-size-asian="20pt" style:font-size-complex="20pt"/>
    </style:style>
    <style:style style:name="Standard_20_11-outline8" style:display-name="Standard 11-outline8" style:family="presentation" style:parent-style-name="Standard_20_11-outline7">
      <style:paragraph-properties fo:margin-top="0cm" fo:margin-bottom="0.1cm"/>
      <style:text-properties fo:font-size="20pt" style:font-size-asian="20pt" style:font-size-complex="20pt"/>
    </style:style>
    <style:style style:name="Standard_20_11-outline9" style:display-name="Standard 11-outline9" style:family="presentation" style:parent-style-name="Standard_20_11-outline8">
      <style:paragraph-properties fo:margin-top="0cm" fo:margin-bottom="0.1cm"/>
      <style:text-properties fo:font-size="20pt" style:font-size-asian="20pt" style:font-size-complex="20pt"/>
    </style:style>
    <style:style style:name="Standard_20_11-subtitle" style:display-name="Standard 11-subtitle" style:family="presentation">
      <style:graphic-properties draw:stroke="none" draw:fill="none" draw:textarea-vertical-align="middle">
        <text:list-style style:name="Standard_20_11-subtitle" style:display-name="Standard 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1-title" style:display-name="Standard 11-title" style:family="presentation">
      <style:graphic-properties draw:stroke="none" draw:fill="none" draw:textarea-vertical-align="middle">
        <text:list-style style:name="Standard_20_11-title" style:display-name="Standard 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Roboto" fo:font-size="18pt" fo:letter-spacing="normal" fo:language="de" fo:country="DE" fo:font-style="normal" fo:text-shadow="none" style:text-underline-style="none" fo:font-weight="normal" style:letter-kerning="true" style:font-family-asian="Roboto"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12-background" style:display-name="Standard 12-background" style:family="presentation">
      <style:graphic-properties draw:stroke="none" draw:fill="bitmap" style:repeat="stretch"/>
      <style:text-properties style:letter-kerning="true"/>
    </style:style>
    <style:style style:name="Standard_20_12-backgroundobjects" style:display-name="Standard 12-backgroundobjects" style:family="presentation">
      <style:graphic-properties draw:textarea-horizontal-align="justify" draw:shadow="hidden" draw:shadow-offset-x="0.2cm" draw:shadow-offset-y="0.2cm" draw:shadow-color="#808080"/>
      <style:text-properties style:letter-kerning="true"/>
    </style:style>
    <style:style style:name="Standard_20_12-notes" style:display-name="Standard 1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2-outline1" style:display-name="Standard 12-outline1" style:family="presentation">
      <style:graphic-properties draw:stroke="none" draw:fill="none">
        <text:list-style style:name="Standard_20_12-outline1" style:display-name="Standard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Roboto" fo:font-size="28pt" fo:letter-spacing="normal" fo:language="de" fo:country="DE" fo:font-style="normal" fo:text-shadow="none" style:text-underline-style="none" fo:font-weight="normal" style:letter-kerning="true" style:font-family-asian="Roboto"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12-outline2" style:display-name="Standard 12-outline2" style:family="presentation" style:parent-style-name="Standard_20_12-outline1">
      <style:paragraph-properties fo:margin-top="0cm" fo:margin-bottom="0.4cm" fo:line-height="90%" fo:text-align="start" style:punctuation-wrap="hanging" style:writing-mode="lr-tb"/>
      <style:text-properties fo:color="#000000" style:text-line-through-style="none" fo:font-family="Roboto" fo:font-size="20pt" fo:letter-spacing="normal" fo:font-style="normal" style:text-underline-style="none" fo:font-weight="normal" style:font-family-asian="Roboto" style:font-size-asian="20pt" style:font-style-asian="normal" style:font-weight-asian="normal" style:font-size-complex="20pt" style:font-style-complex="normal" style:font-weight-complex="normal" fo:hyphenate="false"/>
    </style:style>
    <style:style style:name="Standard_20_12-outline3" style:display-name="Standard 12-outline3" style:family="presentation" style:parent-style-name="Standard_20_12-outline2">
      <style:paragraph-properties fo:margin-top="0cm" fo:margin-bottom="0.3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12-outline4" style:display-name="Standard 12-outline4" style:family="presentation" style:parent-style-name="Standard_20_12-outline3">
      <style:paragraph-properties fo:margin-top="0cm" fo:margin-bottom="0.2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12-outline5" style:display-name="Standard 12-outline5" style:family="presentation" style:parent-style-name="Standard_20_12-outline4">
      <style:paragraph-properties fo:margin-top="0cm" fo:margin-bottom="0.1cm"/>
      <style:text-properties fo:font-size="20pt" style:font-size-asian="20pt" style:font-size-complex="20pt"/>
    </style:style>
    <style:style style:name="Standard_20_12-outline6" style:display-name="Standard 12-outline6" style:family="presentation" style:parent-style-name="Standard_20_12-outline5">
      <style:paragraph-properties fo:margin-top="0cm" fo:margin-bottom="0.1cm"/>
      <style:text-properties fo:font-size="20pt" style:font-size-asian="20pt" style:font-size-complex="20pt"/>
    </style:style>
    <style:style style:name="Standard_20_12-outline7" style:display-name="Standard 12-outline7" style:family="presentation" style:parent-style-name="Standard_20_12-outline6">
      <style:paragraph-properties fo:margin-top="0cm" fo:margin-bottom="0.1cm"/>
      <style:text-properties fo:font-size="20pt" style:font-size-asian="20pt" style:font-size-complex="20pt"/>
    </style:style>
    <style:style style:name="Standard_20_12-outline8" style:display-name="Standard 12-outline8" style:family="presentation" style:parent-style-name="Standard_20_12-outline7">
      <style:paragraph-properties fo:margin-top="0cm" fo:margin-bottom="0.1cm"/>
      <style:text-properties fo:font-size="20pt" style:font-size-asian="20pt" style:font-size-complex="20pt"/>
    </style:style>
    <style:style style:name="Standard_20_12-outline9" style:display-name="Standard 12-outline9" style:family="presentation" style:parent-style-name="Standard_20_12-outline8">
      <style:paragraph-properties fo:margin-top="0cm" fo:margin-bottom="0.1cm"/>
      <style:text-properties fo:font-size="20pt" style:font-size-asian="20pt" style:font-size-complex="20pt"/>
    </style:style>
    <style:style style:name="Standard_20_12-subtitle" style:display-name="Standard 12-subtitle" style:family="presentation">
      <style:graphic-properties draw:stroke="none" draw:fill="none" draw:textarea-vertical-align="middle">
        <text:list-style style:name="Standard_20_12-subtitle" style:display-name="Standard 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2-title" style:display-name="Standard 12-title" style:family="presentation">
      <style:graphic-properties draw:stroke="none" draw:fill="none" draw:textarea-vertical-align="middle">
        <text:list-style style:name="Standard_20_12-title" style:display-name="Standard 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Roboto" fo:font-size="18pt" fo:letter-spacing="normal" fo:language="de" fo:country="DE" fo:font-style="normal" fo:text-shadow="none" style:text-underline-style="none" fo:font-weight="normal" style:letter-kerning="true" style:font-family-asian="Roboto"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13-background" style:display-name="Standard 13-background" style:family="presentation">
      <style:graphic-properties draw:stroke="none" draw:fill="bitmap" style:repeat="stretch"/>
      <style:text-properties style:letter-kerning="true"/>
    </style:style>
    <style:style style:name="Standard_20_13-backgroundobjects" style:display-name="Standard 13-backgroundobjects" style:family="presentation">
      <style:graphic-properties draw:textarea-horizontal-align="justify" draw:shadow="hidden" draw:shadow-offset-x="0.2cm" draw:shadow-offset-y="0.2cm" draw:shadow-color="#808080"/>
      <style:text-properties style:letter-kerning="true"/>
    </style:style>
    <style:style style:name="Standard_20_13-notes" style:display-name="Standard 1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3-outline1" style:display-name="Standard 13-outline1" style:family="presentation">
      <style:graphic-properties draw:stroke="none" draw:fill="none">
        <text:list-style style:name="Standard_20_13-outline1" style:display-name="Standard 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Roboto" fo:font-size="28pt" fo:letter-spacing="normal" fo:language="de" fo:country="DE" fo:font-style="normal" fo:text-shadow="none" style:text-underline-style="none" fo:font-weight="normal" style:letter-kerning="true" style:font-family-asian="Roboto"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13-outline2" style:display-name="Standard 13-outline2" style:family="presentation" style:parent-style-name="Standard_20_13-outline1">
      <style:paragraph-properties fo:margin-top="0cm" fo:margin-bottom="0.4cm" fo:line-height="90%" fo:text-align="start" style:punctuation-wrap="hanging" style:writing-mode="lr-tb"/>
      <style:text-properties fo:color="#000000" style:text-line-through-style="none" fo:font-family="Roboto" fo:font-size="20pt" fo:letter-spacing="normal" fo:font-style="normal" style:text-underline-style="none" fo:font-weight="normal" style:font-family-asian="Roboto" style:font-size-asian="20pt" style:font-style-asian="normal" style:font-weight-asian="normal" style:font-size-complex="20pt" style:font-style-complex="normal" style:font-weight-complex="normal" fo:hyphenate="false"/>
    </style:style>
    <style:style style:name="Standard_20_13-outline3" style:display-name="Standard 13-outline3" style:family="presentation" style:parent-style-name="Standard_20_13-outline2">
      <style:paragraph-properties fo:margin-top="0cm" fo:margin-bottom="0.3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13-outline4" style:display-name="Standard 13-outline4" style:family="presentation" style:parent-style-name="Standard_20_13-outline3">
      <style:paragraph-properties fo:margin-top="0cm" fo:margin-bottom="0.2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13-outline5" style:display-name="Standard 13-outline5" style:family="presentation" style:parent-style-name="Standard_20_13-outline4">
      <style:paragraph-properties fo:margin-top="0cm" fo:margin-bottom="0.1cm"/>
      <style:text-properties fo:font-size="20pt" style:font-size-asian="20pt" style:font-size-complex="20pt"/>
    </style:style>
    <style:style style:name="Standard_20_13-outline6" style:display-name="Standard 13-outline6" style:family="presentation" style:parent-style-name="Standard_20_13-outline5">
      <style:paragraph-properties fo:margin-top="0cm" fo:margin-bottom="0.1cm"/>
      <style:text-properties fo:font-size="20pt" style:font-size-asian="20pt" style:font-size-complex="20pt"/>
    </style:style>
    <style:style style:name="Standard_20_13-outline7" style:display-name="Standard 13-outline7" style:family="presentation" style:parent-style-name="Standard_20_13-outline6">
      <style:paragraph-properties fo:margin-top="0cm" fo:margin-bottom="0.1cm"/>
      <style:text-properties fo:font-size="20pt" style:font-size-asian="20pt" style:font-size-complex="20pt"/>
    </style:style>
    <style:style style:name="Standard_20_13-outline8" style:display-name="Standard 13-outline8" style:family="presentation" style:parent-style-name="Standard_20_13-outline7">
      <style:paragraph-properties fo:margin-top="0cm" fo:margin-bottom="0.1cm"/>
      <style:text-properties fo:font-size="20pt" style:font-size-asian="20pt" style:font-size-complex="20pt"/>
    </style:style>
    <style:style style:name="Standard_20_13-outline9" style:display-name="Standard 13-outline9" style:family="presentation" style:parent-style-name="Standard_20_13-outline8">
      <style:paragraph-properties fo:margin-top="0cm" fo:margin-bottom="0.1cm"/>
      <style:text-properties fo:font-size="20pt" style:font-size-asian="20pt" style:font-size-complex="20pt"/>
    </style:style>
    <style:style style:name="Standard_20_13-subtitle" style:display-name="Standard 13-subtitle" style:family="presentation">
      <style:graphic-properties draw:stroke="none" draw:fill="none" draw:textarea-vertical-align="middle">
        <text:list-style style:name="Standard_20_13-subtitle" style:display-name="Standard 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3-title" style:display-name="Standard 13-title" style:family="presentation">
      <style:graphic-properties draw:stroke="none" draw:fill="none" draw:textarea-vertical-align="middle">
        <text:list-style style:name="Standard_20_13-title" style:display-name="Standard 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Roboto" fo:font-size="18pt" fo:letter-spacing="normal" fo:language="de" fo:country="DE" fo:font-style="normal" fo:text-shadow="none" style:text-underline-style="none" fo:font-weight="normal" style:letter-kerning="true" style:font-family-asian="Roboto"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14-background" style:display-name="Standard 14-background" style:family="presentation">
      <style:graphic-properties draw:stroke="none" draw:fill="bitmap" style:repeat="stretch"/>
      <style:text-properties style:letter-kerning="true"/>
    </style:style>
    <style:style style:name="Standard_20_14-backgroundobjects" style:display-name="Standard 14-backgroundobjects" style:family="presentation">
      <style:graphic-properties draw:textarea-horizontal-align="justify" draw:shadow="hidden" draw:shadow-offset-x="0.2cm" draw:shadow-offset-y="0.2cm" draw:shadow-color="#808080"/>
      <style:text-properties style:letter-kerning="true"/>
    </style:style>
    <style:style style:name="Standard_20_14-notes" style:display-name="Standard 1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4-outline1" style:display-name="Standard 14-outline1" style:family="presentation">
      <style:graphic-properties draw:stroke="none" draw:fill="none">
        <text:list-style style:name="Standard_20_14-outline1" style:display-name="Standard 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Roboto" fo:font-size="28pt" fo:letter-spacing="normal" fo:language="de" fo:country="DE" fo:font-style="normal" fo:text-shadow="none" style:text-underline-style="none" fo:font-weight="normal" style:letter-kerning="true" style:font-family-asian="Roboto"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14-outline2" style:display-name="Standard 14-outline2" style:family="presentation" style:parent-style-name="Standard_20_14-outline1">
      <style:paragraph-properties fo:margin-top="0cm" fo:margin-bottom="0.4cm" fo:line-height="90%" fo:text-align="start" style:punctuation-wrap="hanging" style:writing-mode="lr-tb"/>
      <style:text-properties fo:color="#000000" style:text-line-through-style="none" fo:font-family="Roboto" fo:font-size="20pt" fo:letter-spacing="normal" fo:font-style="normal" style:text-underline-style="none" fo:font-weight="normal" style:font-family-asian="Roboto" style:font-size-asian="20pt" style:font-style-asian="normal" style:font-weight-asian="normal" style:font-size-complex="20pt" style:font-style-complex="normal" style:font-weight-complex="normal" fo:hyphenate="false"/>
    </style:style>
    <style:style style:name="Standard_20_14-outline3" style:display-name="Standard 14-outline3" style:family="presentation" style:parent-style-name="Standard_20_14-outline2">
      <style:paragraph-properties fo:margin-top="0cm" fo:margin-bottom="0.3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14-outline4" style:display-name="Standard 14-outline4" style:family="presentation" style:parent-style-name="Standard_20_14-outline3">
      <style:paragraph-properties fo:margin-top="0cm" fo:margin-bottom="0.2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14-outline5" style:display-name="Standard 14-outline5" style:family="presentation" style:parent-style-name="Standard_20_14-outline4">
      <style:paragraph-properties fo:margin-top="0cm" fo:margin-bottom="0.1cm"/>
      <style:text-properties fo:font-size="20pt" style:font-size-asian="20pt" style:font-size-complex="20pt"/>
    </style:style>
    <style:style style:name="Standard_20_14-outline6" style:display-name="Standard 14-outline6" style:family="presentation" style:parent-style-name="Standard_20_14-outline5">
      <style:paragraph-properties fo:margin-top="0cm" fo:margin-bottom="0.1cm"/>
      <style:text-properties fo:font-size="20pt" style:font-size-asian="20pt" style:font-size-complex="20pt"/>
    </style:style>
    <style:style style:name="Standard_20_14-outline7" style:display-name="Standard 14-outline7" style:family="presentation" style:parent-style-name="Standard_20_14-outline6">
      <style:paragraph-properties fo:margin-top="0cm" fo:margin-bottom="0.1cm"/>
      <style:text-properties fo:font-size="20pt" style:font-size-asian="20pt" style:font-size-complex="20pt"/>
    </style:style>
    <style:style style:name="Standard_20_14-outline8" style:display-name="Standard 14-outline8" style:family="presentation" style:parent-style-name="Standard_20_14-outline7">
      <style:paragraph-properties fo:margin-top="0cm" fo:margin-bottom="0.1cm"/>
      <style:text-properties fo:font-size="20pt" style:font-size-asian="20pt" style:font-size-complex="20pt"/>
    </style:style>
    <style:style style:name="Standard_20_14-outline9" style:display-name="Standard 14-outline9" style:family="presentation" style:parent-style-name="Standard_20_14-outline8">
      <style:paragraph-properties fo:margin-top="0cm" fo:margin-bottom="0.1cm"/>
      <style:text-properties fo:font-size="20pt" style:font-size-asian="20pt" style:font-size-complex="20pt"/>
    </style:style>
    <style:style style:name="Standard_20_14-subtitle" style:display-name="Standard 14-subtitle" style:family="presentation">
      <style:graphic-properties draw:stroke="none" draw:fill="none" draw:textarea-vertical-align="middle">
        <text:list-style style:name="Standard_20_14-subtitle" style:display-name="Standard 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4-title" style:display-name="Standard 14-title" style:family="presentation">
      <style:graphic-properties draw:stroke="none" draw:fill="none" draw:textarea-vertical-align="middle">
        <text:list-style style:name="Standard_20_14-title" style:display-name="Standard 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Roboto" fo:font-size="18pt" fo:letter-spacing="normal" fo:language="de" fo:country="DE" fo:font-style="normal" fo:text-shadow="none" style:text-underline-style="none" fo:font-weight="normal" style:letter-kerning="true" style:font-family-asian="Roboto"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15-background" style:display-name="Standard 15-background" style:family="presentation">
      <style:graphic-properties draw:stroke="none" draw:fill="bitmap" style:repeat="stretch"/>
      <style:text-properties style:letter-kerning="true"/>
    </style:style>
    <style:style style:name="Standard_20_15-backgroundobjects" style:display-name="Standard 15-backgroundobjects" style:family="presentation">
      <style:graphic-properties draw:textarea-horizontal-align="justify" draw:shadow="hidden" draw:shadow-offset-x="0.2cm" draw:shadow-offset-y="0.2cm" draw:shadow-color="#808080"/>
      <style:text-properties style:letter-kerning="true"/>
    </style:style>
    <style:style style:name="Standard_20_15-notes" style:display-name="Standard 15-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5-outline1" style:display-name="Standard 15-outline1" style:family="presentation">
      <style:graphic-properties draw:stroke="none" draw:fill="none">
        <text:list-style style:name="Standard_20_15-outline1" style:display-name="Standard 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Roboto" fo:font-size="28pt" fo:letter-spacing="normal" fo:language="de" fo:country="DE" fo:font-style="normal" fo:text-shadow="none" style:text-underline-style="none" fo:font-weight="normal" style:letter-kerning="true" style:font-family-asian="Roboto"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15-outline2" style:display-name="Standard 15-outline2" style:family="presentation" style:parent-style-name="Standard_20_15-outline1">
      <style:paragraph-properties fo:margin-top="0cm" fo:margin-bottom="0.4cm" fo:line-height="90%" fo:text-align="start" style:punctuation-wrap="hanging" style:writing-mode="lr-tb"/>
      <style:text-properties fo:color="#000000" style:text-line-through-style="none" fo:font-family="Roboto" fo:font-size="20pt" fo:letter-spacing="normal" fo:font-style="normal" style:text-underline-style="none" fo:font-weight="normal" style:font-family-asian="Roboto" style:font-size-asian="20pt" style:font-style-asian="normal" style:font-weight-asian="normal" style:font-size-complex="20pt" style:font-style-complex="normal" style:font-weight-complex="normal" fo:hyphenate="false"/>
    </style:style>
    <style:style style:name="Standard_20_15-outline3" style:display-name="Standard 15-outline3" style:family="presentation" style:parent-style-name="Standard_20_15-outline2">
      <style:paragraph-properties fo:margin-top="0cm" fo:margin-bottom="0.3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15-outline4" style:display-name="Standard 15-outline4" style:family="presentation" style:parent-style-name="Standard_20_15-outline3">
      <style:paragraph-properties fo:margin-top="0cm" fo:margin-bottom="0.2cm" fo:line-height="90%" fo:text-align="start" style:punctuation-wrap="hanging" style:writing-mode="lr-tb"/>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fo:hyphenate="false"/>
    </style:style>
    <style:style style:name="Standard_20_15-outline5" style:display-name="Standard 15-outline5" style:family="presentation" style:parent-style-name="Standard_20_15-outline4">
      <style:paragraph-properties fo:margin-top="0cm" fo:margin-bottom="0.1cm"/>
      <style:text-properties fo:font-size="20pt" style:font-size-asian="20pt" style:font-size-complex="20pt"/>
    </style:style>
    <style:style style:name="Standard_20_15-outline6" style:display-name="Standard 15-outline6" style:family="presentation" style:parent-style-name="Standard_20_15-outline5">
      <style:paragraph-properties fo:margin-top="0cm" fo:margin-bottom="0.1cm"/>
      <style:text-properties fo:font-size="20pt" style:font-size-asian="20pt" style:font-size-complex="20pt"/>
    </style:style>
    <style:style style:name="Standard_20_15-outline7" style:display-name="Standard 15-outline7" style:family="presentation" style:parent-style-name="Standard_20_15-outline6">
      <style:paragraph-properties fo:margin-top="0cm" fo:margin-bottom="0.1cm"/>
      <style:text-properties fo:font-size="20pt" style:font-size-asian="20pt" style:font-size-complex="20pt"/>
    </style:style>
    <style:style style:name="Standard_20_15-outline8" style:display-name="Standard 15-outline8" style:family="presentation" style:parent-style-name="Standard_20_15-outline7">
      <style:paragraph-properties fo:margin-top="0cm" fo:margin-bottom="0.1cm"/>
      <style:text-properties fo:font-size="20pt" style:font-size-asian="20pt" style:font-size-complex="20pt"/>
    </style:style>
    <style:style style:name="Standard_20_15-outline9" style:display-name="Standard 15-outline9" style:family="presentation" style:parent-style-name="Standard_20_15-outline8">
      <style:paragraph-properties fo:margin-top="0cm" fo:margin-bottom="0.1cm"/>
      <style:text-properties fo:font-size="20pt" style:font-size-asian="20pt" style:font-size-complex="20pt"/>
    </style:style>
    <style:style style:name="Standard_20_15-subtitle" style:display-name="Standard 15-subtitle" style:family="presentation">
      <style:graphic-properties draw:stroke="none" draw:fill="none" draw:textarea-vertical-align="middle">
        <text:list-style style:name="Standard_20_15-subtitle" style:display-name="Standard 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5-title" style:display-name="Standard 15-title" style:family="presentation">
      <style:graphic-properties draw:stroke="none" draw:fill="none" draw:textarea-vertical-align="middle">
        <text:list-style style:name="Standard_20_15-title" style:display-name="Standard 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Roboto" fo:font-size="18pt" fo:letter-spacing="normal" fo:language="de" fo:country="DE" fo:font-style="normal" fo:text-shadow="none" style:text-underline-style="none" fo:font-weight="normal" style:letter-kerning="true" style:font-family-asian="Roboto"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style:repeat="stretch"/>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middle" draw:auto-grow-height="false" fo:min-height="0cm" fo:min-width="0cm" fo:padding-top="0.127cm" fo:padding-bottom="0.127cm" fo:padding-left="0.254cm" fo:padding-right="0.254cm" fo:wrap-option="wrap"/>
    </style:style>
    <style:style style:name="Mgr5"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12.905cm, 0.09cm, 0.354cm)" draw:image-opacity="100%" style:mirror="none"/>
    </style:style>
    <style:style style:name="Mgr6"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Mgr7"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747cm, 10.718cm, -0.605cm, -0.541cm)" draw:image-opacity="100%" style:mirror="none"/>
    </style:style>
    <style:style style:name="Mgr8"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Mpr1" style:family="presentation" style:parent-style-name="Standard-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tandard_20_1-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5" style:family="presentation" style:parent-style-name="Standard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6"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Standard_20_1-backgroundobjects">
      <style:graphic-properties draw:stroke="none" draw:fill="none" draw:fill-color="#ffffff" draw:auto-grow-height="false" fo:min-height="1.485cm"/>
    </style:style>
    <style:style style:name="Mpr8" style:family="presentation" style:parent-style-name="Standard_20_1-backgroundobjects">
      <style:graphic-properties draw:stroke="none" draw:fill="none" draw:fill-color="#ffffff" draw:textarea-vertical-align="bottom" draw:auto-grow-height="false" fo:min-height="1.485cm"/>
    </style:style>
    <style:style style:name="Mpr9" style:family="presentation" style:parent-style-name="Standard_20_2-title">
      <style:graphic-properties draw:stroke="none" svg:stroke-width="0cm" draw:fill="none" draw:textarea-vertical-align="middle" draw:auto-grow-height="false" fo:min-height="3.181cm" fo:padding-top="0.125cm" fo:padding-bottom="0.125cm" fo:padding-left="0.25cm" fo:padding-right="0.25cm" fo:wrap-option="wrap"/>
    </style:style>
    <style:style style:name="Mpr10" style:family="presentation" style:parent-style-name="Stand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1" style:family="presentation" style:parent-style-name="Standard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2" style:family="presentation" style:parent-style-name="Standard_20_2-backgroundobjects">
      <style:graphic-properties draw:stroke="none" draw:fill="none" draw:fill-color="#ffffff" draw:auto-grow-height="false" fo:min-height="1.485cm"/>
    </style:style>
    <style:style style:name="Mpr13" style:family="presentation" style:parent-style-name="Standard_20_2-backgroundobjects">
      <style:graphic-properties draw:stroke="none" draw:fill="none" draw:fill-color="#ffffff" draw:textarea-vertical-align="bottom" draw:auto-grow-height="false" fo:min-height="1.485cm"/>
    </style:style>
    <style:style style:name="Mpr14" style:family="presentation" style:parent-style-name="Standard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5" style:family="presentation" style:parent-style-name="Standard_20_3-title">
      <style:graphic-properties draw:stroke="none" svg:stroke-width="0cm" draw:fill="none" draw:textarea-vertical-align="middle" draw:auto-grow-height="false" fo:min-height="3.181cm" fo:padding-top="0.125cm" fo:padding-bottom="0.125cm" fo:padding-left="0.25cm" fo:padding-right="0.25cm" fo:wrap-option="wrap"/>
    </style:style>
    <style:style style:name="Mpr16" style:family="presentation" style:parent-style-name="Standard_20_3-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7" style:family="presentation" style:parent-style-name="Standard_20_3-backgroundobjects">
      <style:graphic-properties draw:stroke="none" draw:fill="none" draw:fill-color="#ffffff" draw:auto-grow-height="false" fo:min-height="1.485cm"/>
    </style:style>
    <style:style style:name="Mpr18" style:family="presentation" style:parent-style-name="Standard_20_3-backgroundobjects">
      <style:graphic-properties draw:stroke="none" draw:fill="none" draw:fill-color="#ffffff" draw:textarea-vertical-align="bottom" draw:auto-grow-height="false" fo:min-height="1.485cm"/>
    </style:style>
    <style:style style:name="Mpr19" style:family="presentation" style:parent-style-name="Standard_20_4-title">
      <style:graphic-properties draw:stroke="none" svg:stroke-width="0cm" draw:fill="none" draw:textarea-vertical-align="top" draw:auto-grow-height="false" fo:min-height="3.181cm" fo:padding-top="0.125cm" fo:padding-bottom="0.125cm" fo:padding-left="0.25cm" fo:padding-right="0.25cm" fo:wrap-option="wrap"/>
    </style:style>
    <style:style style:name="Mpr20" style:family="presentation" style:parent-style-name="Standard_20_4-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21" style:family="presentation" style:parent-style-name="Standard_20_4-outline1">
      <style:graphic-properties draw:stroke="none" svg:stroke-width="0cm" draw:fill="none" draw:textarea-vertical-align="middle" draw:auto-grow-height="false" fo:min-height="12.573cm" fo:padding-top="0.125cm" fo:padding-bottom="0.125cm" fo:padding-left="0.25cm" fo:padding-right="0.25cm" fo:wrap-option="wrap"/>
    </style:style>
    <style:style style:name="Mpr22" style:family="presentation" style:parent-style-name="Standard_20_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3" style:family="presentation" style:parent-style-name="Standard_20_4-backgroundobjects">
      <style:graphic-properties draw:stroke="none" draw:fill="none" draw:fill-color="#ffffff" draw:auto-grow-height="false" fo:min-height="1.485cm"/>
    </style:style>
    <style:style style:name="Mpr24" style:family="presentation" style:parent-style-name="Standard_20_4-backgroundobjects">
      <style:graphic-properties draw:stroke="none" draw:fill="none" draw:fill-color="#ffffff" draw:textarea-vertical-align="bottom" draw:auto-grow-height="false" fo:min-height="1.485cm"/>
    </style:style>
    <style:style style:name="Mpr25" style:family="presentation" style:parent-style-name="Standard_20_5-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6" style:family="presentation" style:parent-style-name="Standard_20_5-title">
      <style:graphic-properties draw:stroke="none" svg:stroke-width="0cm" draw:fill="none" draw:textarea-vertical-align="middle" draw:auto-grow-height="false" fo:min-height="3.181cm" fo:padding-top="0.125cm" fo:padding-bottom="0.125cm" fo:padding-left="0.25cm" fo:padding-right="0.25cm" fo:wrap-option="wrap"/>
    </style:style>
    <style:style style:name="Mpr27" style:family="presentation" style:parent-style-name="Standard_20_5-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28" style:family="presentation" style:parent-style-name="Standard_20_5-backgroundobjects">
      <style:graphic-properties draw:stroke="none" draw:fill="none" draw:fill-color="#ffffff" draw:auto-grow-height="false" fo:min-height="1.485cm"/>
    </style:style>
    <style:style style:name="Mpr29" style:family="presentation" style:parent-style-name="Standard_20_5-backgroundobjects">
      <style:graphic-properties draw:stroke="none" draw:fill="none" draw:fill-color="#ffffff" draw:textarea-vertical-align="bottom" draw:auto-grow-height="false" fo:min-height="1.485cm"/>
    </style:style>
    <style:style style:name="Mpr30" style:family="presentation" style:parent-style-name="Standard_20_6-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1" style:family="presentation" style:parent-style-name="Standard_20_6-title">
      <style:graphic-properties draw:stroke="none" svg:stroke-width="0cm" draw:fill="none" draw:textarea-vertical-align="middle" draw:auto-grow-height="false" fo:min-height="3.181cm" fo:padding-top="0.125cm" fo:padding-bottom="0.125cm" fo:padding-left="0.25cm" fo:padding-right="0.25cm" fo:wrap-option="wrap"/>
    </style:style>
    <style:style style:name="Mpr32" style:family="presentation" style:parent-style-name="Standard_20_6-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33" style:family="presentation" style:parent-style-name="Standard_20_6-outline1">
      <style:graphic-properties draw:stroke="none" svg:stroke-width="0cm" draw:fill="none" draw:textarea-vertical-align="middle" draw:auto-grow-height="false" fo:min-height="12.573cm" fo:padding-top="0.125cm" fo:padding-bottom="0.125cm" fo:padding-left="0.25cm" fo:padding-right="0.25cm" fo:wrap-option="wrap"/>
    </style:style>
    <style:style style:name="Mpr34" style:family="presentation" style:parent-style-name="Standard_20_6-backgroundobjects">
      <style:graphic-properties draw:stroke="none" draw:fill="none" draw:fill-color="#ffffff" draw:auto-grow-height="false" fo:min-height="1.485cm"/>
    </style:style>
    <style:style style:name="Mpr35" style:family="presentation" style:parent-style-name="Standard_20_6-backgroundobjects">
      <style:graphic-properties draw:stroke="none" draw:fill="none" draw:fill-color="#ffffff" draw:textarea-vertical-align="bottom" draw:auto-grow-height="false" fo:min-height="1.485cm"/>
    </style:style>
    <style:style style:name="Mpr36" style:family="presentation" style:parent-style-name="Standard_20_7-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37" style:family="presentation" style:parent-style-name="Standard_20_7-title">
      <style:graphic-properties draw:stroke="none" svg:stroke-width="0cm" draw:fill="none" draw:textarea-vertical-align="top" draw:auto-grow-height="false" fo:min-height="3.181cm" fo:padding-top="0.125cm" fo:padding-bottom="0.125cm" fo:padding-left="0.25cm" fo:padding-right="0.25cm" fo:wrap-option="wrap"/>
    </style:style>
    <style:style style:name="Mpr38" style:family="presentation" style:parent-style-name="Standard_20_7-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9" style:family="presentation" style:parent-style-name="Standard_20_7-backgroundobjects">
      <style:graphic-properties draw:stroke="none" draw:fill="none" draw:fill-color="#ffffff" draw:auto-grow-height="false" fo:min-height="1.485cm"/>
    </style:style>
    <style:style style:name="Mpr40" style:family="presentation" style:parent-style-name="Standard_20_7-backgroundobjects">
      <style:graphic-properties draw:stroke="none" draw:fill="none" draw:fill-color="#ffffff" draw:textarea-vertical-align="bottom" draw:auto-grow-height="false" fo:min-height="1.485cm"/>
    </style:style>
    <style:style style:name="Mpr41" style:family="presentation" style:parent-style-name="Standard_20_8-title">
      <style:graphic-properties draw:stroke="none" svg:stroke-width="0cm" draw:fill="none" draw:textarea-vertical-align="top" draw:auto-grow-height="false" fo:min-height="3.181cm" fo:padding-top="0.125cm" fo:padding-bottom="0.125cm" fo:padding-left="0.25cm" fo:padding-right="0.25cm" fo:wrap-option="wrap"/>
    </style:style>
    <style:style style:name="Mpr42" style:family="presentation" style:parent-style-name="Standard_20_8-outline1">
      <style:graphic-properties draw:stroke="none" svg:stroke-width="0cm" draw:fill="none" draw:textarea-vertical-align="middle" draw:auto-grow-height="false" fo:min-height="12.573cm" fo:padding-top="0.125cm" fo:padding-bottom="0.125cm" fo:padding-left="0.25cm" fo:padding-right="0.25cm" fo:wrap-option="wrap"/>
    </style:style>
    <style:style style:name="Mpr43" style:family="presentation" style:parent-style-name="Standard_20_8-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44" style:family="presentation" style:parent-style-name="Standard_20_8-backgroundobjects">
      <style:graphic-properties draw:stroke="none" draw:fill="none" draw:fill-color="#ffffff" draw:auto-grow-height="false" fo:min-height="1.485cm"/>
    </style:style>
    <style:style style:name="Mpr45" style:family="presentation" style:parent-style-name="Standard_20_8-backgroundobjects">
      <style:graphic-properties draw:stroke="none" draw:fill="none" draw:fill-color="#ffffff" draw:textarea-vertical-align="bottom" draw:auto-grow-height="false" fo:min-height="1.485cm"/>
    </style:style>
    <style:style style:name="Mpr46" style:family="presentation" style:parent-style-name="Standard_20_9-title">
      <style:graphic-properties draw:stroke="none" svg:stroke-width="0cm" draw:fill="none" draw:textarea-vertical-align="middle" draw:auto-grow-height="false" fo:min-height="3.181cm" fo:padding-top="0.125cm" fo:padding-bottom="0.125cm" fo:padding-left="0.25cm" fo:padding-right="0.25cm" fo:wrap-option="wrap"/>
    </style:style>
    <style:style style:name="Mpr47" style:family="presentation" style:parent-style-name="Standard_20_9-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48" style:family="presentation" style:parent-style-name="Standard_20_9-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49" style:family="presentation" style:parent-style-name="Standard_20_9-backgroundobjects">
      <style:graphic-properties draw:stroke="none" draw:fill="none" draw:fill-color="#ffffff" draw:auto-grow-height="false" fo:min-height="1.485cm"/>
    </style:style>
    <style:style style:name="Mpr50" style:family="presentation" style:parent-style-name="Standard_20_9-backgroundobjects">
      <style:graphic-properties draw:stroke="none" draw:fill="none" draw:fill-color="#ffffff" draw:textarea-vertical-align="bottom" draw:auto-grow-height="false" fo:min-height="1.485cm"/>
    </style:style>
    <style:style style:name="Mpr51" style:family="presentation" style:parent-style-name="Standard_20_10-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52" style:family="presentation" style:parent-style-name="Standard_20_10-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53" style:family="presentation" style:parent-style-name="Standard_20_10-title">
      <style:graphic-properties draw:stroke="none" svg:stroke-width="0cm" draw:fill="none" draw:textarea-vertical-align="middle" draw:auto-grow-height="false" fo:min-height="3.181cm" fo:padding-top="0.125cm" fo:padding-bottom="0.125cm" fo:padding-left="0.25cm" fo:padding-right="0.25cm" fo:wrap-option="wrap"/>
    </style:style>
    <style:style style:name="Mpr54" style:family="presentation" style:parent-style-name="Standard_20_10-backgroundobjects">
      <style:graphic-properties draw:stroke="none" draw:fill="none" draw:fill-color="#ffffff" draw:auto-grow-height="false" fo:min-height="1.485cm"/>
    </style:style>
    <style:style style:name="Mpr55" style:family="presentation" style:parent-style-name="Standard_20_10-backgroundobjects">
      <style:graphic-properties draw:stroke="none" draw:fill="none" draw:fill-color="#ffffff" draw:textarea-vertical-align="bottom" draw:auto-grow-height="false" fo:min-height="1.485cm"/>
    </style:style>
    <style:style style:name="Mpr56" style:family="presentation" style:parent-style-name="Standard_20_1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57" style:family="presentation" style:parent-style-name="Standard_20_11-title">
      <style:graphic-properties draw:stroke="none" svg:stroke-width="0cm" draw:fill="none" draw:textarea-vertical-align="middle" draw:auto-grow-height="false" fo:min-height="3.181cm" fo:padding-top="0.125cm" fo:padding-bottom="0.125cm" fo:padding-left="0.25cm" fo:padding-right="0.25cm" fo:wrap-option="wrap"/>
    </style:style>
    <style:style style:name="Mpr58" style:family="presentation" style:parent-style-name="Standard_20_1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59" style:family="presentation" style:parent-style-name="Standard_20_11-backgroundobjects">
      <style:graphic-properties draw:stroke="none" draw:fill="none" draw:fill-color="#ffffff" draw:auto-grow-height="false" fo:min-height="1.485cm"/>
    </style:style>
    <style:style style:name="Mpr60" style:family="presentation" style:parent-style-name="Standard_20_11-backgroundobjects">
      <style:graphic-properties draw:stroke="none" draw:fill="none" draw:fill-color="#ffffff" draw:textarea-vertical-align="bottom" draw:auto-grow-height="false" fo:min-height="1.485cm"/>
    </style:style>
    <style:style style:name="Mpr61" style:family="presentation" style:parent-style-name="Standard_20_12-title">
      <style:graphic-properties draw:stroke="none" svg:stroke-width="0cm" draw:fill="none" draw:textarea-vertical-align="top" draw:auto-grow-height="false" fo:min-height="3.181cm" fo:padding-top="0.125cm" fo:padding-bottom="0.125cm" fo:padding-left="0.25cm" fo:padding-right="0.25cm" fo:wrap-option="wrap"/>
    </style:style>
    <style:style style:name="Mpr62" style:family="presentation" style:parent-style-name="Standard_20_1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63" style:family="presentation" style:parent-style-name="Standard_20_1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64" style:family="presentation" style:parent-style-name="Standard_20_12-backgroundobjects">
      <style:graphic-properties draw:stroke="none" draw:fill="none" draw:fill-color="#ffffff" draw:auto-grow-height="false" fo:min-height="1.485cm"/>
    </style:style>
    <style:style style:name="Mpr65" style:family="presentation" style:parent-style-name="Standard_20_12-backgroundobjects">
      <style:graphic-properties draw:stroke="none" draw:fill="none" draw:fill-color="#ffffff" draw:textarea-vertical-align="bottom" draw:auto-grow-height="false" fo:min-height="1.485cm"/>
    </style:style>
    <style:style style:name="Mpr66" style:family="presentation" style:parent-style-name="Standard_20_13-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67" style:family="presentation" style:parent-style-name="Standard_20_1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68" style:family="presentation" style:parent-style-name="Standard_20_13-title">
      <style:graphic-properties draw:stroke="none" svg:stroke-width="0cm" draw:fill="none" draw:textarea-vertical-align="middle" draw:auto-grow-height="false" fo:min-height="3.181cm" fo:padding-top="0.125cm" fo:padding-bottom="0.125cm" fo:padding-left="0.25cm" fo:padding-right="0.25cm" fo:wrap-option="wrap"/>
    </style:style>
    <style:style style:name="Mpr69" style:family="presentation" style:parent-style-name="Standard_20_13-backgroundobjects">
      <style:graphic-properties draw:stroke="none" draw:fill="none" draw:fill-color="#ffffff" draw:auto-grow-height="false" fo:min-height="1.485cm"/>
    </style:style>
    <style:style style:name="Mpr70" style:family="presentation" style:parent-style-name="Standard_20_13-backgroundobjects">
      <style:graphic-properties draw:stroke="none" draw:fill="none" draw:fill-color="#ffffff" draw:textarea-vertical-align="bottom" draw:auto-grow-height="false" fo:min-height="1.485cm"/>
    </style:style>
    <style:style style:name="Mpr71" style:family="presentation" style:parent-style-name="Standard_20_14-title">
      <style:graphic-properties draw:stroke="none" svg:stroke-width="0cm" draw:fill="none" draw:textarea-vertical-align="top" draw:auto-grow-height="false" fo:min-height="3.181cm" fo:padding-top="0.125cm" fo:padding-bottom="0.125cm" fo:padding-left="0.25cm" fo:padding-right="0.25cm" fo:wrap-option="wrap"/>
    </style:style>
    <style:style style:name="Mpr72" style:family="presentation" style:parent-style-name="Standard_20_14-outline1">
      <style:graphic-properties draw:stroke="none" svg:stroke-width="0cm" draw:fill="none" draw:textarea-vertical-align="middle" draw:auto-grow-height="false" fo:min-height="12.573cm" fo:padding-top="0.125cm" fo:padding-bottom="0.125cm" fo:padding-left="0.25cm" fo:padding-right="0.25cm" fo:wrap-option="wrap"/>
    </style:style>
    <style:style style:name="Mpr73" style:family="presentation" style:parent-style-name="Standard_20_1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4" style:family="presentation" style:parent-style-name="Standard_20_14-backgroundobjects">
      <style:graphic-properties draw:stroke="none" draw:fill="none" draw:fill-color="#ffffff" draw:auto-grow-height="false" fo:min-height="1.485cm"/>
    </style:style>
    <style:style style:name="Mpr75" style:family="presentation" style:parent-style-name="Standard_20_14-backgroundobjects">
      <style:graphic-properties draw:stroke="none" draw:fill="none" draw:fill-color="#ffffff" draw:textarea-vertical-align="bottom" draw:auto-grow-height="false" fo:min-height="1.485cm"/>
    </style:style>
    <style:style style:name="Mpr76" style:family="presentation" style:parent-style-name="Standard_20_15-outline1">
      <style:graphic-properties draw:stroke="none" svg:stroke-width="0cm" draw:fill="none" draw:textarea-vertical-align="middle" draw:auto-grow-height="false" draw:fit-to-size="false" fo:min-height="12.573cm" fo:padding-top="0.125cm" fo:padding-bottom="0.125cm" fo:padding-left="0.25cm" fo:padding-right="0.25cm" fo:wrap-option="wrap"/>
    </style:style>
    <style:style style:name="Mpr77" style:family="presentation" style:parent-style-name="Standard_20_15-backgroundobjects">
      <style:graphic-properties draw:stroke="none" draw:fill="none" draw:fill-color="#ffffff" draw:auto-grow-height="false" fo:min-height="1.485cm"/>
    </style:style>
    <style:style style:name="Mpr78" style:family="presentation" style:parent-style-name="Standard_20_15-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text-align="center"/>
      <style:text-properties fo:font-size="18pt"/>
    </style:style>
    <style:style style:name="MP6"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212cm" fo:margin-bottom="0.5cm" fo:line-height="90%" fo:text-align="start" fo:text-indent="0cm" style:punctuation-wrap="hanging" style:writing-mode="lr-tb"/>
      <style:text-properties fo:hyphenate="false"/>
    </style:style>
    <style:style style:name="MP10"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P11"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MP12" style:family="paragraph">
      <style:paragraph-properties fo:margin-left="0cm" fo:margin-right="0cm" fo:text-indent="0cm"/>
    </style:style>
    <style:style style:name="MP13" style:family="paragraph">
      <style:paragraph-properties fo:margin-left="0cm" fo:margin-right="0cm" fo:margin-top="0cm" fo:margin-bottom="0.5cm" fo:line-height="90%" fo:text-align="start" fo:text-indent="0cm" style:punctuation-wrap="hanging" style:writing-mode="lr-tb"/>
      <style:text-properties fo:hyphenate="false"/>
    </style:style>
    <style:style style:name="MP14" style:family="paragraph">
      <style:paragraph-properties fo:margin-left="0cm" fo:margin-right="0cm" fo:margin-top="0cm" fo:margin-bottom="0cm" fo:line-height="150%" fo:text-align="start" fo:text-indent="0cm" style:punctuation-wrap="hanging" style:writing-mode="lr-tb"/>
      <style:text-properties fo:hyphenate="false"/>
    </style:style>
    <style:style style:name="MP15"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Roboto Black'" fo:font-size="54pt" fo:letter-spacing="normal" fo:font-style="normal" style:text-underline-style="none" fo:font-weight="normal" style:font-family-asian="'Roboto Black'" style:font-size-asian="54pt" style:font-style-asian="normal" style:font-weight-asian="normal" style:font-size-complex="54pt" style:font-style-complex="normal" style:font-weight-complex="normal"/>
    </style:style>
    <style:style style:name="MT3" style:family="text">
      <style:text-properties fo:color="#000000" style:text-line-through-style="none" fo:font-family="'Roboto Black'" fo:font-size="46pt" fo:letter-spacing="normal" fo:font-style="normal" style:text-underline-style="none" fo:font-weight="normal" style:font-family-asian="'Roboto Black'" style:font-size-asian="46pt" style:font-style-asian="normal" style:font-weight-asian="normal" style:font-size-complex="46pt" style:font-style-complex="normal" style:font-weight-complex="normal"/>
    </style:style>
    <style:style style:name="MT4" style:family="text">
      <style:text-properties fo:color="#000000" style:text-line-through-style="none" fo:font-family="Roboto" fo:font-size="18pt" fo:letter-spacing="normal" fo:font-style="normal" style:text-underline-style="none" fo:font-weight="normal" style:font-family-asian="Roboto" style:font-size-asian="18pt" style:font-style-asian="normal" style:font-weight-asian="normal" style:font-size-complex="18pt" style:font-style-complex="normal" style:font-weight-complex="normal"/>
    </style:style>
    <style:style style:name="MT5" style:family="text">
      <style:text-properties fo:color="#000000" style:text-line-through-style="none" fo:font-family="Roboto"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000000" style:text-line-through-style="none" fo:font-family="'Roboto Black'" fo:font-size="24pt" fo:letter-spacing="normal" fo:font-style="normal" style:text-underline-style="none" fo:font-weight="normal" style:font-family-asian="'Roboto Black'"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Roboto" fo:font-size="16pt" fo:letter-spacing="normal" fo:font-style="normal" style:text-underline-style="none" fo:font-weight="normal" style:font-family-asian="Roboto" style:font-size-asian="16pt" style:font-style-asian="normal" style:font-weight-asian="normal" style:font-size-complex="16pt" style:font-style-complex="normal" style:font-weight-complex="normal"/>
    </style:style>
    <style:style style:name="MT8" style:family="text">
      <style:text-properties fo:color="#000000" style:text-line-through-style="none" fo:font-family="Roboto" fo:font-size="28pt" fo:letter-spacing="normal" fo:font-style="normal" style:text-underline-style="none" fo:font-weight="normal" style:font-family-asian="Roboto" style:font-size-asian="28pt" style:font-style-asian="normal" style:font-weight-asian="normal" style:font-size-complex="28pt" style:font-style-complex="normal" style:font-weight-complex="normal"/>
    </style:style>
    <style:style style:name="MT9" style:family="text">
      <style:text-properties fo:color="#000000" style:text-line-through-style="none" fo:font-family="Roboto" fo:font-size="46pt" fo:letter-spacing="normal" fo:font-style="normal" style:text-underline-style="none" fo:font-weight="bold" style:font-family-asian="Roboto" style:font-size-asian="46pt" style:font-style-asian="normal" style:font-weight-asian="bold" style:font-size-complex="46pt" style:font-style-complex="normal" style:font-weight-complex="bold"/>
    </style:style>
    <style:style style:name="MT10" style:family="text">
      <style:text-properties fo:color="#000000" style:text-line-through-style="none" fo:font-family="Roboto" fo:font-size="24pt" fo:letter-spacing="normal" fo:font-style="normal" style:text-underline-style="none" fo:font-weight="normal" style:font-family-asian="Roboto" style:font-size-asian="24pt" style:font-style-asian="normal" style:font-weight-asian="normal" style:font-size-complex="24pt" style:font-style-complex="normal" style:font-weight-complex="normal"/>
    </style:style>
    <style:style style:name="MT11" style:family="text">
      <style:text-properties fo:color="#000000" style:text-line-through-style="none" fo:font-family="Roboto" fo:font-size="60pt" fo:letter-spacing="normal" fo:font-style="normal" style:text-underline-style="none" fo:font-weight="bold" style:font-family-asian="Roboto" style:font-size-asian="60pt" style:font-style-asian="normal" style:font-weight-asian="bold" style:font-size-complex="60pt" style:font-style-complex="normal" style:font-weight-complex="bold"/>
    </style:style>
    <style:style style:name="MT12" style:family="text">
      <style:text-properties fo:color="#000000" style:text-line-through-style="none" fo:font-family="'Roboto Black'" fo:font-size="20pt" fo:letter-spacing="normal" fo:font-style="normal" style:text-underline-style="none" fo:font-weight="normal" style:font-family-asian="'Roboto Black'"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599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99cm"/>
        <style:text-properties fo:font-family="Arial" style:font-family-generic="swiss" style:use-window-font-color="true" fo:font-size="45%"/>
      </text:list-level-style-bullet>
      <text:list-level-style-bullet text:level="2" text:bullet-char="•">
        <style:list-level-properties text:space-before="1.401cm" text:min-label-width="0.599cm"/>
        <style:text-properties fo:font-family="Arial" style:font-family-generic="swiss"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99cm"/>
        <style:text-properties fo:font-family="Arial" style:font-family-generic="swiss" style:use-window-font-color="true" fo:font-size="45%"/>
      </text:list-level-style-bullet>
      <text:list-level-style-bullet text:level="2" text:bullet-char="•">
        <style:list-level-properties text:space-before="1.401cm" text:min-label-width="0.599cm"/>
        <style:text-properties fo:font-family="Arial" style:font-family-generic="swiss" fo:color="#000000" fo:font-size="75%"/>
      </text:list-level-style-bullet>
      <text:list-level-style-bullet text:level="3" text:bullet-char="•">
        <style:list-level-properties text:space-before="2.894cm" text:min-label-width="0.599cm"/>
        <style:text-properties fo:font-family="Arial" style:font-family-generic="swiss" fo:color="#7a7682"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69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69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suffix="." style:num-format="1">
        <style:list-level-properties text:space-before="0.001cm" text:min-label-width="0.634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suffix="." style:num-format="1">
        <style:list-level-properties text:space-before="0.001cm" text:min-label-width="0.634cm"/>
        <style:text-properties style:use-window-font-color="true" fo:font-size="45%"/>
      </text:list-level-style-number>
      <text:list-level-style-number text:level="2" style:num-suffix="." style:num-format="a">
        <style:list-level-properties text:space-before="1.271cm" text:min-label-width="1.269cm"/>
        <style:text-properties fo:color="#7a7682"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suffix="." style:num-format="1">
        <style:list-level-properties text:space-before="0.001cm" text:min-label-width="0.634cm"/>
        <style:text-properties style:use-window-font-color="true" fo:font-size="45%"/>
      </text:list-level-style-number>
      <text:list-level-style-number text:level="2" style:num-suffix="." style:num-format="a">
        <style:list-level-properties text:space-before="1.271cm" text:min-label-width="1.269cm"/>
        <style:text-properties fo:color="#7a7682"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99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999cm"/>
        <style:text-properties fo:font-family="Arial" style:font-family-generic="swiss" style:use-window-font-color="true" fo:font-size="45%"/>
      </text:list-level-style-bullet>
      <text:list-level-style-bullet text:level="2" text:bullet-char="•">
        <style:list-level-properties text:space-before="1.001cm" text:min-label-width="0.999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001cm" text:min-label-width="1.269cm"/>
        <style:text-properties fo:font-family="Arial" style:font-family-generic="swiss" style:use-window-font-color="true" fo:font-size="45%"/>
      </text:list-level-style-bullet>
      <text:list-level-style-bullet text:level="2" text:bullet-char="•">
        <style:list-level-properties text:space-before="1.271cm" text:min-label-width="1.269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draw:name="Titel 1" presentation:style-name="Mpr1" draw:text-style-name="MP4" draw:layer="backgroundobjects" svg:width="24.878cm" svg:height="4.35cm" svg:x="1.021cm" svg:y="2.2cm" presentation:class="title" presentation:user-transformed="true">
        <draw:text-box>
          <text:p text:style-name="MP3"><text:span text:style-name="MT2">Klicken Sie, um das Format des Titeltextes zu bearbeiten1. Titel bearbeiten, sollte max. 2-zeilig sein</text:span></text:p>
        </draw:text-box>
      </draw:frame>
      <draw:frame draw:name="Grafik 4" draw:style-name="Mgr3" draw:text-style-name="MP5" draw:layer="backgroundobjects" svg:width="7.985cm" svg:height="1.609cm" svg:x="27.327cm" svg:y="0.59cm">
        <draw:image xlink:href="Pictures/10000201000006DC00000162A3323DD9.png" xlink:type="simple" xlink:show="embed" xlink:actuate="onLoad">
          <text:p/>
        </draw:image>
      </draw:frame>
      <draw:frame presentation:style-name="Standard-outline1" draw:layer="backgroundobjects" svg:width="30.479cm" svg:height="12.572cm" svg:x="1.693cm" svg:y="4.457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1" style:display-name="Standard 1" style:page-layout-name="PM1" draw:style-name="Mdp1">
      <draw:frame draw:name="Titel 1" presentation:style-name="Mpr4" draw:text-style-name="MP4" draw:layer="backgroundobjects" svg:width="12.948cm" svg:height="3.681cm" svg:x="19.978cm" svg:y="6.531cm" presentation:class="title" presentation:user-transformed="true">
        <draw:text-box>
          <text:p text:style-name="MP3"><text:span text:style-name="MT3">Klicken Sie, um das Format des Titeltextes zu bearbeiten2. Gliederungs-</text:span><text:span text:style-name="MT3"><text:line-break/></text:span><text:span text:style-name="MT3">ebene Zeig</text:span></text:p>
        </draw:text-box>
      </draw:frame>
      <draw:custom-shape draw:name="Titel 1" draw:style-name="Mgr4" draw:text-style-name="MP4" draw:layer="backgroundobjects" svg:width="19.418cm" svg:height="3.681cm" draw:transform="rotate (1.5707963267946) translate (1.294cm 18.709cm)">
        <text:p/>
        <draw:enhanced-geometry svg:viewBox="0 0 21600 21600" draw:type="rectangle" draw:enhanced-path="M 0 0 L 21600 0 21600 21600 0 21600 0 0 Z N"/>
      </draw:custom-shape>
      <draw:frame draw:name="Inhaltsplatzhalter 2" presentation:style-name="Mpr5" draw:text-style-name="MP4" draw:layer="backgroundobjects" svg:width="12.948cm" svg:height="5.428cm" svg:x="19.978cm" svg:y="10.282cm" presentation:class="outline" presentation:user-transformed="true">
        <draw:text-box>
          <text:list text:style-name="ML3">
            <text:list-item>
              <text:p><text:span text:style-name="MT4">Klicken Sie, um die Formate des Gliederungstextes zu bearbeiten</text:span></text:p>
              <text:list>
                <text:list-item>
                  <text:p><text:span text:style-name="MT4">Zweite Gliederungsebene</text:span></text:p>
                  <text:list>
                    <text:list-item>
                      <text:p><text:span text:style-name="MT4">Dritte Gliederungsebene</text:span></text:p>
                      <text:list>
                        <text:list-item>
                          <text:p><text:span text:style-name="MT4">Vierte Gliederungsebene</text:span></text:p>
                          <text:list>
                            <text:list-item>
                              <text:p><text:span text:style-name="MT4">Fünfte Gliederungsebene</text:span></text:p>
                              <text:list>
                                <text:list-item>
                                  <text:p><text:span text:style-name="MT4">Sechste Gliederungsebene</text:span></text:p>
                                  <text:list>
                                    <text:list-item>
                                      <text:p><text:span text:style-name="MT4">Siebente Gliederungsebene</text:span></text:p>
                                      <text:list>
                                        <text:list-item>
                                          <text:p><text:span text:style-name="MT4">Achte Gliederungsebene</text:span></text:p>
                                        </text:list-item>
                                      </text:list>
                                    </text:list-item>
                                  </text:list>
                                </text:list-item>
                              </text:list>
                            </text:list-item>
                          </text:list>
                        </text:list-item>
                      </text:list>
                    </text:list-item>
                  </text:list>
                </text:list-item>
              </text:list>
            </text:list-item>
          </text:list>
          <text:p text:style-name="MP6"><text:span text:style-name="MT4">Neunte GliederungsebeneAchtung, hier steht zentrierter Text. Umbrüche bitte selbst durch Bindestriche </text:span><text:span text:style-name="MT4"><text:line-break/></text:span><text:span text:style-name="MT4">oder Umschalt+Enter steuern</text:span></text:p>
        </draw:text-box>
      </draw:frame>
      <draw:frame draw:name="Foliennummernplatzhalter 2" presentation:style-name="Mpr6" draw:text-style-name="MP8" draw:layer="backgroundobjects" svg:width="1.765cm" svg:height="1.013cm" svg:x="31.844cm" svg:y="18.036cm" presentation:class="page-number" presentation:user-transformed="true">
        <draw:text-box>
          <text:p text:style-name="MP7"><text:span text:style-name="MT5"><text:page-number>&lt;Nummer&gt;</text:page-number></text:span></text:p>
        </draw:text-box>
      </draw:frame>
      <draw:frame draw:name="Grafik 6" draw:style-name="Mgr5" draw:text-style-name="MP5" draw:layer="backgroundobjects" svg:width="0.889cm" svg:height="1.609cm" svg:x="32.077cm" svg:y="0.59cm">
        <draw:image xlink:href="Pictures/10000201000006DC00000162A3323DD9.png" xlink:type="simple" xlink:show="embed" xlink:actuate="onLoad">
          <text:p/>
        </draw:image>
      </draw:frame>
      <presentation:notes style:page-layout-name="PM0">
        <draw:page-thumbnail presentation:style-name="Standard_20_1-title" draw:layer="backgroundobjects" svg:width="19.798cm" svg:height="11.136cm" svg:x="0.6cm" svg:y="2.257cm" presentation:class="page"/>
        <draw:frame presentation:style-name="Standard_20_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2" style:display-name="Standard 2" style:page-layout-name="PM1" draw:style-name="Mdp2">
      <draw:custom-shape draw:name="Titel 1" draw:style-name="Mgr4" draw:text-style-name="MP4" draw:layer="backgroundobjects" svg:width="19.418cm" svg:height="3.681cm" draw:transform="rotate (1.5707963267946) translate (1.294cm 18.709cm)">
        <text:p/>
        <draw:enhanced-geometry svg:viewBox="0 0 21600 21600" draw:type="rectangle" draw:enhanced-path="M 0 0 L 21600 0 21600 21600 0 21600 0 0 Z N"/>
      </draw:custom-shape>
      <draw:frame draw:name="Titel 1" presentation:style-name="Mpr9" draw:text-style-name="MP4" draw:layer="backgroundobjects" svg:width="24.454cm" svg:height="1.337cm" svg:x="1.011cm" svg:y="0.912cm" presentation:class="title" presentation:user-transformed="true">
        <draw:text-box>
          <text:p text:style-name="MP3"><text:span text:style-name="MT6">Klicken Sie, um das Format des Titeltextes zu bearbeiten1. Gliederungsebene Lern</text:span></text:p>
        </draw:text-box>
      </draw:frame>
      <draw:frame draw:name="Foliennummernplatzhalter 1" presentation:style-name="Mpr10" draw:text-style-name="MP8" draw:layer="backgroundobjects" svg:width="1.765cm" svg:height="1.013cm" svg:x="31.844cm" svg:y="18.036cm" presentation:class="page-number" presentation:user-transformed="true">
        <draw:text-box>
          <text:p text:style-name="MP7"><text:span text:style-name="MT5"><text:page-number>&lt;Nummer&gt;</text:page-number></text:span></text:p>
        </draw:text-box>
      </draw:frame>
      <draw:frame draw:name="Textplatzhalter 6" presentation:style-name="Mpr11" draw:text-style-name="MP4" draw:layer="backgroundobjects" svg:width="24.454cm" svg:height="1.049cm" svg:x="1.011cm" svg:y="2.322cm" presentation:class="outline" presentation:user-transformed="true">
        <draw:text-box>
          <text:list text:style-name="ML3">
            <text:list-item>
              <text:p><text:span text:style-name="MT7">Klicken Sie, um die Formate des Gliederungstextes zu bearbeiten</text:span></text:p>
              <text:list>
                <text:list-item>
                  <text:p><text:span text:style-name="MT7">Zweite Gliederungsebene</text:span></text:p>
                  <text:list>
                    <text:list-item>
                      <text:p><text:span text:style-name="MT7">Dritte Gliederungsebene</text:span></text:p>
                      <text:list>
                        <text:list-item>
                          <text:p><text:span text:style-name="MT7">Vierte Gliederungsebene</text:span></text:p>
                          <text:list>
                            <text:list-item>
                              <text:p><text:span text:style-name="MT7">Fünfte Gliederungsebene</text:span></text:p>
                              <text:list>
                                <text:list-item>
                                  <text:p><text:span text:style-name="MT7">Sechste Gliederungsebene</text:span></text:p>
                                  <text:list>
                                    <text:list-item>
                                      <text:p><text:span text:style-name="MT7">Siebente Gliederungsebene</text:span></text:p>
                                      <text:list>
                                        <text:list-item>
                                          <text:p><text:span text:style-name="MT7">Achte Gliederungsebene</text:span></text:p>
                                        </text:list-item>
                                      </text:list>
                                    </text:list-item>
                                  </text:list>
                                </text:list-item>
                              </text:list>
                            </text:list-item>
                          </text:list>
                        </text:list-item>
                      </text:list>
                    </text:list-item>
                  </text:list>
                </text:list-item>
              </text:list>
            </text:list-item>
          </text:list>
          <text:p text:style-name="MP6"><text:span text:style-name="MT7">Neunte Gliederungsebene2. Gliederungsebene</text:span></text:p>
        </draw:text-box>
      </draw:frame>
      <draw:frame draw:name="Inhaltsplatzhalter 2" presentation:style-name="Mpr11" draw:text-style-name="MP4" draw:layer="backgroundobjects" svg:width="32.037cm" svg:height="12.963cm" svg:x="1.011cm" svg:y="4.081cm" presentation:class="outline" presentation:user-transformed="true">
        <draw:text-box>
          <text:list text:style-name="ML3">
            <text:list-item>
              <text:p><text:span text:style-name="MT7">Klicken Sie, um die Formate des Gliederungstextes zu bearbeiten</text:span></text:p>
              <text:list>
                <text:list-item>
                  <text:p><text:span text:style-name="MT7">Zweite Gliederungsebene</text:span></text:p>
                  <text:list>
                    <text:list-item>
                      <text:p><text:span text:style-name="MT7">Dritte Gliederungsebene</text:span></text:p>
                      <text:list>
                        <text:list-item>
                          <text:p><text:span text:style-name="MT7">Vierte Gliederungsebene</text:span></text:p>
                          <text:list>
                            <text:list-item>
                              <text:p><text:span text:style-name="MT7">Fünfte Gliederungsebene</text:span></text:p>
                              <text:list>
                                <text:list-item>
                                  <text:p><text:span text:style-name="MT7">Sechste Gliederungsebene</text:span></text:p>
                                  <text:list>
                                    <text:list-item>
                                      <text:p><text:span text:style-name="MT7">Siebente Gliederungsebene</text:span></text:p>
                                      <text:list>
                                        <text:list-item>
                                          <text:p><text:span text:style-name="MT7">Achte Gliederungsebene</text:span></text:p>
                                        </text:list-item>
                                      </text:list>
                                    </text:list-item>
                                  </text:list>
                                </text:list-item>
                              </text:list>
                            </text:list-item>
                          </text:list>
                        </text:list-item>
                      </text:list>
                    </text:list-item>
                  </text:list>
                </text:list-item>
              </text:list>
            </text:list-item>
          </text:list>
          <text:list text:style-name="ML4">
            <text:list-item>
              <text:p text:style-name="MP9"><text:span text:style-name="MT7">Neunte GliederungsebeneMastertextformat bearbeiten</text:span></text:p>
            </text:list-item>
          </text:list>
          <text:list text:style-name="ML5">
            <text:list-item>
              <text:list>
                <text:list-item>
                  <text:p text:style-name="MP9"><text:span text:style-name="MT7">Zweite Ebene</text:span></text:p>
                </text:list-item>
              </text:list>
            </text:list-item>
          </text:list>
          <text:list text:style-name="ML6">
            <text:list-item>
              <text:list>
                <text:list-item>
                  <text:list>
                    <text:list-item>
                      <text:p text:style-name="MP9"><text:span text:style-name="MT7">Dritte Ebene</text:span></text:p>
                    </text:list-item>
                  </text:list>
                </text:list-item>
              </text:list>
            </text:list-item>
            <text:list-item>
              <text:p text:style-name="MP9"><text:span text:style-name="MT7">Text passt sich nicht automatisch an</text:span></text:p>
            </text:list-item>
            <text:list-item>
              <text:p text:style-name="MP9"><text:span text:style-name="MT7">1-spaltig</text:span></text:p>
            </text:list-item>
          </text:list>
          <text:p text:style-name="MP9"><text:span text:style-name="MT7"/></text:p>
          <text:p text:style-name="MP9"><text:span text:style-name="MT7"/></text:p>
        </draw:text-box>
      </draw:frame>
      <draw:frame draw:name="Grafik 4" draw:style-name="Mgr3" draw:text-style-name="MP5" draw:layer="backgroundobjects" svg:width="7.985cm" svg:height="1.609cm" svg:x="27.327cm" svg:y="0.59cm">
        <draw:image xlink:href="Pictures/10000201000006DC00000162A3323DD9.png" xlink:type="simple" xlink:show="embed" xlink:actuate="onLoad">
          <text:p/>
        </draw:image>
      </draw:frame>
      <presentation:notes style:page-layout-name="PM0">
        <draw:page-thumbnail presentation:style-name="Standard_20_2-title" draw:layer="backgroundobjects" svg:width="19.798cm" svg:height="11.136cm" svg:x="0.6cm" svg:y="2.257cm" presentation:class="page"/>
        <draw:frame presentation:style-name="Standard_20_2-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3" style:display-name="Standard 3" style:page-layout-name="PM1" draw:style-name="Mdp1">
      <draw:custom-shape draw:name="Titel 1" draw:style-name="Mgr4" draw:text-style-name="MP4" draw:layer="backgroundobjects" svg:width="19.418cm" svg:height="3.681cm" draw:transform="rotate (1.5707963267946) translate (1.294cm 18.709cm)">
        <text:p/>
        <draw:enhanced-geometry svg:viewBox="0 0 21600 21600" draw:type="rectangle" draw:enhanced-path="M 0 0 L 21600 0 21600 21600 0 21600 0 0 Z N"/>
      </draw:custom-shape>
      <draw:frame draw:name="Foliennummernplatzhalter 4" presentation:style-name="Mpr14" draw:text-style-name="MP8" draw:layer="backgroundobjects" svg:width="1.765cm" svg:height="1.013cm" svg:x="31.844cm" svg:y="18.036cm" presentation:class="page-number" presentation:user-transformed="true">
        <draw:text-box>
          <text:p text:style-name="MP7"><text:span text:style-name="MT5"><text:page-number>&lt;Nummer&gt;</text:page-number></text:span></text:p>
        </draw:text-box>
      </draw:frame>
      <draw:frame draw:name="Titel 1" presentation:style-name="Mpr15" draw:text-style-name="MP4" draw:layer="backgroundobjects" svg:width="24.584cm" svg:height="1.942cm" svg:x="1.011cm" svg:y="0.912cm" presentation:class="title" presentation:user-transformed="true">
        <draw:text-box>
          <text:p text:style-name="MP3"><text:span text:style-name="MT3">Klicken Sie, um das Format des Titeltextes zu bearbeiten1. Gliederungsebene Zeig</text:span></text:p>
        </draw:text-box>
      </draw:frame>
      <draw:frame draw:name="Inhaltsplatzhalter 7" presentation:style-name="Mpr16" draw:text-style-name="MP4" draw:layer="backgroundobjects" svg:width="24.465cm" svg:height="1.307cm" svg:x="1.156cm" svg:y="2.877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p text:style-name="MP6"><text:span text:style-name="MT8">Neunte Gliederungsebene2. Gliederungsebene</text:span></text:p>
        </draw:text-box>
      </draw:frame>
      <draw:frame draw:name="Grafik 5" draw:style-name="Mgr3" draw:text-style-name="MP5" draw:layer="backgroundobjects" svg:width="7.985cm" svg:height="1.609cm" svg:x="27.327cm" svg:y="0.59cm">
        <draw:image xlink:href="Pictures/10000201000006DC00000162A3323DD9.png" xlink:type="simple" xlink:show="embed" xlink:actuate="onLoad">
          <text:p/>
        </draw:image>
      </draw:frame>
      <draw:frame draw:name="Inhaltsplatzhalter 2" presentation:style-name="Mpr16" draw:text-style-name="MP4" draw:layer="backgroundobjects" svg:width="15.024cm" svg:height="11.759cm" svg:x="1.011cm" svg:y="5.285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list text:style-name="ML7">
            <text:list-item>
              <text:p text:style-name="MP9"><text:span text:style-name="MT8">Neunte GliederungsebeneMastertextformat bearbeiten</text:span></text:p>
            </text:list-item>
          </text:list>
          <text:p text:style-name="MP9"><text:span text:style-name="MT8"/></text:p>
          <text:p text:style-name="MP9"><text:span text:style-name="MT8"/></text:p>
        </draw:text-box>
      </draw:frame>
      <draw:frame draw:name="Inhaltsplatzhalter 2" presentation:style-name="Mpr16" draw:text-style-name="MP4" draw:layer="backgroundobjects" svg:width="15.024cm" svg:height="11.759cm" svg:x="16.918cm" svg:y="5.285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list text:style-name="ML7">
            <text:list-item>
              <text:p text:style-name="MP9"><text:span text:style-name="MT8">Neunte GliederungsebeneMastertextformat bearbeiten</text:span></text:p>
            </text:list-item>
          </text:list>
          <text:p text:style-name="MP9"><text:span text:style-name="MT8"/></text:p>
          <text:p text:style-name="MP9"><text:span text:style-name="MT8"/></text:p>
        </draw:text-box>
      </draw:frame>
      <presentation:notes style:page-layout-name="PM0">
        <draw:page-thumbnail presentation:style-name="Standard_20_3-title" draw:layer="backgroundobjects" svg:width="19.798cm" svg:height="11.136cm" svg:x="0.6cm" svg:y="2.257cm" presentation:class="page"/>
        <draw:frame presentation:style-name="Standard_20_3-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4" style:display-name="Standard 4" style:page-layout-name="PM1" draw:style-name="Mdp1">
      <draw:frame draw:name="Titel 1" presentation:style-name="Mpr19" draw:text-style-name="MP4" draw:layer="backgroundobjects" svg:width="24.304cm" svg:height="3.681cm" svg:x="7.538cm" svg:y="0.912cm" presentation:class="title" presentation:user-transformed="true">
        <draw:text-box>
          <text:p text:style-name="MP3"><text:span text:style-name="MT9">Klicken Sie, um das Format des Titeltextes zu bearbeiten2. Gliederungs-</text:span><text:span text:style-name="MT9"><text:line-break/></text:span><text:span text:style-name="MT9">ebene Zeig</text:span></text:p>
        </draw:text-box>
      </draw:frame>
      <draw:frame draw:name="Inhaltsplatzhalter 2" presentation:style-name="Mpr20" draw:text-style-name="MP4" draw:layer="backgroundobjects" svg:width="25.388cm" svg:height="12.852cm" svg:x="7.538cm" svg:y="5.285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list text:style-name="ML7">
            <text:list-item>
              <text:p text:style-name="MP6"><text:span text:style-name="MT8">Neunte GliederungsebeneMastertextformat bearbeiten</text:span></text:p>
            </text:list-item>
          </text:list>
          <text:list text:style-name="ML8">
            <text:list-item>
              <text:list>
                <text:list-item>
                  <text:p text:style-name="MP10"><text:span text:style-name="MT10">Zweite Ebene, auf dritte Ebene ist hier zu verzichten</text:span></text:p>
                </text:list-item>
                <text:list-item>
                  <text:p text:style-name="MP10"><text:span text:style-name="MT10">Text passt sich nicht automatisch an</text:span></text:p>
                </text:list-item>
                <text:list-item>
                  <text:p text:style-name="MP10"><text:span text:style-name="MT10">1-spaltig</text:span></text:p>
                </text:list-item>
              </text:list>
            </text:list-item>
          </text:list>
        </draw:text-box>
      </draw:frame>
      <draw:custom-shape draw:name="Titel 1" draw:style-name="Mgr4" draw:text-style-name="MP4" draw:layer="backgroundobjects" svg:width="19.418cm" svg:height="3.681cm" draw:transform="rotate (1.5707963267946) translate (1.294cm 18.709cm)">
        <text:p/>
        <draw:enhanced-geometry svg:viewBox="0 0 21600 21600" draw:type="rectangle" draw:enhanced-path="M 0 0 L 21600 0 21600 21600 0 21600 0 0 Z N"/>
      </draw:custom-shape>
      <draw:frame draw:name="Textplatzhalter 6" presentation:style-name="Mpr21" draw:text-style-name="MP4" draw:layer="backgroundobjects" svg:width="17.51cm" svg:height="3.681cm" draw:transform="rotate (1.5707963267946) translate (1.093cm 18.345cm)" presentation:class="outline" presentation:user-transformed="true">
        <draw:text-box>
          <text:list text:style-name="ML3">
            <text:list-item>
              <text:p><text:span text:style-name="MT11">Klicken Sie, um die Formate des Gliederungstextes zu bearbeiten</text:span></text:p>
              <text:list>
                <text:list-item>
                  <text:p><text:span text:style-name="MT11">Zweite Gliederungsebene</text:span></text:p>
                  <text:list>
                    <text:list-item>
                      <text:p><text:span text:style-name="MT11">Dritte Gliederungsebene</text:span></text:p>
                      <text:list>
                        <text:list-item>
                          <text:p><text:span text:style-name="MT11">Vierte Gliederungsebene</text:span></text:p>
                          <text:list>
                            <text:list-item>
                              <text:p><text:span text:style-name="MT11">Fünfte Gliederungsebene</text:span></text:p>
                              <text:list>
                                <text:list-item>
                                  <text:p><text:span text:style-name="MT11">Sechste Gliederungsebene</text:span></text:p>
                                  <text:list>
                                    <text:list-item>
                                      <text:p><text:span text:style-name="MT11">Siebente Gliederungsebene</text:span></text:p>
                                      <text:list>
                                        <text:list-item>
                                          <text:p><text:span text:style-name="MT11">Achte Gliederungsebene</text:span></text:p>
                                        </text:list-item>
                                      </text:list>
                                    </text:list-item>
                                  </text:list>
                                </text:list-item>
                              </text:list>
                            </text:list-item>
                          </text:list>
                        </text:list-item>
                      </text:list>
                    </text:list-item>
                  </text:list>
                </text:list-item>
              </text:list>
            </text:list-item>
          </text:list>
          <text:p text:style-name="MP6"><text:span text:style-name="MT11">Neunte Gliederungsebene1.Gliederungs-ebene</text:span></text:p>
        </draw:text-box>
      </draw:frame>
      <draw:frame draw:name="Foliennummernplatzhalter 5" presentation:style-name="Mpr22" draw:text-style-name="MP8" draw:layer="backgroundobjects" svg:width="1.765cm" svg:height="1.013cm" svg:x="31.844cm" svg:y="18.036cm" presentation:class="page-number" presentation:user-transformed="true">
        <draw:text-box>
          <text:p text:style-name="MP7"><text:span text:style-name="MT5"><text:page-number>&lt;Nummer&gt;</text:page-number></text:span></text:p>
        </draw:text-box>
      </draw:frame>
      <draw:frame draw:name="Grafik 4" draw:style-name="Mgr5" draw:text-style-name="MP5" draw:layer="backgroundobjects" svg:width="0.889cm" svg:height="1.609cm" svg:x="32.077cm" svg:y="0.59cm">
        <draw:image xlink:href="Pictures/10000201000006DC00000162A3323DD9.png" xlink:type="simple" xlink:show="embed" xlink:actuate="onLoad">
          <text:p/>
        </draw:image>
      </draw:frame>
      <presentation:notes style:page-layout-name="PM0">
        <draw:page-thumbnail presentation:style-name="Standard_20_4-title" draw:layer="backgroundobjects" svg:width="19.798cm" svg:height="11.136cm" svg:x="0.6cm" svg:y="2.257cm" presentation:class="page"/>
        <draw:frame presentation:style-name="Standard_20_4-notes" draw:layer="backgroundobjects" svg:width="16.799cm" svg:height="13.364cm" svg:x="2.1cm" svg:y="14.107cm" presentation:class="notes" presentation:placeholder="true">
          <draw:text-box/>
        </draw:frame>
        <draw:frame presentation:style-name="Mpr23" draw:text-style-name="MP1" draw:layer="backgroundobjects" svg:width="9.113cm" svg:height="1.484cm" svg:x="0cm" svg:y="0cm" presentation:class="header">
          <draw:text-box>
            <text:p text:style-name="MP1"><text:span text:style-name="MT1"><presentation:header/></text:span></text:p>
          </draw:text-box>
        </draw:frame>
        <draw:frame presentation:style-name="Mpr23" draw:text-style-name="MP2" draw:layer="backgroundobjects" svg:width="9.113cm" svg:height="1.484cm" svg:x="11.886cm" svg:y="0cm" presentation:class="date-time">
          <draw:text-box>
            <text:p text:style-name="MP2"><text:span text:style-name="MT1"><presentation:date-time/></text:span></text:p>
          </draw:text-box>
        </draw:frame>
        <draw:frame presentation:style-name="Mpr24" draw:text-style-name="MP1" draw:layer="backgroundobjects" svg:width="9.113cm" svg:height="1.484cm" svg:x="0cm" svg:y="28.215cm" presentation:class="footer">
          <draw:text-box>
            <text:p text:style-name="MP1"><text:span text:style-name="MT1"><presentation:footer/></text:span></text:p>
          </draw:text-box>
        </draw:frame>
        <draw:frame presentation:style-name="Mpr24"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5" style:display-name="Standard 5" style:page-layout-name="PM1" draw:style-name="Mdp1">
      <draw:custom-shape draw:name="Titel 1" draw:style-name="Mgr4" draw:text-style-name="MP4" draw:layer="backgroundobjects" svg:width="19.418cm" svg:height="3.681cm" draw:transform="rotate (1.5707963267946) translate (1.294cm 18.709cm)">
        <text:p/>
        <draw:enhanced-geometry svg:viewBox="0 0 21600 21600" draw:type="rectangle" draw:enhanced-path="M 0 0 L 21600 0 21600 21600 0 21600 0 0 Z N"/>
      </draw:custom-shape>
      <draw:frame draw:name="Foliennummernplatzhalter 4" presentation:style-name="Mpr25" draw:text-style-name="MP8" draw:layer="backgroundobjects" svg:width="1.765cm" svg:height="1.013cm" svg:x="31.844cm" svg:y="18.036cm" presentation:class="page-number" presentation:user-transformed="true">
        <draw:text-box>
          <text:p text:style-name="MP7"><text:span text:style-name="MT5"><text:page-number>&lt;Nummer&gt;</text:page-number></text:span></text:p>
        </draw:text-box>
      </draw:frame>
      <draw:frame draw:name="Titel 1" presentation:style-name="Mpr26" draw:text-style-name="MP4" draw:layer="backgroundobjects" svg:width="24.645cm" svg:height="1.337cm" svg:x="1.011cm" svg:y="0.912cm" presentation:class="title" presentation:user-transformed="true">
        <draw:text-box>
          <text:p text:style-name="MP3"><text:span text:style-name="MT6">Klicken Sie, um das Format des Titeltextes zu bearbeiten1. Gliederungsebene Lern</text:span></text:p>
        </draw:text-box>
      </draw:frame>
      <draw:frame draw:name="Textplatzhalter 6" presentation:style-name="Mpr27" draw:text-style-name="MP4" draw:layer="backgroundobjects" svg:width="24.645cm" svg:height="1.049cm" svg:x="1.011cm" svg:y="2.322cm" presentation:class="outline" presentation:user-transformed="true">
        <draw:text-box>
          <text:list text:style-name="ML3">
            <text:list-item>
              <text:p><text:span text:style-name="MT7">Klicken Sie, um die Formate des Gliederungstextes zu bearbeiten</text:span></text:p>
              <text:list>
                <text:list-item>
                  <text:p><text:span text:style-name="MT7">Zweite Gliederungsebene</text:span></text:p>
                  <text:list>
                    <text:list-item>
                      <text:p><text:span text:style-name="MT7">Dritte Gliederungsebene</text:span></text:p>
                      <text:list>
                        <text:list-item>
                          <text:p><text:span text:style-name="MT7">Vierte Gliederungsebene</text:span></text:p>
                          <text:list>
                            <text:list-item>
                              <text:p><text:span text:style-name="MT7">Fünfte Gliederungsebene</text:span></text:p>
                              <text:list>
                                <text:list-item>
                                  <text:p><text:span text:style-name="MT7">Sechste Gliederungsebene</text:span></text:p>
                                  <text:list>
                                    <text:list-item>
                                      <text:p><text:span text:style-name="MT7">Siebente Gliederungsebene</text:span></text:p>
                                      <text:list>
                                        <text:list-item>
                                          <text:p><text:span text:style-name="MT7">Achte Gliederungsebene</text:span></text:p>
                                        </text:list-item>
                                      </text:list>
                                    </text:list-item>
                                  </text:list>
                                </text:list-item>
                              </text:list>
                            </text:list-item>
                          </text:list>
                        </text:list-item>
                      </text:list>
                    </text:list-item>
                  </text:list>
                </text:list-item>
              </text:list>
            </text:list-item>
          </text:list>
          <text:p text:style-name="MP6"><text:span text:style-name="MT7">Neunte Gliederungsebene2. Gliederungsebene</text:span></text:p>
        </draw:text-box>
      </draw:frame>
      <draw:frame draw:name="Inhaltsplatzhalter 2" presentation:style-name="Mpr27" draw:text-style-name="MP4" draw:layer="backgroundobjects" svg:width="23.867cm" svg:height="13.173cm" svg:x="1.011cm" svg:y="3.871cm" presentation:class="outline" presentation:user-transformed="true">
        <draw:text-box>
          <text:list text:style-name="ML3">
            <text:list-item>
              <text:p><text:span text:style-name="MT7">Klicken Sie, um die Formate des Gliederungstextes zu bearbeiten</text:span></text:p>
              <text:list>
                <text:list-item>
                  <text:p><text:span text:style-name="MT7">Zweite Gliederungsebene</text:span></text:p>
                  <text:list>
                    <text:list-item>
                      <text:p><text:span text:style-name="MT7">Dritte Gliederungsebene</text:span></text:p>
                      <text:list>
                        <text:list-item>
                          <text:p><text:span text:style-name="MT7">Vierte Gliederungsebene</text:span></text:p>
                          <text:list>
                            <text:list-item>
                              <text:p><text:span text:style-name="MT7">Fünfte Gliederungsebene</text:span></text:p>
                              <text:list>
                                <text:list-item>
                                  <text:p><text:span text:style-name="MT7">Sechste Gliederungsebene</text:span></text:p>
                                  <text:list>
                                    <text:list-item>
                                      <text:p><text:span text:style-name="MT7">Siebente Gliederungsebene</text:span></text:p>
                                      <text:list>
                                        <text:list-item>
                                          <text:p><text:span text:style-name="MT7">Achte Gliederungsebene</text:span></text:p>
                                        </text:list-item>
                                      </text:list>
                                    </text:list-item>
                                  </text:list>
                                </text:list-item>
                              </text:list>
                            </text:list-item>
                          </text:list>
                        </text:list-item>
                      </text:list>
                    </text:list-item>
                  </text:list>
                </text:list-item>
              </text:list>
            </text:list-item>
          </text:list>
          <text:list text:style-name="ML4">
            <text:list-item>
              <text:p text:style-name="MP9"><text:span text:style-name="MT7">Neunte GliederungsebeneMastertextformat bearbeiten</text:span></text:p>
            </text:list-item>
          </text:list>
          <text:list text:style-name="ML5">
            <text:list-item>
              <text:list>
                <text:list-item>
                  <text:p text:style-name="MP9"><text:span text:style-name="MT7">Zweite Ebene</text:span></text:p>
                </text:list-item>
              </text:list>
            </text:list-item>
          </text:list>
          <text:list text:style-name="ML6">
            <text:list-item>
              <text:list>
                <text:list-item>
                  <text:list>
                    <text:list-item>
                      <text:p text:style-name="MP9"><text:span text:style-name="MT7">Dritte Ebene</text:span></text:p>
                    </text:list-item>
                  </text:list>
                </text:list-item>
              </text:list>
            </text:list-item>
            <text:list-item>
              <text:p text:style-name="MP9"><text:span text:style-name="MT7">Text passt sich nicht automatisch an</text:span></text:p>
            </text:list-item>
            <text:list-item>
              <text:p text:style-name="MP9"><text:span text:style-name="MT7">1-spaltig</text:span></text:p>
            </text:list-item>
          </text:list>
          <text:p text:style-name="MP9"><text:span text:style-name="MT7"/></text:p>
          <text:p text:style-name="MP9"><text:span text:style-name="MT7"/></text:p>
        </draw:text-box>
      </draw:frame>
      <draw:frame draw:name="Grafik 1" draw:style-name="Mgr5" draw:text-style-name="MP5" draw:layer="backgroundobjects" svg:width="0.889cm" svg:height="1.609cm" svg:x="0.948cm" svg:y="17.333cm">
        <draw:image xlink:href="Pictures/10000201000006DC00000162A3323DD9.png" xlink:type="simple" xlink:show="embed" xlink:actuate="onLoad">
          <text:p/>
        </draw:image>
      </draw:frame>
      <presentation:notes style:page-layout-name="PM0">
        <draw:page-thumbnail presentation:style-name="Standard_20_5-title" draw:layer="backgroundobjects" svg:width="19.798cm" svg:height="11.136cm" svg:x="0.6cm" svg:y="2.257cm" presentation:class="page"/>
        <draw:frame presentation:style-name="Standard_20_5-notes" draw:layer="backgroundobjects" svg:width="16.799cm" svg:height="13.364cm" svg:x="2.1cm" svg:y="14.107cm" presentation:class="notes" presentation:placeholder="true">
          <draw:text-box/>
        </draw:frame>
        <draw:frame presentation:style-name="Mpr28" draw:text-style-name="MP1" draw:layer="backgroundobjects" svg:width="9.113cm" svg:height="1.484cm" svg:x="0cm" svg:y="0cm" presentation:class="header">
          <draw:text-box>
            <text:p text:style-name="MP1"><text:span text:style-name="MT1"><presentation:header/></text:span></text:p>
          </draw:text-box>
        </draw:frame>
        <draw:frame presentation:style-name="Mpr28" draw:text-style-name="MP2" draw:layer="backgroundobjects" svg:width="9.113cm" svg:height="1.484cm" svg:x="11.886cm" svg:y="0cm" presentation:class="date-time">
          <draw:text-box>
            <text:p text:style-name="MP2"><text:span text:style-name="MT1"><presentation:date-time/></text:span></text:p>
          </draw:text-box>
        </draw:frame>
        <draw:frame presentation:style-name="Mpr29" draw:text-style-name="MP1" draw:layer="backgroundobjects" svg:width="9.113cm" svg:height="1.484cm" svg:x="0cm" svg:y="28.215cm" presentation:class="footer">
          <draw:text-box>
            <text:p text:style-name="MP1"><text:span text:style-name="MT1"><presentation:footer/></text:span></text:p>
          </draw:text-box>
        </draw:frame>
        <draw:frame presentation:style-name="Mpr29"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6" style:display-name="Standard 6" style:page-layout-name="PM1" draw:style-name="Mdp2">
      <draw:custom-shape draw:name="Titel 1" draw:style-name="Mgr4" draw:text-style-name="MP4" draw:layer="backgroundobjects" svg:width="19.418cm" svg:height="3.681cm" draw:transform="rotate (1.5707963267946) translate (1.294cm 18.709cm)">
        <text:p/>
        <draw:enhanced-geometry svg:viewBox="0 0 21600 21600" draw:type="rectangle" draw:enhanced-path="M 0 0 L 21600 0 21600 21600 0 21600 0 0 Z N"/>
      </draw:custom-shape>
      <draw:frame draw:name="Foliennummernplatzhalter 4" presentation:style-name="Mpr30" draw:text-style-name="MP8" draw:layer="backgroundobjects" svg:width="1.765cm" svg:height="1.013cm" svg:x="31.844cm" svg:y="18.036cm" presentation:class="page-number" presentation:user-transformed="true">
        <draw:text-box>
          <text:p text:style-name="MP7"><text:span text:style-name="MT5"><text:page-number>&lt;Nummer&gt;</text:page-number></text:span></text:p>
        </draw:text-box>
      </draw:frame>
      <draw:frame draw:name="Titel 1" presentation:style-name="Mpr31" draw:text-style-name="MP4" draw:layer="backgroundobjects" svg:width="24.519cm" svg:height="1.337cm" svg:x="1.011cm" svg:y="0.912cm" presentation:class="title" presentation:user-transformed="true">
        <draw:text-box>
          <text:p text:style-name="MP3"><text:span text:style-name="MT6">Klicken Sie, um das Format des Titeltextes zu bearbeitenReferentenvorstellung</text:span></text:p>
        </draw:text-box>
      </draw:frame>
      <draw:frame draw:name="Textplatzhalter 6" presentation:style-name="Mpr32" draw:text-style-name="MP4" draw:layer="backgroundobjects" svg:width="24.519cm" svg:height="1.049cm" svg:x="1.011cm" svg:y="2.322cm" presentation:class="outline" presentation:user-transformed="true">
        <draw:text-box>
          <text:list text:style-name="ML3">
            <text:list-item>
              <text:p><text:span text:style-name="MT7">Klicken Sie, um die Formate des Gliederungstextes zu bearbeiten</text:span></text:p>
              <text:list>
                <text:list-item>
                  <text:p><text:span text:style-name="MT7">Zweite Gliederungsebene</text:span></text:p>
                  <text:list>
                    <text:list-item>
                      <text:p><text:span text:style-name="MT7">Dritte Gliederungsebene</text:span></text:p>
                      <text:list>
                        <text:list-item>
                          <text:p><text:span text:style-name="MT7">Vierte Gliederungsebene</text:span></text:p>
                          <text:list>
                            <text:list-item>
                              <text:p><text:span text:style-name="MT7">Fünfte Gliederungsebene</text:span></text:p>
                              <text:list>
                                <text:list-item>
                                  <text:p><text:span text:style-name="MT7">Sechste Gliederungsebene</text:span></text:p>
                                  <text:list>
                                    <text:list-item>
                                      <text:p><text:span text:style-name="MT7">Siebente Gliederungsebene</text:span></text:p>
                                      <text:list>
                                        <text:list-item>
                                          <text:p><text:span text:style-name="MT7">Achte Gliederungsebene</text:span></text:p>
                                        </text:list-item>
                                      </text:list>
                                    </text:list-item>
                                  </text:list>
                                </text:list-item>
                              </text:list>
                            </text:list-item>
                          </text:list>
                        </text:list-item>
                      </text:list>
                    </text:list-item>
                  </text:list>
                </text:list-item>
              </text:list>
            </text:list-item>
          </text:list>
          <text:p text:style-name="MP6"><text:span text:style-name="MT7">Neunte GliederungsebeneDatum, Ort, ö.Ä.</text:span></text:p>
        </draw:text-box>
      </draw:frame>
      <draw:frame draw:name="Inhaltsplatzhalter 2" presentation:style-name="Mpr33" draw:text-style-name="MP4" draw:layer="backgroundobjects" svg:width="9.995cm" svg:height="4.131cm" svg:x="5.623cm" svg:y="4.11cm" presentation:class="outline" presentation:user-transformed="true">
        <draw:text-box>
          <text:list text:style-name="ML3">
            <text:list-item>
              <text:p><text:span text:style-name="MT7">Klicken Sie, um die Formate des Gliederungstextes zu bearbeiten</text:span></text:p>
              <text:list>
                <text:list-item>
                  <text:p><text:span text:style-name="MT7">Zweite Gliederungsebene</text:span></text:p>
                  <text:list>
                    <text:list-item>
                      <text:p><text:span text:style-name="MT7">Dritte Gliederungsebene</text:span></text:p>
                      <text:list>
                        <text:list-item>
                          <text:p><text:span text:style-name="MT7">Vierte Gliederungsebene</text:span></text:p>
                          <text:list>
                            <text:list-item>
                              <text:p><text:span text:style-name="MT7">Fünfte Gliederungsebene</text:span></text:p>
                              <text:list>
                                <text:list-item>
                                  <text:p><text:span text:style-name="MT7">Sechste Gliederungsebene</text:span></text:p>
                                  <text:list>
                                    <text:list-item>
                                      <text:p><text:span text:style-name="MT7">Siebente Gliederungsebene</text:span></text:p>
                                      <text:list>
                                        <text:list-item>
                                          <text:p><text:span text:style-name="MT7">Achte Gliederungsebene</text:span></text:p>
                                        </text:list-item>
                                      </text:list>
                                    </text:list-item>
                                  </text:list>
                                </text:list-item>
                              </text:list>
                            </text:list-item>
                          </text:list>
                        </text:list-item>
                      </text:list>
                    </text:list-item>
                  </text:list>
                </text:list-item>
              </text:list>
            </text:list-item>
          </text:list>
          <text:list text:style-name="ML4">
            <text:list-item>
              <text:p text:style-name="MP9"><text:span text:style-name="MT7">Neunte GliederungsebeneReferenten-Name</text:span></text:p>
            </text:list-item>
            <text:list-item>
              <text:p text:style-name="MP9"><text:span text:style-name="MT7">Referenten-Position</text:span></text:p>
            </text:list-item>
          </text:list>
          <text:p text:style-name="MP9"><text:span text:style-name="MT7"/></text:p>
          <text:p text:style-name="MP9"><text:span text:style-name="MT7"/></text:p>
        </draw:text-box>
      </draw:frame>
      <draw:custom-shape draw:name="Bildplatzhalter 8" draw:style-name="Mgr6" draw:text-style-name="MP4" draw:layer="backgroundobjects" svg:width="4.281cm" svg:height="4.131cm" svg:x="1.199cm" svg:y="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Inhaltsplatzhalter 2" presentation:style-name="Mpr33" draw:text-style-name="MP4" draw:layer="backgroundobjects" svg:width="9.995cm" svg:height="4.131cm" svg:x="5.623cm" svg:y="8.584cm" presentation:class="outline" presentation:user-transformed="true">
        <draw:text-box>
          <text:list text:style-name="ML3">
            <text:list-item>
              <text:p><text:span text:style-name="MT7">Klicken Sie, um die Formate des Gliederungstextes zu bearbeiten</text:span></text:p>
              <text:list>
                <text:list-item>
                  <text:p><text:span text:style-name="MT7">Zweite Gliederungsebene</text:span></text:p>
                  <text:list>
                    <text:list-item>
                      <text:p><text:span text:style-name="MT7">Dritte Gliederungsebene</text:span></text:p>
                      <text:list>
                        <text:list-item>
                          <text:p><text:span text:style-name="MT7">Vierte Gliederungsebene</text:span></text:p>
                          <text:list>
                            <text:list-item>
                              <text:p><text:span text:style-name="MT7">Fünfte Gliederungsebene</text:span></text:p>
                              <text:list>
                                <text:list-item>
                                  <text:p><text:span text:style-name="MT7">Sechste Gliederungsebene</text:span></text:p>
                                  <text:list>
                                    <text:list-item>
                                      <text:p><text:span text:style-name="MT7">Siebente Gliederungsebene</text:span></text:p>
                                      <text:list>
                                        <text:list-item>
                                          <text:p><text:span text:style-name="MT7">Achte Gliederungsebene</text:span></text:p>
                                        </text:list-item>
                                      </text:list>
                                    </text:list-item>
                                  </text:list>
                                </text:list-item>
                              </text:list>
                            </text:list-item>
                          </text:list>
                        </text:list-item>
                      </text:list>
                    </text:list-item>
                  </text:list>
                </text:list-item>
              </text:list>
            </text:list-item>
          </text:list>
          <text:list text:style-name="ML4">
            <text:list-item>
              <text:p text:style-name="MP9"><text:span text:style-name="MT7">Neunte GliederungsebeneReferenten-Name</text:span></text:p>
            </text:list-item>
            <text:list-item>
              <text:p text:style-name="MP9"><text:span text:style-name="MT7">Referenten-Position</text:span></text:p>
            </text:list-item>
          </text:list>
          <text:p text:style-name="MP9"><text:span text:style-name="MT7"/></text:p>
          <text:p text:style-name="MP9"><text:span text:style-name="MT7"/></text:p>
        </draw:text-box>
      </draw:frame>
      <draw:custom-shape draw:name="Bildplatzhalter 8" draw:style-name="Mgr6" draw:text-style-name="MP4" draw:layer="backgroundobjects" svg:width="4.281cm" svg:height="4.131cm" svg:x="1.199cm" svg:y="8.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Inhaltsplatzhalter 2" presentation:style-name="Mpr33" draw:text-style-name="MP4" draw:layer="backgroundobjects" svg:width="9.995cm" svg:height="4.131cm" svg:x="5.623cm" svg:y="13.084cm" presentation:class="outline" presentation:user-transformed="true">
        <draw:text-box>
          <text:list text:style-name="ML3">
            <text:list-item>
              <text:p><text:span text:style-name="MT7">Klicken Sie, um die Formate des Gliederungstextes zu bearbeiten</text:span></text:p>
              <text:list>
                <text:list-item>
                  <text:p><text:span text:style-name="MT7">Zweite Gliederungsebene</text:span></text:p>
                  <text:list>
                    <text:list-item>
                      <text:p><text:span text:style-name="MT7">Dritte Gliederungsebene</text:span></text:p>
                      <text:list>
                        <text:list-item>
                          <text:p><text:span text:style-name="MT7">Vierte Gliederungsebene</text:span></text:p>
                          <text:list>
                            <text:list-item>
                              <text:p><text:span text:style-name="MT7">Fünfte Gliederungsebene</text:span></text:p>
                              <text:list>
                                <text:list-item>
                                  <text:p><text:span text:style-name="MT7">Sechste Gliederungsebene</text:span></text:p>
                                  <text:list>
                                    <text:list-item>
                                      <text:p><text:span text:style-name="MT7">Siebente Gliederungsebene</text:span></text:p>
                                      <text:list>
                                        <text:list-item>
                                          <text:p><text:span text:style-name="MT7">Achte Gliederungsebene</text:span></text:p>
                                        </text:list-item>
                                      </text:list>
                                    </text:list-item>
                                  </text:list>
                                </text:list-item>
                              </text:list>
                            </text:list-item>
                          </text:list>
                        </text:list-item>
                      </text:list>
                    </text:list-item>
                  </text:list>
                </text:list-item>
              </text:list>
            </text:list-item>
          </text:list>
          <text:list text:style-name="ML4">
            <text:list-item>
              <text:p text:style-name="MP9"><text:span text:style-name="MT7">Neunte GliederungsebeneReferenten-Name</text:span></text:p>
            </text:list-item>
            <text:list-item>
              <text:p text:style-name="MP9"><text:span text:style-name="MT7">Referenten-Position</text:span></text:p>
            </text:list-item>
          </text:list>
          <text:p text:style-name="MP9"><text:span text:style-name="MT7"/></text:p>
          <text:p text:style-name="MP9"><text:span text:style-name="MT7"/></text:p>
        </draw:text-box>
      </draw:frame>
      <draw:custom-shape draw:name="Bildplatzhalter 8" draw:style-name="Mgr6" draw:text-style-name="MP4" draw:layer="backgroundobjects" svg:width="4.281cm" svg:height="4.131cm" svg:x="1.199cm" svg:y="13.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Inhaltsplatzhalter 2" presentation:style-name="Mpr33" draw:text-style-name="MP4" draw:layer="backgroundobjects" svg:width="9.995cm" svg:height="4.131cm" svg:x="22.268cm" svg:y="8.584cm" presentation:class="outline" presentation:user-transformed="true">
        <draw:text-box>
          <text:list text:style-name="ML3">
            <text:list-item>
              <text:p><text:span text:style-name="MT7">Klicken Sie, um die Formate des Gliederungstextes zu bearbeiten</text:span></text:p>
              <text:list>
                <text:list-item>
                  <text:p><text:span text:style-name="MT7">Zweite Gliederungsebene</text:span></text:p>
                  <text:list>
                    <text:list-item>
                      <text:p><text:span text:style-name="MT7">Dritte Gliederungsebene</text:span></text:p>
                      <text:list>
                        <text:list-item>
                          <text:p><text:span text:style-name="MT7">Vierte Gliederungsebene</text:span></text:p>
                          <text:list>
                            <text:list-item>
                              <text:p><text:span text:style-name="MT7">Fünfte Gliederungsebene</text:span></text:p>
                              <text:list>
                                <text:list-item>
                                  <text:p><text:span text:style-name="MT7">Sechste Gliederungsebene</text:span></text:p>
                                  <text:list>
                                    <text:list-item>
                                      <text:p><text:span text:style-name="MT7">Siebente Gliederungsebene</text:span></text:p>
                                      <text:list>
                                        <text:list-item>
                                          <text:p><text:span text:style-name="MT7">Achte Gliederungsebene</text:span></text:p>
                                        </text:list-item>
                                      </text:list>
                                    </text:list-item>
                                  </text:list>
                                </text:list-item>
                              </text:list>
                            </text:list-item>
                          </text:list>
                        </text:list-item>
                      </text:list>
                    </text:list-item>
                  </text:list>
                </text:list-item>
              </text:list>
            </text:list-item>
          </text:list>
          <text:list text:style-name="ML4">
            <text:list-item>
              <text:p text:style-name="MP9"><text:span text:style-name="MT7">Neunte GliederungsebeneKunden-Name</text:span></text:p>
            </text:list-item>
            <text:list-item>
              <text:p text:style-name="MP9"><text:span text:style-name="MT7">Weitere Informationen</text:span></text:p>
            </text:list-item>
          </text:list>
          <text:p text:style-name="MP9"><text:span text:style-name="MT7"/></text:p>
          <text:p text:style-name="MP9"><text:span text:style-name="MT7"/></text:p>
        </draw:text-box>
      </draw:frame>
      <draw:custom-shape draw:name="Bildplatzhalter 8" draw:style-name="Mgr6" draw:text-style-name="MP4" draw:layer="backgroundobjects" svg:width="4.281cm" svg:height="4.131cm" svg:x="17.844cm" svg:y="8.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rafik 8" draw:style-name="Mgr3" draw:text-style-name="MP5" draw:layer="backgroundobjects" svg:width="7.985cm" svg:height="1.609cm" svg:x="27.327cm" svg:y="0.59cm">
        <draw:image xlink:href="Pictures/10000201000006DC00000162A3323DD9.png" xlink:type="simple" xlink:show="embed" xlink:actuate="onLoad">
          <text:p/>
        </draw:image>
      </draw:frame>
      <presentation:notes style:page-layout-name="PM0">
        <draw:page-thumbnail presentation:style-name="Standard_20_6-title" draw:layer="backgroundobjects" svg:width="19.798cm" svg:height="11.136cm" svg:x="0.6cm" svg:y="2.257cm" presentation:class="page"/>
        <draw:frame presentation:style-name="Standard_20_6-notes" draw:layer="backgroundobjects" svg:width="16.799cm" svg:height="13.364cm" svg:x="2.1cm" svg:y="14.107cm" presentation:class="notes" presentation:placeholder="true">
          <draw:text-box/>
        </draw:frame>
        <draw:frame presentation:style-name="Mpr34" draw:text-style-name="MP1" draw:layer="backgroundobjects" svg:width="9.113cm" svg:height="1.484cm" svg:x="0cm" svg:y="0cm" presentation:class="header">
          <draw:text-box>
            <text:p text:style-name="MP1"><text:span text:style-name="MT1"><presentation:header/></text:span></text:p>
          </draw:text-box>
        </draw:frame>
        <draw:frame presentation:style-name="Mpr34" draw:text-style-name="MP2" draw:layer="backgroundobjects" svg:width="9.113cm" svg:height="1.484cm" svg:x="11.886cm" svg:y="0cm" presentation:class="date-time">
          <draw:text-box>
            <text:p text:style-name="MP2"><text:span text:style-name="MT1"><presentation:date-time/></text:span></text:p>
          </draw:text-box>
        </draw:frame>
        <draw:frame presentation:style-name="Mpr35" draw:text-style-name="MP1" draw:layer="backgroundobjects" svg:width="9.113cm" svg:height="1.484cm" svg:x="0cm" svg:y="28.215cm" presentation:class="footer">
          <draw:text-box>
            <text:p text:style-name="MP1"><text:span text:style-name="MT1"><presentation:footer/></text:span></text:p>
          </draw:text-box>
        </draw:frame>
        <draw:frame presentation:style-name="Mpr3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7" style:display-name="Standard 7" style:page-layout-name="PM1" draw:style-name="Mdp1">
      <draw:frame draw:name="Inhaltsplatzhalter 2" presentation:style-name="Mpr36" draw:text-style-name="MP4" draw:layer="backgroundobjects" svg:width="32.036cm" svg:height="12.852cm" svg:x="1.011cm" svg:y="5.285cm" presentation:class="outline" presentation:user-transformed="true">
        <draw:text-box>
          <text:list text:style-name="ML3">
            <text:list-item>
              <text:p><text:span text:style-name="MT7">Klicken Sie, um die Formate des Gliederungstextes zu bearbeiten</text:span></text:p>
              <text:list>
                <text:list-item>
                  <text:p><text:span text:style-name="MT7">Zweite Gliederungsebene</text:span></text:p>
                  <text:list>
                    <text:list-item>
                      <text:p><text:span text:style-name="MT7">Dritte Gliederungsebene</text:span></text:p>
                      <text:list>
                        <text:list-item>
                          <text:p><text:span text:style-name="MT7">Vierte Gliederungsebene</text:span></text:p>
                          <text:list>
                            <text:list-item>
                              <text:p><text:span text:style-name="MT7">Fünfte Gliederungsebene</text:span></text:p>
                              <text:list>
                                <text:list-item>
                                  <text:p><text:span text:style-name="MT7">Sechste Gliederungsebene</text:span></text:p>
                                  <text:list>
                                    <text:list-item>
                                      <text:p><text:span text:style-name="MT7">Siebente Gliederungsebene</text:span></text:p>
                                      <text:list>
                                        <text:list-item>
                                          <text:p><text:span text:style-name="MT7">Achte Gliederungsebene</text:span></text:p>
                                        </text:list-item>
                                      </text:list>
                                    </text:list-item>
                                  </text:list>
                                </text:list-item>
                              </text:list>
                            </text:list-item>
                          </text:list>
                        </text:list-item>
                      </text:list>
                    </text:list-item>
                  </text:list>
                </text:list-item>
              </text:list>
            </text:list-item>
          </text:list>
          <text:list text:style-name="ML9">
            <text:list-item>
              <text:p text:style-name="MP9"><text:span text:style-name="MT7">Neunte GliederungsebeneThema</text:span></text:p>
            </text:list-item>
          </text:list>
          <text:list text:style-name="ML10">
            <text:list-item>
              <text:list>
                <text:list-item>
                  <text:p text:style-name="MP9"><text:span text:style-name="MT7">Unterpunkte benutzt man nur, wenn es mindestens 2 gibt.</text:span></text:p>
                </text:list-item>
              </text:list>
            </text:list-item>
          </text:list>
          <text:list text:style-name="ML11">
            <text:list-item>
              <text:list>
                <text:list-item>
                  <text:p text:style-name="MP11"><text:span text:style-name="MT7">Bitte versuchen auf dritte Ebene zu verzichten</text:span></text:p>
                </text:list-item>
              </text:list>
            </text:list-item>
          </text:list>
          <text:p text:style-name="MP12"><text:span text:style-name="MT7"/></text:p>
          <text:list text:continue-numbering="true" text:style-name="ML11">
            <text:list-item>
              <text:p text:style-name="MP9"><text:span text:style-name="MT7">Thema</text:span></text:p>
              <text:list>
                <text:list-item>
                  <text:p text:style-name="MP9"><text:span text:style-name="MT7">In diesem Feld ist die Schrift so eingestellt, </text:span></text:p>
                </text:list-item>
                <text:list-item>
                  <text:p text:style-name="MP9"><text:span text:style-name="MT7">Dass sie sich nicht Automatisch verkleinert.</text:span></text:p>
                </text:list-item>
                <text:list-item>
                  <text:p text:style-name="MP9"><text:span text:style-name="MT7">2-spaltiges Feld</text:span></text:p>
                </text:list-item>
              </text:list>
            </text:list-item>
          </text:list>
          <text:p text:style-name="MP12"><text:span text:style-name="MT7"/></text:p>
          <text:list text:continue-numbering="true" text:style-name="ML11">
            <text:list-item>
              <text:p text:style-name="MP9"><text:span text:style-name="MT7">Thema</text:span></text:p>
            </text:list-item>
            <text:list-item>
              <text:p text:style-name="MP9"><text:span text:style-name="MT7">Thema</text:span></text:p>
            </text:list-item>
            <text:list-item>
              <text:p text:style-name="MP9"><text:span text:style-name="MT7">Thema</text:span></text:p>
            </text:list-item>
            <text:list-item>
              <text:p text:style-name="MP9"><text:span text:style-name="MT7">Thema</text:span></text:p>
            </text:list-item>
          </text:list>
        </draw:text-box>
      </draw:frame>
      <draw:custom-shape draw:name="Titel 1" draw:style-name="Mgr4" draw:text-style-name="MP4" draw:layer="backgroundobjects" svg:width="19.418cm" svg:height="3.681cm" draw:transform="rotate (1.5707963267946) translate (1.294cm 18.709cm)">
        <text:p/>
        <draw:enhanced-geometry svg:viewBox="0 0 21600 21600" draw:type="rectangle" draw:enhanced-path="M 0 0 L 21600 0 21600 21600 0 21600 0 0 Z N"/>
      </draw:custom-shape>
      <draw:frame draw:name="Titel 1" presentation:style-name="Mpr37" draw:text-style-name="MP4" draw:layer="backgroundobjects" svg:width="24.889cm" svg:height="3.681cm" svg:x="1.011cm" svg:y="0.912cm" presentation:class="title" presentation:user-transformed="true">
        <draw:text-box>
          <text:p text:style-name="MP3"><text:span text:style-name="MT3">Klicken Sie, um das Format des Titeltextes zu bearbeitenAgenda Lern</text:span></text:p>
        </draw:text-box>
      </draw:frame>
      <draw:frame draw:name="Foliennummernplatzhalter 5" presentation:style-name="Mpr38" draw:text-style-name="MP8" draw:layer="backgroundobjects" svg:width="1.765cm" svg:height="1.013cm" svg:x="31.844cm" svg:y="18.036cm" presentation:class="page-number" presentation:user-transformed="true">
        <draw:text-box>
          <text:p text:style-name="MP7"><text:span text:style-name="MT5"><text:page-number>&lt;Nummer&gt;</text:page-number></text:span></text:p>
        </draw:text-box>
      </draw:frame>
      <draw:frame draw:name="Grafik 6" draw:style-name="Mgr3" draw:text-style-name="MP5" draw:layer="backgroundobjects" svg:width="7.985cm" svg:height="1.609cm" svg:x="27.327cm" svg:y="0.59cm">
        <draw:image xlink:href="Pictures/10000201000006DC00000162A3323DD9.png" xlink:type="simple" xlink:show="embed" xlink:actuate="onLoad">
          <text:p/>
        </draw:image>
      </draw:frame>
      <presentation:notes style:page-layout-name="PM0">
        <draw:page-thumbnail presentation:style-name="Standard_20_7-title" draw:layer="backgroundobjects" svg:width="19.798cm" svg:height="11.136cm" svg:x="0.6cm" svg:y="2.257cm" presentation:class="page"/>
        <draw:frame presentation:style-name="Standard_20_7-notes" draw:layer="backgroundobjects" svg:width="16.799cm" svg:height="13.364cm" svg:x="2.1cm" svg:y="14.107cm" presentation:class="notes" presentation:placeholder="true">
          <draw:text-box/>
        </draw:frame>
        <draw:frame presentation:style-name="Mpr39" draw:text-style-name="MP1" draw:layer="backgroundobjects" svg:width="9.113cm" svg:height="1.484cm" svg:x="0cm" svg:y="0cm" presentation:class="header">
          <draw:text-box>
            <text:p text:style-name="MP1"><text:span text:style-name="MT1"><presentation:header/></text:span></text:p>
          </draw:text-box>
        </draw:frame>
        <draw:frame presentation:style-name="Mpr39" draw:text-style-name="MP2" draw:layer="backgroundobjects" svg:width="9.113cm" svg:height="1.484cm" svg:x="11.886cm" svg:y="0cm" presentation:class="date-time">
          <draw:text-box>
            <text:p text:style-name="MP2"><text:span text:style-name="MT1"><presentation:date-time/></text:span></text:p>
          </draw:text-box>
        </draw:frame>
        <draw:frame presentation:style-name="Mpr40" draw:text-style-name="MP1" draw:layer="backgroundobjects" svg:width="9.113cm" svg:height="1.484cm" svg:x="0cm" svg:y="28.215cm" presentation:class="footer">
          <draw:text-box>
            <text:p text:style-name="MP1"><text:span text:style-name="MT1"><presentation:footer/></text:span></text:p>
          </draw:text-box>
        </draw:frame>
        <draw:frame presentation:style-name="Mpr40"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8" style:display-name="Standard 8" style:page-layout-name="PM1" draw:style-name="Mdp1">
      <draw:frame draw:name="Titel 1" presentation:style-name="Mpr41" draw:text-style-name="MP4" draw:layer="backgroundobjects" svg:width="14.188cm" svg:height="3.681cm" svg:x="18.738cm" svg:y="14.456cm" presentation:class="title" presentation:user-transformed="true">
        <draw:text-box>
          <text:p text:style-name="MP3"><text:span text:style-name="MT3">Klicken Sie, um das Format des Titeltextes zu bearbeiten2. Gliederungs-</text:span><text:span text:style-name="MT3"><text:line-break/></text:span><text:span text:style-name="MT3">ebene Zeig</text:span></text:p>
        </draw:text-box>
      </draw:frame>
      <draw:frame draw:name="Inhaltsplatzhalter 2" presentation:style-name="Mpr42" draw:text-style-name="MP4" draw:layer="backgroundobjects" svg:width="12.948cm" svg:height="11.653cm" svg:x="19.978cm" svg:y="2.802cm" presentation:class="outline" presentation:user-transformed="true">
        <draw:text-box>
          <text:list text:style-name="ML3">
            <text:list-item>
              <text:p><text:span text:style-name="MT4">Klicken Sie, um die Formate des Gliederungstextes zu bearbeiten</text:span></text:p>
              <text:list>
                <text:list-item>
                  <text:p><text:span text:style-name="MT4">Zweite Gliederungsebene</text:span></text:p>
                  <text:list>
                    <text:list-item>
                      <text:p><text:span text:style-name="MT4">Dritte Gliederungsebene</text:span></text:p>
                      <text:list>
                        <text:list-item>
                          <text:p><text:span text:style-name="MT4">Vierte Gliederungsebene</text:span></text:p>
                          <text:list>
                            <text:list-item>
                              <text:p><text:span text:style-name="MT4">Fünfte Gliederungsebene</text:span></text:p>
                              <text:list>
                                <text:list-item>
                                  <text:p><text:span text:style-name="MT4">Sechste Gliederungsebene</text:span></text:p>
                                  <text:list>
                                    <text:list-item>
                                      <text:p><text:span text:style-name="MT4">Siebente Gliederungsebene</text:span></text:p>
                                      <text:list>
                                        <text:list-item>
                                          <text:p><text:span text:style-name="MT4">Achte Gliederungsebene</text:span></text:p>
                                        </text:list-item>
                                      </text:list>
                                    </text:list-item>
                                  </text:list>
                                </text:list-item>
                              </text:list>
                            </text:list-item>
                          </text:list>
                        </text:list-item>
                      </text:list>
                    </text:list-item>
                  </text:list>
                </text:list-item>
              </text:list>
            </text:list-item>
          </text:list>
          <text:p text:style-name="MP6"><text:span text:style-name="MT4">Neunte GliederungsebeneDies ist eine Folie für Zwischenüberschriften. Auch kann sie genutzt werden, um prägnante Zitate zu präsentieren. Soll dem Kapitel eine längere Erklärung oder Zitat vorangehen, kann gern diese Folie benutzt werden, da hier Schrift klein eingestellt ist und somit genug Raum für Text zur Verfügung steht. Auch hier passt sich die Schrift nicht automatisch an, sondern bleibt gleich bei Überschreitung. </text:span></text:p>
        </draw:text-box>
      </draw:frame>
      <draw:custom-shape draw:name="Titel 1" draw:style-name="Mgr4" draw:text-style-name="MP4" draw:layer="backgroundobjects" svg:width="19.418cm" svg:height="3.681cm" draw:transform="rotate (1.5707963267946) translate (1.294cm 18.709cm)">
        <text:p/>
        <draw:enhanced-geometry svg:viewBox="0 0 21600 21600" draw:type="rectangle" draw:enhanced-path="M 0 0 L 21600 0 21600 21600 0 21600 0 0 Z N"/>
      </draw:custom-shape>
      <draw:frame draw:name="Grafik 4" draw:style-name="Mgr5" draw:text-style-name="MP5" draw:layer="backgroundobjects" svg:width="0.889cm" svg:height="1.609cm" svg:x="32.077cm" svg:y="0.59cm">
        <draw:image xlink:href="Pictures/10000201000006DC00000162A3323DD9.png" xlink:type="simple" xlink:show="embed" xlink:actuate="onLoad">
          <text:p/>
        </draw:image>
      </draw:frame>
      <draw:frame draw:name="Foliennummernplatzhalter 7" presentation:style-name="Mpr43" draw:text-style-name="MP8" draw:layer="backgroundobjects" svg:width="1.765cm" svg:height="1.013cm" svg:x="31.844cm" svg:y="18.036cm" presentation:class="page-number" presentation:user-transformed="true">
        <draw:text-box>
          <text:p text:style-name="MP7"><text:span text:style-name="MT5"><text:page-number>&lt;Nummer&gt;</text:page-number></text:span></text:p>
        </draw:text-box>
      </draw:frame>
      <presentation:notes style:page-layout-name="PM0">
        <draw:page-thumbnail presentation:style-name="Standard_20_8-title" draw:layer="backgroundobjects" svg:width="19.798cm" svg:height="11.136cm" svg:x="0.6cm" svg:y="2.257cm" presentation:class="page"/>
        <draw:frame presentation:style-name="Standard_20_8-notes" draw:layer="backgroundobjects" svg:width="16.799cm" svg:height="13.364cm" svg:x="2.1cm" svg:y="14.107cm" presentation:class="notes" presentation:placeholder="true">
          <draw:text-box/>
        </draw:frame>
        <draw:frame presentation:style-name="Mpr44" draw:text-style-name="MP1" draw:layer="backgroundobjects" svg:width="9.113cm" svg:height="1.484cm" svg:x="0cm" svg:y="0cm" presentation:class="header">
          <draw:text-box>
            <text:p text:style-name="MP1"><text:span text:style-name="MT1"><presentation:header/></text:span></text:p>
          </draw:text-box>
        </draw:frame>
        <draw:frame presentation:style-name="Mpr44" draw:text-style-name="MP2" draw:layer="backgroundobjects" svg:width="9.113cm" svg:height="1.484cm" svg:x="11.886cm" svg:y="0cm" presentation:class="date-time">
          <draw:text-box>
            <text:p text:style-name="MP2"><text:span text:style-name="MT1"><presentation:date-time/></text:span></text:p>
          </draw:text-box>
        </draw:frame>
        <draw:frame presentation:style-name="Mpr45" draw:text-style-name="MP1" draw:layer="backgroundobjects" svg:width="9.113cm" svg:height="1.484cm" svg:x="0cm" svg:y="28.215cm" presentation:class="footer">
          <draw:text-box>
            <text:p text:style-name="MP1"><text:span text:style-name="MT1"><presentation:footer/></text:span></text:p>
          </draw:text-box>
        </draw:frame>
        <draw:frame presentation:style-name="Mpr4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9" style:display-name="Standard 9" style:page-layout-name="PM1" draw:style-name="Mdp2">
      <draw:custom-shape draw:name="Titel 1" draw:style-name="Mgr4" draw:text-style-name="MP4" draw:layer="backgroundobjects" svg:width="19.418cm" svg:height="3.681cm" draw:transform="rotate (1.5707963267946) translate (1.294cm 18.709cm)">
        <text:p/>
        <draw:enhanced-geometry svg:viewBox="0 0 21600 21600" draw:type="rectangle" draw:enhanced-path="M 0 0 L 21600 0 21600 21600 0 21600 0 0 Z N"/>
      </draw:custom-shape>
      <draw:frame draw:name="Titel 1" presentation:style-name="Mpr46" draw:text-style-name="MP4" draw:layer="backgroundobjects" svg:width="24.551cm" svg:height="1.942cm" svg:x="1.011cm" svg:y="0.912cm" presentation:class="title" presentation:user-transformed="true">
        <draw:text-box>
          <text:p text:style-name="MP3"><text:span text:style-name="MT3">Klicken Sie, um das Format des Titeltextes zu bearbeiten1. Gliederungsebene Zeig</text:span></text:p>
        </draw:text-box>
      </draw:frame>
      <draw:frame draw:name="Inhaltsplatzhalter 2" presentation:style-name="Mpr47" draw:text-style-name="MP4" draw:layer="backgroundobjects" svg:width="32.036cm" svg:height="12.852cm" svg:x="1.011cm" svg:y="5.285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list text:style-name="ML12">
            <text:list-item>
              <text:p text:style-name="MP13"><text:span text:style-name="MT8">Neunte GliederungsebeneMastertextformat bearbeiten</text:span></text:p>
            </text:list-item>
          </text:list>
          <text:list text:style-name="ML13">
            <text:list-item>
              <text:list>
                <text:list-item>
                  <text:p text:style-name="MP9"><text:span text:style-name="MT10">Zweite Ebene, auf dritte Ebene ist hier zu verzichten</text:span></text:p>
                </text:list-item>
                <text:list-item>
                  <text:p text:style-name="MP9"><text:span text:style-name="MT10">Text passt sich nicht automatisch an</text:span></text:p>
                </text:list-item>
                <text:list-item>
                  <text:p text:style-name="MP9"><text:span text:style-name="MT10">1-spaltig</text:span></text:p>
                </text:list-item>
              </text:list>
            </text:list-item>
          </text:list>
          <text:p text:style-name="MP12"><text:span text:style-name="MT10"/></text:p>
          <text:p text:style-name="MP13"><text:span text:style-name="MT8"/></text:p>
          <text:p text:style-name="MP13"><text:span text:style-name="MT8"/></text:p>
        </draw:text-box>
      </draw:frame>
      <draw:frame draw:name="Foliennummernplatzhalter 1" presentation:style-name="Mpr48" draw:text-style-name="MP8" draw:layer="backgroundobjects" svg:width="1.765cm" svg:height="1.013cm" svg:x="31.844cm" svg:y="18.036cm" presentation:class="page-number" presentation:user-transformed="true">
        <draw:text-box>
          <text:p text:style-name="MP7"><text:span text:style-name="MT5"><text:page-number>&lt;Nummer&gt;</text:page-number></text:span></text:p>
        </draw:text-box>
      </draw:frame>
      <draw:frame draw:name="Inhaltsplatzhalter 7" presentation:style-name="Mpr47" draw:text-style-name="MP4" draw:layer="backgroundobjects" svg:width="24.432cm" svg:height="1.307cm" svg:x="1.156cm" svg:y="2.877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p text:style-name="MP6"><text:span text:style-name="MT8">Neunte Gliederungsebene2. Gliederungsebene</text:span></text:p>
        </draw:text-box>
      </draw:frame>
      <draw:frame draw:name="Grafik 2" draw:style-name="Mgr3" draw:text-style-name="MP5" draw:layer="backgroundobjects" svg:width="7.985cm" svg:height="1.609cm" svg:x="27.327cm" svg:y="0.59cm">
        <draw:image xlink:href="Pictures/10000201000006DC00000162A3323DD9.png" xlink:type="simple" xlink:show="embed" xlink:actuate="onLoad">
          <text:p/>
        </draw:image>
      </draw:frame>
      <presentation:notes style:page-layout-name="PM0">
        <draw:page-thumbnail presentation:style-name="Standard_20_9-title" draw:layer="backgroundobjects" svg:width="19.798cm" svg:height="11.136cm" svg:x="0.6cm" svg:y="2.257cm" presentation:class="page"/>
        <draw:frame presentation:style-name="Standard_20_9-notes" draw:layer="backgroundobjects" svg:width="16.799cm" svg:height="13.364cm" svg:x="2.1cm" svg:y="14.107cm" presentation:class="notes" presentation:placeholder="true">
          <draw:text-box/>
        </draw:frame>
        <draw:frame presentation:style-name="Mpr49" draw:text-style-name="MP1" draw:layer="backgroundobjects" svg:width="9.113cm" svg:height="1.484cm" svg:x="0cm" svg:y="0cm" presentation:class="header">
          <draw:text-box>
            <text:p text:style-name="MP1"><text:span text:style-name="MT1"><presentation:header/></text:span></text:p>
          </draw:text-box>
        </draw:frame>
        <draw:frame presentation:style-name="Mpr49" draw:text-style-name="MP2" draw:layer="backgroundobjects" svg:width="9.113cm" svg:height="1.484cm" svg:x="11.886cm" svg:y="0cm" presentation:class="date-time">
          <draw:text-box>
            <text:p text:style-name="MP2"><text:span text:style-name="MT1"><presentation:date-time/></text:span></text:p>
          </draw:text-box>
        </draw:frame>
        <draw:frame presentation:style-name="Mpr50" draw:text-style-name="MP1" draw:layer="backgroundobjects" svg:width="9.113cm" svg:height="1.484cm" svg:x="0cm" svg:y="28.215cm" presentation:class="footer">
          <draw:text-box>
            <text:p text:style-name="MP1"><text:span text:style-name="MT1"><presentation:footer/></text:span></text:p>
          </draw:text-box>
        </draw:frame>
        <draw:frame presentation:style-name="Mpr50"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10" style:display-name="Standard 10" style:page-layout-name="PM1" draw:style-name="Mdp1">
      <draw:custom-shape draw:name="Titel 1" draw:style-name="Mgr4" draw:text-style-name="MP4" draw:layer="backgroundobjects" svg:width="19.418cm" svg:height="3.681cm" draw:transform="rotate (1.5707963267946) translate (1.294cm 18.709cm)">
        <text:p/>
        <draw:enhanced-geometry svg:viewBox="0 0 21600 21600" draw:type="rectangle" draw:enhanced-path="M 0 0 L 21600 0 21600 21600 0 21600 0 0 Z N"/>
      </draw:custom-shape>
      <draw:frame draw:name="Inhaltsplatzhalter 2" presentation:style-name="Mpr51" draw:text-style-name="MP4" draw:layer="backgroundobjects" svg:width="23.833cm" svg:height="11.759cm" svg:x="1.011cm" svg:y="5.285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list text:style-name="ML7">
            <text:list-item>
              <text:p text:style-name="MP9"><text:span text:style-name="MT8">Neunte GliederungsebeneMastertextformat bearbeiten</text:span></text:p>
            </text:list-item>
          </text:list>
          <text:list text:style-name="ML14">
            <text:list-item>
              <text:list>
                <text:list-item>
                  <text:p text:style-name="MP9"><text:span text:style-name="MT10">Zweite Ebene, auf dritte Ebene ist hier zu verzichten</text:span></text:p>
                </text:list-item>
                <text:list-item>
                  <text:p text:style-name="MP9"><text:span text:style-name="MT10">Text passt sich nicht automatisch an</text:span></text:p>
                </text:list-item>
                <text:list-item>
                  <text:p text:style-name="MP9"><text:span text:style-name="MT10">1-spaltig</text:span></text:p>
                </text:list-item>
              </text:list>
            </text:list-item>
          </text:list>
          <text:p text:style-name="MP12"><text:span text:style-name="MT10"/></text:p>
          <text:p text:style-name="MP9"><text:span text:style-name="MT8"/></text:p>
          <text:p text:style-name="MP9"><text:span text:style-name="MT8"/></text:p>
        </draw:text-box>
      </draw:frame>
      <draw:frame draw:name="Foliennummernplatzhalter 2" presentation:style-name="Mpr52" draw:text-style-name="MP8" draw:layer="backgroundobjects" svg:width="1.765cm" svg:height="1.013cm" svg:x="31.844cm" svg:y="18.036cm" presentation:class="page-number" presentation:user-transformed="true">
        <draw:text-box>
          <text:p text:style-name="MP7"><text:span text:style-name="MT5"><text:page-number>&lt;Nummer&gt;</text:page-number></text:span></text:p>
        </draw:text-box>
      </draw:frame>
      <draw:frame draw:name="Titel 1" presentation:style-name="Mpr53" draw:text-style-name="MP4" draw:layer="backgroundobjects" svg:width="23.802cm" svg:height="1.942cm" svg:x="1.011cm" svg:y="0.912cm" presentation:class="title" presentation:user-transformed="true">
        <draw:text-box>
          <text:p text:style-name="MP3"><text:span text:style-name="MT3">Klicken Sie, um das Format des Titeltextes zu bearbeiten1. Gliederungsebene Zeig</text:span></text:p>
        </draw:text-box>
      </draw:frame>
      <draw:frame draw:name="Inhaltsplatzhalter 7" presentation:style-name="Mpr51" draw:text-style-name="MP4" draw:layer="backgroundobjects" svg:width="23.687cm" svg:height="1.307cm" svg:x="1.156cm" svg:y="2.877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p text:style-name="MP6"><text:span text:style-name="MT8">Neunte Gliederungsebene2. Gliederungsebene</text:span></text:p>
        </draw:text-box>
      </draw:frame>
      <draw:frame draw:name="Grafik 6" draw:style-name="Mgr5" draw:text-style-name="MP5" draw:layer="backgroundobjects" svg:width="0.889cm" svg:height="1.609cm" svg:x="0.948cm" svg:y="17.333cm">
        <draw:image xlink:href="Pictures/10000201000006DC00000162A3323DD9.png" xlink:type="simple" xlink:show="embed" xlink:actuate="onLoad">
          <text:p/>
        </draw:image>
      </draw:frame>
      <presentation:notes style:page-layout-name="PM0">
        <draw:page-thumbnail presentation:style-name="Standard_20_10-title" draw:layer="backgroundobjects" svg:width="19.798cm" svg:height="11.136cm" svg:x="0.6cm" svg:y="2.257cm" presentation:class="page"/>
        <draw:frame presentation:style-name="Standard_20_10-notes" draw:layer="backgroundobjects" svg:width="16.799cm" svg:height="13.364cm" svg:x="2.1cm" svg:y="14.107cm" presentation:class="notes" presentation:placeholder="true">
          <draw:text-box/>
        </draw:frame>
        <draw:frame presentation:style-name="Mpr54" draw:text-style-name="MP1" draw:layer="backgroundobjects" svg:width="9.113cm" svg:height="1.484cm" svg:x="0cm" svg:y="0cm" presentation:class="header">
          <draw:text-box>
            <text:p text:style-name="MP1"><text:span text:style-name="MT1"><presentation:header/></text:span></text:p>
          </draw:text-box>
        </draw:frame>
        <draw:frame presentation:style-name="Mpr54" draw:text-style-name="MP2" draw:layer="backgroundobjects" svg:width="9.113cm" svg:height="1.484cm" svg:x="11.886cm" svg:y="0cm" presentation:class="date-time">
          <draw:text-box>
            <text:p text:style-name="MP2"><text:span text:style-name="MT1"><presentation:date-time/></text:span></text:p>
          </draw:text-box>
        </draw:frame>
        <draw:frame presentation:style-name="Mpr55" draw:text-style-name="MP1" draw:layer="backgroundobjects" svg:width="9.113cm" svg:height="1.484cm" svg:x="0cm" svg:y="28.215cm" presentation:class="footer">
          <draw:text-box>
            <text:p text:style-name="MP1"><text:span text:style-name="MT1"><presentation:footer/></text:span></text:p>
          </draw:text-box>
        </draw:frame>
        <draw:frame presentation:style-name="Mpr5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11" style:display-name="Standard 11" style:page-layout-name="PM1" draw:style-name="Mdp1">
      <draw:custom-shape draw:name="Titel 1" draw:style-name="Mgr4" draw:text-style-name="MP4" draw:layer="backgroundobjects" svg:width="19.418cm" svg:height="3.681cm" draw:transform="rotate (1.5707963267946) translate (1.294cm 18.709cm)">
        <text:p/>
        <draw:enhanced-geometry svg:viewBox="0 0 21600 21600" draw:type="rectangle" draw:enhanced-path="M 0 0 L 21600 0 21600 21600 0 21600 0 0 Z N"/>
      </draw:custom-shape>
      <draw:frame draw:name="Foliennummernplatzhalter 4" presentation:style-name="Mpr56" draw:text-style-name="MP8" draw:layer="backgroundobjects" svg:width="1.765cm" svg:height="1.013cm" svg:x="31.844cm" svg:y="18.036cm" presentation:class="page-number" presentation:user-transformed="true">
        <draw:text-box>
          <text:p text:style-name="MP7"><text:span text:style-name="MT5"><text:page-number>&lt;Nummer&gt;</text:page-number></text:span></text:p>
        </draw:text-box>
      </draw:frame>
      <draw:frame draw:name="Titel 1" presentation:style-name="Mpr57" draw:text-style-name="MP4" draw:layer="backgroundobjects" svg:width="24.519cm" svg:height="1.337cm" svg:x="1.011cm" svg:y="0.912cm" presentation:class="title" presentation:user-transformed="true">
        <draw:text-box>
          <text:p text:style-name="MP3"><text:span text:style-name="MT6">Klicken Sie, um das Format des Titeltextes zu bearbeiten1. Gliederungsebene Lern</text:span></text:p>
        </draw:text-box>
      </draw:frame>
      <draw:frame draw:name="Textplatzhalter 6" presentation:style-name="Mpr58" draw:text-style-name="MP4" draw:layer="backgroundobjects" svg:width="24.519cm" svg:height="1.049cm" svg:x="1.011cm" svg:y="2.322cm" presentation:class="outline" presentation:user-transformed="true">
        <draw:text-box>
          <text:list text:style-name="ML3">
            <text:list-item>
              <text:p><text:span text:style-name="MT7">Klicken Sie, um die Formate des Gliederungstextes zu bearbeiten</text:span></text:p>
              <text:list>
                <text:list-item>
                  <text:p><text:span text:style-name="MT7">Zweite Gliederungsebene</text:span></text:p>
                  <text:list>
                    <text:list-item>
                      <text:p><text:span text:style-name="MT7">Dritte Gliederungsebene</text:span></text:p>
                      <text:list>
                        <text:list-item>
                          <text:p><text:span text:style-name="MT7">Vierte Gliederungsebene</text:span></text:p>
                          <text:list>
                            <text:list-item>
                              <text:p><text:span text:style-name="MT7">Fünfte Gliederungsebene</text:span></text:p>
                              <text:list>
                                <text:list-item>
                                  <text:p><text:span text:style-name="MT7">Sechste Gliederungsebene</text:span></text:p>
                                  <text:list>
                                    <text:list-item>
                                      <text:p><text:span text:style-name="MT7">Siebente Gliederungsebene</text:span></text:p>
                                      <text:list>
                                        <text:list-item>
                                          <text:p><text:span text:style-name="MT7">Achte Gliederungsebene</text:span></text:p>
                                        </text:list-item>
                                      </text:list>
                                    </text:list-item>
                                  </text:list>
                                </text:list-item>
                              </text:list>
                            </text:list-item>
                          </text:list>
                        </text:list-item>
                      </text:list>
                    </text:list-item>
                  </text:list>
                </text:list-item>
              </text:list>
            </text:list-item>
          </text:list>
          <text:p text:style-name="MP6"><text:span text:style-name="MT7">Neunte Gliederungsebene2. Gliederungsebene</text:span></text:p>
        </draw:text-box>
      </draw:frame>
      <draw:frame draw:name="Inhaltsplatzhalter 2" presentation:style-name="Mpr58" draw:text-style-name="MP4" draw:layer="backgroundobjects" svg:width="14.245cm" svg:height="12.934cm" svg:x="1.011cm" svg:y="4.11cm" presentation:class="outline" presentation:user-transformed="true">
        <draw:text-box>
          <text:list text:style-name="ML3">
            <text:list-item>
              <text:p><text:span text:style-name="MT7">Klicken Sie, um die Formate des Gliederungstextes zu bearbeiten</text:span></text:p>
              <text:list>
                <text:list-item>
                  <text:p><text:span text:style-name="MT7">Zweite Gliederungsebene</text:span></text:p>
                  <text:list>
                    <text:list-item>
                      <text:p><text:span text:style-name="MT7">Dritte Gliederungsebene</text:span></text:p>
                      <text:list>
                        <text:list-item>
                          <text:p><text:span text:style-name="MT7">Vierte Gliederungsebene</text:span></text:p>
                          <text:list>
                            <text:list-item>
                              <text:p><text:span text:style-name="MT7">Fünfte Gliederungsebene</text:span></text:p>
                              <text:list>
                                <text:list-item>
                                  <text:p><text:span text:style-name="MT7">Sechste Gliederungsebene</text:span></text:p>
                                  <text:list>
                                    <text:list-item>
                                      <text:p><text:span text:style-name="MT7">Siebente Gliederungsebene</text:span></text:p>
                                      <text:list>
                                        <text:list-item>
                                          <text:p><text:span text:style-name="MT7">Achte Gliederungsebene</text:span></text:p>
                                        </text:list-item>
                                      </text:list>
                                    </text:list-item>
                                  </text:list>
                                </text:list-item>
                              </text:list>
                            </text:list-item>
                          </text:list>
                        </text:list-item>
                      </text:list>
                    </text:list-item>
                  </text:list>
                </text:list-item>
              </text:list>
            </text:list-item>
          </text:list>
          <text:list text:style-name="ML4">
            <text:list-item>
              <text:p text:style-name="MP9"><text:span text:style-name="MT7">Neunte GliederungsebeneMastertextformat bearbeiten</text:span></text:p>
            </text:list-item>
          </text:list>
          <text:list text:style-name="ML5">
            <text:list-item>
              <text:list>
                <text:list-item>
                  <text:p text:style-name="MP9"><text:span text:style-name="MT7">Zweite Ebene</text:span></text:p>
                </text:list-item>
              </text:list>
            </text:list-item>
          </text:list>
          <text:list text:style-name="ML6">
            <text:list-item>
              <text:list>
                <text:list-item>
                  <text:list>
                    <text:list-item>
                      <text:p text:style-name="MP9"><text:span text:style-name="MT7">Dritte Ebene</text:span></text:p>
                    </text:list-item>
                  </text:list>
                </text:list-item>
              </text:list>
            </text:list-item>
            <text:list-item>
              <text:p text:style-name="MP9"><text:span text:style-name="MT7">Text passt sich nicht automatisch an</text:span></text:p>
            </text:list-item>
            <text:list-item>
              <text:p text:style-name="MP9"><text:span text:style-name="MT7">1-spaltig</text:span></text:p>
            </text:list-item>
          </text:list>
          <text:p text:style-name="MP9"><text:span text:style-name="MT7"/></text:p>
          <text:p text:style-name="MP9"><text:span text:style-name="MT7"/></text:p>
        </draw:text-box>
      </draw:frame>
      <draw:frame draw:name="Inhaltsplatzhalter 2" presentation:style-name="Mpr58" draw:text-style-name="MP4" draw:layer="backgroundobjects" svg:width="14.245cm" svg:height="12.934cm" svg:x="16.422cm" svg:y="4.11cm" presentation:class="outline" presentation:user-transformed="true">
        <draw:text-box>
          <text:list text:style-name="ML3">
            <text:list-item>
              <text:p><text:span text:style-name="MT7">Klicken Sie, um die Formate des Gliederungstextes zu bearbeiten</text:span></text:p>
              <text:list>
                <text:list-item>
                  <text:p><text:span text:style-name="MT7">Zweite Gliederungsebene</text:span></text:p>
                  <text:list>
                    <text:list-item>
                      <text:p><text:span text:style-name="MT7">Dritte Gliederungsebene</text:span></text:p>
                      <text:list>
                        <text:list-item>
                          <text:p><text:span text:style-name="MT7">Vierte Gliederungsebene</text:span></text:p>
                          <text:list>
                            <text:list-item>
                              <text:p><text:span text:style-name="MT7">Fünfte Gliederungsebene</text:span></text:p>
                              <text:list>
                                <text:list-item>
                                  <text:p><text:span text:style-name="MT7">Sechste Gliederungsebene</text:span></text:p>
                                  <text:list>
                                    <text:list-item>
                                      <text:p><text:span text:style-name="MT7">Siebente Gliederungsebene</text:span></text:p>
                                      <text:list>
                                        <text:list-item>
                                          <text:p><text:span text:style-name="MT7">Achte Gliederungsebene</text:span></text:p>
                                        </text:list-item>
                                      </text:list>
                                    </text:list-item>
                                  </text:list>
                                </text:list-item>
                              </text:list>
                            </text:list-item>
                          </text:list>
                        </text:list-item>
                      </text:list>
                    </text:list-item>
                  </text:list>
                </text:list-item>
              </text:list>
            </text:list-item>
          </text:list>
          <text:list text:style-name="ML4">
            <text:list-item>
              <text:p text:style-name="MP9"><text:span text:style-name="MT7">Neunte GliederungsebeneMastertextformat bearbeiten</text:span></text:p>
            </text:list-item>
          </text:list>
          <text:list text:style-name="ML5">
            <text:list-item>
              <text:list>
                <text:list-item>
                  <text:p text:style-name="MP9"><text:span text:style-name="MT7">Zweite Ebene</text:span></text:p>
                </text:list-item>
              </text:list>
            </text:list-item>
          </text:list>
          <text:list text:style-name="ML6">
            <text:list-item>
              <text:list>
                <text:list-item>
                  <text:list>
                    <text:list-item>
                      <text:p text:style-name="MP9"><text:span text:style-name="MT7">Dritte Ebene</text:span></text:p>
                    </text:list-item>
                  </text:list>
                </text:list-item>
              </text:list>
            </text:list-item>
            <text:list-item>
              <text:p text:style-name="MP9"><text:span text:style-name="MT7">Text passt sich nicht automatisch an</text:span></text:p>
            </text:list-item>
            <text:list-item>
              <text:p text:style-name="MP9"><text:span text:style-name="MT7">1-spaltig</text:span></text:p>
            </text:list-item>
          </text:list>
          <text:p text:style-name="MP9"><text:span text:style-name="MT7"/></text:p>
          <text:p text:style-name="MP9"><text:span text:style-name="MT7"/></text:p>
        </draw:text-box>
      </draw:frame>
      <draw:frame draw:name="Grafik 2" draw:style-name="Mgr3" draw:text-style-name="MP5" draw:layer="backgroundobjects" svg:width="7.985cm" svg:height="1.609cm" svg:x="27.327cm" svg:y="0.59cm">
        <draw:image xlink:href="Pictures/10000201000006DC00000162A3323DD9.png" xlink:type="simple" xlink:show="embed" xlink:actuate="onLoad">
          <text:p/>
        </draw:image>
      </draw:frame>
      <presentation:notes style:page-layout-name="PM0">
        <draw:page-thumbnail presentation:style-name="Standard_20_11-title" draw:layer="backgroundobjects" svg:width="19.798cm" svg:height="11.136cm" svg:x="0.6cm" svg:y="2.257cm" presentation:class="page"/>
        <draw:frame presentation:style-name="Standard_20_11-notes" draw:layer="backgroundobjects" svg:width="16.799cm" svg:height="13.364cm" svg:x="2.1cm" svg:y="14.107cm" presentation:class="notes" presentation:placeholder="true">
          <draw:text-box/>
        </draw:frame>
        <draw:frame presentation:style-name="Mpr59" draw:text-style-name="MP1" draw:layer="backgroundobjects" svg:width="9.113cm" svg:height="1.484cm" svg:x="0cm" svg:y="0cm" presentation:class="header">
          <draw:text-box>
            <text:p text:style-name="MP1"><text:span text:style-name="MT1"><presentation:header/></text:span></text:p>
          </draw:text-box>
        </draw:frame>
        <draw:frame presentation:style-name="Mpr59" draw:text-style-name="MP2" draw:layer="backgroundobjects" svg:width="9.113cm" svg:height="1.484cm" svg:x="11.886cm" svg:y="0cm" presentation:class="date-time">
          <draw:text-box>
            <text:p text:style-name="MP2"><text:span text:style-name="MT1"><presentation:date-time/></text:span></text:p>
          </draw:text-box>
        </draw:frame>
        <draw:frame presentation:style-name="Mpr60" draw:text-style-name="MP1" draw:layer="backgroundobjects" svg:width="9.113cm" svg:height="1.484cm" svg:x="0cm" svg:y="28.215cm" presentation:class="footer">
          <draw:text-box>
            <text:p text:style-name="MP1"><text:span text:style-name="MT1"><presentation:footer/></text:span></text:p>
          </draw:text-box>
        </draw:frame>
        <draw:frame presentation:style-name="Mpr60"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12" style:display-name="Standard 12" style:page-layout-name="PM1" draw:style-name="Mdp1">
      <draw:frame draw:name="Titel 1" presentation:style-name="Mpr61" draw:text-style-name="MP4" draw:layer="backgroundobjects" svg:width="17.978cm" svg:height="3.681cm" svg:x="15.034cm" svg:y="0.898cm" presentation:class="title" presentation:user-transformed="true">
        <draw:text-box>
          <text:p text:style-name="MP3"><text:span text:style-name="MT6">Klicken Sie, um das Format des Titeltextes zu bearbeiten2. Gliederungsebene </text:span><text:span text:style-name="MT6"><text:line-break/></text:span><text:span text:style-name="MT6">Lern</text:span></text:p>
        </draw:text-box>
      </draw:frame>
      <draw:custom-shape draw:name="Titel 1" draw:style-name="Mgr4" draw:text-style-name="MP4" draw:layer="backgroundobjects" svg:width="19.418cm" svg:height="3.681cm" draw:transform="rotate (1.5707963267946) translate (1.294cm 18.709cm)">
        <text:p/>
        <draw:enhanced-geometry svg:viewBox="0 0 21600 21600" draw:type="rectangle" draw:enhanced-path="M 0 0 L 21600 0 21600 21600 0 21600 0 0 Z N"/>
      </draw:custom-shape>
      <draw:frame draw:name="Inhaltsplatzhalter 2" presentation:style-name="Mpr62" draw:text-style-name="MP4" draw:layer="backgroundobjects" svg:width="12.76cm" svg:height="9.821cm" svg:x="20.251cm" svg:y="5.095cm" presentation:class="outline" presentation:user-transformed="true">
        <draw:text-box>
          <text:list text:style-name="ML3">
            <text:list-item>
              <text:p><text:span text:style-name="MT7">Klicken Sie, um die Formate des Gliederungstextes zu bearbeiten</text:span></text:p>
              <text:list>
                <text:list-item>
                  <text:p><text:span text:style-name="MT7">Zweite Gliederungsebene</text:span></text:p>
                  <text:list>
                    <text:list-item>
                      <text:p><text:span text:style-name="MT7">Dritte Gliederungsebene</text:span></text:p>
                      <text:list>
                        <text:list-item>
                          <text:p><text:span text:style-name="MT7">Vierte Gliederungsebene</text:span></text:p>
                          <text:list>
                            <text:list-item>
                              <text:p><text:span text:style-name="MT7">Fünfte Gliederungsebene</text:span></text:p>
                              <text:list>
                                <text:list-item>
                                  <text:p><text:span text:style-name="MT7">Sechste Gliederungsebene</text:span></text:p>
                                  <text:list>
                                    <text:list-item>
                                      <text:p><text:span text:style-name="MT7">Siebente Gliederungsebene</text:span></text:p>
                                      <text:list>
                                        <text:list-item>
                                          <text:p><text:span text:style-name="MT7">Achte Gliederungsebene</text:span></text:p>
                                        </text:list-item>
                                      </text:list>
                                    </text:list-item>
                                  </text:list>
                                </text:list-item>
                              </text:list>
                            </text:list-item>
                          </text:list>
                        </text:list-item>
                      </text:list>
                    </text:list-item>
                  </text:list>
                </text:list-item>
              </text:list>
            </text:list-item>
          </text:list>
          <text:list text:style-name="ML15">
            <text:list-item>
              <text:p text:style-name="MP6"><text:span text:style-name="MT7">Neunte GliederungsebeneWenn dabei Stichpunkte erforderlich sind.</text:span></text:p>
            </text:list-item>
            <text:list-item>
              <text:p text:style-name="MP6"><text:span text:style-name="MT7">Schrift passt sich in der Größe nicht automatisch an</text:span></text:p>
            </text:list-item>
            <text:list-item>
              <text:p text:style-name="MP6"><text:span text:style-name="MT7">Kann natürlich auch in Fließtext konvertiert warden</text:span></text:p>
            </text:list-item>
          </text:list>
          <text:p text:style-name="MP12"><text:span text:style-name="MT7"/></text:p>
          <text:p text:style-name="MP6"><text:span text:style-name="MT7"/></text:p>
        </draw:text-box>
      </draw:frame>
      <draw:frame draw:name="Foliennummernplatzhalter 4" presentation:style-name="Mpr63" draw:text-style-name="MP8" draw:layer="backgroundobjects" svg:width="1.765cm" svg:height="1.013cm" svg:x="31.844cm" svg:y="18.036cm" presentation:class="page-number" presentation:user-transformed="true">
        <draw:text-box>
          <text:p text:style-name="MP7"><text:span text:style-name="MT5"><text:page-number>&lt;Nummer&gt;</text:page-number></text:span></text:p>
        </draw:text-box>
      </draw:frame>
      <draw:frame draw:name="Grafik 5" draw:style-name="Mgr7" draw:text-style-name="MP5" draw:layer="backgroundobjects" svg:width="1.083cm" svg:height="1.544cm" svg:x="0.742cm" svg:y="17.021cm">
        <draw:image xlink:href="Pictures/10000201000005CC000000F2875840A0.png" xlink:type="simple" xlink:show="embed" xlink:actuate="onLoad">
          <text:p/>
        </draw:image>
      </draw:frame>
      <presentation:notes style:page-layout-name="PM0">
        <draw:page-thumbnail presentation:style-name="Standard_20_12-title" draw:layer="backgroundobjects" svg:width="19.798cm" svg:height="11.136cm" svg:x="0.6cm" svg:y="2.257cm" presentation:class="page"/>
        <draw:frame presentation:style-name="Standard_20_12-notes" draw:layer="backgroundobjects" svg:width="16.799cm" svg:height="13.364cm" svg:x="2.1cm" svg:y="14.107cm" presentation:class="notes" presentation:placeholder="true">
          <draw:text-box/>
        </draw:frame>
        <draw:frame presentation:style-name="Mpr64" draw:text-style-name="MP1" draw:layer="backgroundobjects" svg:width="9.113cm" svg:height="1.484cm" svg:x="0cm" svg:y="0cm" presentation:class="header">
          <draw:text-box>
            <text:p text:style-name="MP1"><text:span text:style-name="MT1"><presentation:header/></text:span></text:p>
          </draw:text-box>
        </draw:frame>
        <draw:frame presentation:style-name="Mpr64" draw:text-style-name="MP2" draw:layer="backgroundobjects" svg:width="9.113cm" svg:height="1.484cm" svg:x="11.886cm" svg:y="0cm" presentation:class="date-time">
          <draw:text-box>
            <text:p text:style-name="MP2"><text:span text:style-name="MT1"><presentation:date-time/></text:span></text:p>
          </draw:text-box>
        </draw:frame>
        <draw:frame presentation:style-name="Mpr65" draw:text-style-name="MP1" draw:layer="backgroundobjects" svg:width="9.113cm" svg:height="1.484cm" svg:x="0cm" svg:y="28.215cm" presentation:class="footer">
          <draw:text-box>
            <text:p text:style-name="MP1"><text:span text:style-name="MT1"><presentation:footer/></text:span></text:p>
          </draw:text-box>
        </draw:frame>
        <draw:frame presentation:style-name="Mpr6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13" style:display-name="Standard 13" style:page-layout-name="PM1" draw:style-name="Mdp1">
      <draw:custom-shape draw:name="Titel 1" draw:style-name="Mgr4" draw:text-style-name="MP4" draw:layer="backgroundobjects" svg:width="19.418cm" svg:height="3.681cm" draw:transform="rotate (1.5707963267946) translate (1.294cm 18.709cm)">
        <text:p/>
        <draw:enhanced-geometry svg:viewBox="0 0 21600 21600" draw:type="rectangle" draw:enhanced-path="M 0 0 L 21600 0 21600 21600 0 21600 0 0 Z N"/>
      </draw:custom-shape>
      <draw:frame draw:name="Inhaltsplatzhalter 2" presentation:style-name="Mpr66" draw:text-style-name="MP4" draw:layer="backgroundobjects" svg:width="23.998cm" svg:height="11.759cm" svg:x="1.011cm" svg:y="5.285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list text:style-name="ML7">
            <text:list-item>
              <text:p text:style-name="MP9"><text:span text:style-name="MT8">Neunte GliederungsebeneMastertextformat bearbeiten</text:span></text:p>
            </text:list-item>
          </text:list>
          <text:list text:style-name="ML14">
            <text:list-item>
              <text:list>
                <text:list-item>
                  <text:p text:style-name="MP9"><text:span text:style-name="MT10">Zweite Ebene, auf dritte Ebene ist hier zu verzichten</text:span></text:p>
                </text:list-item>
                <text:list-item>
                  <text:p text:style-name="MP9"><text:span text:style-name="MT10">Text passt sich nicht automatisch an</text:span></text:p>
                </text:list-item>
                <text:list-item>
                  <text:p text:style-name="MP9"><text:span text:style-name="MT10">1-spaltig</text:span></text:p>
                </text:list-item>
              </text:list>
            </text:list-item>
          </text:list>
          <text:p text:style-name="MP12"><text:span text:style-name="MT10"/></text:p>
          <text:p text:style-name="MP9"><text:span text:style-name="MT8"/></text:p>
          <text:p text:style-name="MP9"><text:span text:style-name="MT8"/></text:p>
        </draw:text-box>
      </draw:frame>
      <draw:frame draw:name="Foliennummernplatzhalter 2" presentation:style-name="Mpr67" draw:text-style-name="MP8" draw:layer="backgroundobjects" svg:width="1.765cm" svg:height="1.013cm" svg:x="31.844cm" svg:y="18.036cm" presentation:class="page-number" presentation:user-transformed="true">
        <draw:text-box>
          <text:p text:style-name="MP7"><text:span text:style-name="MT5"><text:page-number>&lt;Nummer&gt;</text:page-number></text:span></text:p>
        </draw:text-box>
      </draw:frame>
      <draw:frame draw:name="Titel 1" presentation:style-name="Mpr68" draw:text-style-name="MP4" draw:layer="backgroundobjects" svg:width="23.998cm" svg:height="1.942cm" svg:x="1.011cm" svg:y="0.912cm" presentation:class="title" presentation:user-transformed="true">
        <draw:text-box>
          <text:p text:style-name="MP3"><text:span text:style-name="MT3">Klicken Sie, um das Format des Titeltextes zu bearbeiten1. Gliederungsebene Zeig</text:span></text:p>
        </draw:text-box>
      </draw:frame>
      <draw:frame draw:name="Inhaltsplatzhalter 7" presentation:style-name="Mpr66" draw:text-style-name="MP4" draw:layer="backgroundobjects" svg:width="23.881cm" svg:height="1.307cm" svg:x="1.156cm" svg:y="2.877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p text:style-name="MP6"><text:span text:style-name="MT8">Neunte Gliederungsebene2. Gliederungsebene</text:span></text:p>
        </draw:text-box>
      </draw:frame>
      <draw:frame draw:name="Grafik 6" draw:style-name="Mgr5" draw:text-style-name="MP5" draw:layer="backgroundobjects" svg:width="0.889cm" svg:height="1.609cm" svg:x="0.948cm" svg:y="17.333cm">
        <draw:image xlink:href="Pictures/10000201000006DC00000162A3323DD9.png" xlink:type="simple" xlink:show="embed" xlink:actuate="onLoad">
          <text:p/>
        </draw:image>
      </draw:frame>
      <presentation:notes style:page-layout-name="PM0">
        <draw:page-thumbnail presentation:style-name="Standard_20_13-title" draw:layer="backgroundobjects" svg:width="19.798cm" svg:height="11.136cm" svg:x="0.6cm" svg:y="2.257cm" presentation:class="page"/>
        <draw:frame presentation:style-name="Standard_20_13-notes" draw:layer="backgroundobjects" svg:width="16.799cm" svg:height="13.364cm" svg:x="2.1cm" svg:y="14.107cm" presentation:class="notes" presentation:placeholder="true">
          <draw:text-box/>
        </draw:frame>
        <draw:frame presentation:style-name="Mpr69" draw:text-style-name="MP1" draw:layer="backgroundobjects" svg:width="9.113cm" svg:height="1.484cm" svg:x="0cm" svg:y="0cm" presentation:class="header">
          <draw:text-box>
            <text:p text:style-name="MP1"><text:span text:style-name="MT1"><presentation:header/></text:span></text:p>
          </draw:text-box>
        </draw:frame>
        <draw:frame presentation:style-name="Mpr69" draw:text-style-name="MP2" draw:layer="backgroundobjects" svg:width="9.113cm" svg:height="1.484cm" svg:x="11.886cm" svg:y="0cm" presentation:class="date-time">
          <draw:text-box>
            <text:p text:style-name="MP2"><text:span text:style-name="MT1"><presentation:date-time/></text:span></text:p>
          </draw:text-box>
        </draw:frame>
        <draw:frame presentation:style-name="Mpr70" draw:text-style-name="MP1" draw:layer="backgroundobjects" svg:width="9.113cm" svg:height="1.484cm" svg:x="0cm" svg:y="28.215cm" presentation:class="footer">
          <draw:text-box>
            <text:p text:style-name="MP1"><text:span text:style-name="MT1"><presentation:footer/></text:span></text:p>
          </draw:text-box>
        </draw:frame>
        <draw:frame presentation:style-name="Mpr70"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14" style:display-name="Standard 14" style:page-layout-name="PM1" draw:style-name="Mdp1">
      <draw:frame draw:name="Titel 1" presentation:style-name="Mpr71" draw:text-style-name="MP4" draw:layer="backgroundobjects" svg:width="14.188cm" svg:height="3.681cm" svg:x="18.738cm" svg:y="14.456cm" presentation:class="title" presentation:user-transformed="true">
        <draw:text-box>
          <text:p text:style-name="MP3"><text:span text:style-name="MT6">Klicken Sie, um das Format des Titeltextes zu bearbeiten2. Gliederungs-</text:span><text:span text:style-name="MT6"><text:line-break/></text:span><text:span text:style-name="MT6">ebene Lern</text:span></text:p>
        </draw:text-box>
      </draw:frame>
      <draw:frame draw:name="Inhaltsplatzhalter 2" presentation:style-name="Mpr72" draw:text-style-name="MP4" draw:layer="backgroundobjects" svg:width="13.504cm" svg:height="11.653cm" svg:x="19.422cm" svg:y="2.802cm" presentation:class="outline" presentation:user-transformed="true">
        <draw:text-box>
          <text:list text:style-name="ML3">
            <text:list-item>
              <text:p><text:span text:style-name="MT7">Klicken Sie, um die Formate des Gliederungstextes zu bearbeiten</text:span></text:p>
              <text:list>
                <text:list-item>
                  <text:p><text:span text:style-name="MT7">Zweite Gliederungsebene</text:span></text:p>
                  <text:list>
                    <text:list-item>
                      <text:p><text:span text:style-name="MT7">Dritte Gliederungsebene</text:span></text:p>
                      <text:list>
                        <text:list-item>
                          <text:p><text:span text:style-name="MT7">Vierte Gliederungsebene</text:span></text:p>
                          <text:list>
                            <text:list-item>
                              <text:p><text:span text:style-name="MT7">Fünfte Gliederungsebene</text:span></text:p>
                              <text:list>
                                <text:list-item>
                                  <text:p><text:span text:style-name="MT7">Sechste Gliederungsebene</text:span></text:p>
                                  <text:list>
                                    <text:list-item>
                                      <text:p><text:span text:style-name="MT7">Siebente Gliederungsebene</text:span></text:p>
                                      <text:list>
                                        <text:list-item>
                                          <text:p><text:span text:style-name="MT7">Achte Gliederungsebene</text:span></text:p>
                                        </text:list-item>
                                      </text:list>
                                    </text:list-item>
                                  </text:list>
                                </text:list-item>
                              </text:list>
                            </text:list-item>
                          </text:list>
                        </text:list-item>
                      </text:list>
                    </text:list-item>
                  </text:list>
                </text:list-item>
              </text:list>
            </text:list-item>
          </text:list>
          <text:p text:style-name="MP6"><text:span text:style-name="MT7">Neunte GliederungsebeneLorem ipsum dolor sit amet, consetetur sadipscing elitr, sed diam nonumy eirmod tempor invidunt ut labore et dolore magna aliquyam erat, sed diam voluptua. At vero eos et accusam et justo duo dolores et ea rebum. Stet clita kasd gubergren, no sea takimata sanctus est Lorem ipsum dolor.</text:span></text:p>
        </draw:text-box>
      </draw:frame>
      <draw:custom-shape draw:name="Titel 1" draw:style-name="Mgr4" draw:text-style-name="MP4" draw:layer="backgroundobjects" svg:width="19.418cm" svg:height="3.681cm" draw:transform="rotate (1.5707963267946) translate (1.294cm 18.709cm)">
        <text:p/>
        <draw:enhanced-geometry svg:viewBox="0 0 21600 21600" draw:type="rectangle" draw:enhanced-path="M 0 0 L 21600 0 21600 21600 0 21600 0 0 Z N"/>
      </draw:custom-shape>
      <draw:frame draw:name="Foliennummernplatzhalter 5" presentation:style-name="Mpr73" draw:text-style-name="MP8" draw:layer="backgroundobjects" svg:width="1.765cm" svg:height="1.013cm" svg:x="31.844cm" svg:y="18.036cm" presentation:class="page-number" presentation:user-transformed="true">
        <draw:text-box>
          <text:p text:style-name="MP7"><text:span text:style-name="MT5"><text:page-number>&lt;Nummer&gt;</text:page-number></text:span></text:p>
        </draw:text-box>
      </draw:frame>
      <draw:frame draw:name="Grafik 6" draw:style-name="Mgr5" draw:text-style-name="MP5" draw:layer="backgroundobjects" svg:width="0.889cm" svg:height="1.609cm" svg:x="32.077cm" svg:y="0.59cm">
        <draw:image xlink:href="Pictures/10000201000006DC00000162A3323DD9.png" xlink:type="simple" xlink:show="embed" xlink:actuate="onLoad">
          <text:p/>
        </draw:image>
      </draw:frame>
      <presentation:notes style:page-layout-name="PM0">
        <draw:page-thumbnail presentation:style-name="Standard_20_14-title" draw:layer="backgroundobjects" svg:width="19.798cm" svg:height="11.136cm" svg:x="0.6cm" svg:y="2.257cm" presentation:class="page"/>
        <draw:frame presentation:style-name="Standard_20_14-notes" draw:layer="backgroundobjects" svg:width="16.799cm" svg:height="13.364cm" svg:x="2.1cm" svg:y="14.107cm" presentation:class="notes" presentation:placeholder="true">
          <draw:text-box/>
        </draw:frame>
        <draw:frame presentation:style-name="Mpr74" draw:text-style-name="MP1" draw:layer="backgroundobjects" svg:width="9.113cm" svg:height="1.484cm" svg:x="0cm" svg:y="0cm" presentation:class="header">
          <draw:text-box>
            <text:p text:style-name="MP1"><text:span text:style-name="MT1"><presentation:header/></text:span></text:p>
          </draw:text-box>
        </draw:frame>
        <draw:frame presentation:style-name="Mpr74" draw:text-style-name="MP2" draw:layer="backgroundobjects" svg:width="9.113cm" svg:height="1.484cm" svg:x="11.886cm" svg:y="0cm" presentation:class="date-time">
          <draw:text-box>
            <text:p text:style-name="MP2"><text:span text:style-name="MT1"><presentation:date-time/></text:span></text:p>
          </draw:text-box>
        </draw:frame>
        <draw:frame presentation:style-name="Mpr75" draw:text-style-name="MP1" draw:layer="backgroundobjects" svg:width="9.113cm" svg:height="1.484cm" svg:x="0cm" svg:y="28.215cm" presentation:class="footer">
          <draw:text-box>
            <text:p text:style-name="MP1"><text:span text:style-name="MT1"><presentation:footer/></text:span></text:p>
          </draw:text-box>
        </draw:frame>
        <draw:frame presentation:style-name="Mpr7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15" style:display-name="Standard 15" style:page-layout-name="PM1" draw:style-name="Mdp1">
      <draw:custom-shape draw:name="Titel 1" draw:style-name="Mgr4" draw:text-style-name="MP4" draw:layer="backgroundobjects" svg:width="19.418cm" svg:height="3.681cm" draw:transform="rotate (1.5707963267946) translate (1.294cm 18.709cm)">
        <text:p/>
        <draw:enhanced-geometry svg:viewBox="0 0 21600 21600" draw:type="rectangle" draw:enhanced-path="M 0 0 L 21600 0 21600 21600 0 21600 0 0 Z N"/>
      </draw:custom-shape>
      <draw:custom-shape draw:name="Textfeld 2" draw:style-name="Mgr8" draw:text-style-name="MP4" draw:layer="backgroundobjects" svg:width="9.825cm" svg:height="5.331cm" svg:x="22.552cm" svg:y="8.21cm">
        <text:p text:style-name="MP14"><text:span text:style-name="MT12">PDV GmbH </text:span></text:p>
        <text:p text:style-name="MP14"><text:span text:style-name="MT12">Haarbergstraße 73</text:span></text:p>
        <text:p text:style-name="MP14"><text:span text:style-name="MT12">99097 Erfurt</text:span></text:p>
        <text:p text:style-name="MP14"><text:span text:style-name="MT12">Deutschland </text:span></text:p>
        <draw:enhanced-geometry svg:viewBox="0 0 21600 21600" draw:type="rectangle" draw:enhanced-path="M 0 0 L 21600 0 21600 21600 0 21600 0 0 Z N"/>
      </draw:custom-shape>
      <draw:custom-shape draw:name="Textfeld 6" draw:style-name="Mgr8" draw:text-style-name="MP4" draw:layer="backgroundobjects" svg:width="9.825cm" svg:height="5.331cm" svg:x="2.232cm" svg:y="8.21cm">
        <text:p text:style-name="MP14"><text:span text:style-name="MT12">Vielen Dank für Ihre Aufmerksamkeit!</text:span></text:p>
        <text:p text:style-name="MP14"><text:span text:style-name="MT12"/></text:p>
        <text:p text:style-name="MP14"><text:span text:style-name="MT12"/></text:p>
        <draw:enhanced-geometry svg:viewBox="0 0 21600 21600" draw:type="rectangle" draw:enhanced-path="M 0 0 L 21600 0 21600 21600 0 21600 0 0 Z N"/>
      </draw:custom-shape>
      <draw:frame draw:name="Textplatzhalter 9" presentation:style-name="Mpr76" draw:text-style-name="MP4" draw:layer="backgroundobjects" svg:width="9.828cm" svg:height="4.132cm" svg:x="22.551cm" svg:y="3.744cm" presentation:class="outline" presentation:user-transformed="true">
        <draw:text-box>
          <text:list text:style-name="ML3">
            <text:list-item>
              <text:p><text:span text:style-name="MT12">Klicken Sie, um die Formate des Gliederungstextes zu bearbeiten</text:span></text:p>
              <text:list>
                <text:list-item>
                  <text:p><text:span text:style-name="MT12">Zweite Gliederungsebene</text:span></text:p>
                  <text:list>
                    <text:list-item>
                      <text:p><text:span text:style-name="MT12">Dritte Gliederungsebene</text:span></text:p>
                      <text:list>
                        <text:list-item>
                          <text:p><text:span text:style-name="MT12">Vierte Gliederungsebene</text:span></text:p>
                          <text:list>
                            <text:list-item>
                              <text:p><text:span text:style-name="MT12">Fünfte Gliederungsebene</text:span></text:p>
                              <text:list>
                                <text:list-item>
                                  <text:p><text:span text:style-name="MT12">Sechste Gliederungsebene</text:span></text:p>
                                  <text:list>
                                    <text:list-item>
                                      <text:p><text:span text:style-name="MT12">Siebente Gliederungsebene</text:span></text:p>
                                      <text:list>
                                        <text:list-item>
                                          <text:p><text:span text:style-name="MT12">Achte Gliederungsebene</text:span></text:p>
                                        </text:list-item>
                                      </text:list>
                                    </text:list-item>
                                  </text:list>
                                </text:list-item>
                              </text:list>
                            </text:list-item>
                          </text:list>
                        </text:list-item>
                      </text:list>
                    </text:list-item>
                  </text:list>
                </text:list-item>
              </text:list>
            </text:list-item>
          </text:list>
          <text:p text:style-name="MP15"><text:span text:style-name="MT12">Neunte GliederungsebeneEure eigenen Kontaktdaten, wenn nötig…</text:span></text:p>
        </draw:text-box>
      </draw:frame>
      <draw:frame draw:name="Grafik 4" draw:style-name="Mgr7" draw:text-style-name="MP5" draw:layer="backgroundobjects" svg:width="1.083cm" svg:height="1.544cm" svg:x="0.742cm" svg:y="17.021cm">
        <draw:image xlink:href="Pictures/10000201000005CC000000F2875840A0.png" xlink:type="simple" xlink:show="embed" xlink:actuate="onLoad">
          <text:p/>
        </draw:image>
      </draw:frame>
      <draw:custom-shape draw:name="Bildplatzhalter 8" draw:style-name="Mgr6" draw:text-style-name="MP4" draw:layer="backgroundobjects" svg:width="4.281cm" svg:height="4.131cm" svg:x="17.409cm" svg:y="3.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rafik 5" draw:style-name="Mgr3" draw:text-style-name="MP5" draw:layer="backgroundobjects" svg:width="7.985cm" svg:height="1.609cm" svg:x="27.327cm" svg:y="0.59cm">
        <draw:image xlink:href="Pictures/10000201000006DC00000162A3323DD9.png" xlink:type="simple" xlink:show="embed" xlink:actuate="onLoad">
          <text:p/>
        </draw:image>
      </draw:frame>
      <draw:frame presentation:style-name="Standard_20_15-title" draw:layer="backgroundobjects" svg:width="30.479cm" svg:height="3.18cm" svg:x="1.693cm" svg:y="0.76cm" presentation:class="title" presentation:placeholder="true">
        <draw:text-box/>
      </draw:frame>
      <presentation:notes style:page-layout-name="PM0">
        <draw:page-thumbnail presentation:style-name="Standard_20_15-title" draw:layer="backgroundobjects" svg:width="19.798cm" svg:height="11.136cm" svg:x="0.6cm" svg:y="2.257cm" presentation:class="page"/>
        <draw:frame presentation:style-name="Standard_20_15-notes" draw:layer="backgroundobjects" svg:width="16.799cm" svg:height="13.364cm" svg:x="2.1cm" svg:y="14.107cm" presentation:class="notes" presentation:placeholder="true">
          <draw:text-box/>
        </draw:frame>
        <draw:frame presentation:style-name="Mpr77" draw:text-style-name="MP1" draw:layer="backgroundobjects" svg:width="9.113cm" svg:height="1.484cm" svg:x="0cm" svg:y="0cm" presentation:class="header">
          <draw:text-box>
            <text:p text:style-name="MP1"><text:span text:style-name="MT1"><presentation:header/></text:span></text:p>
          </draw:text-box>
        </draw:frame>
        <draw:frame presentation:style-name="Mpr77" draw:text-style-name="MP2" draw:layer="backgroundobjects" svg:width="9.113cm" svg:height="1.484cm" svg:x="11.886cm" svg:y="0cm" presentation:class="date-time">
          <draw:text-box>
            <text:p text:style-name="MP2"><text:span text:style-name="MT1"><presentation:date-time/></text:span></text:p>
          </draw:text-box>
        </draw:frame>
        <draw:frame presentation:style-name="Mpr78" draw:text-style-name="MP1" draw:layer="backgroundobjects" svg:width="9.113cm" svg:height="1.484cm" svg:x="0cm" svg:y="28.215cm" presentation:class="footer">
          <draw:text-box>
            <text:p text:style-name="MP1"><text:span text:style-name="MT1"><presentation:footer/></text:span></text:p>
          </draw:text-box>
        </draw:frame>
        <draw:frame presentation:style-name="Mpr78"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4-11-15T09:43:12.44</meta:creation-date>
    <dc:date>2024-11-15T13:39:51.72</dc:date>
    <meta:editing-duration>PT3H33M53S</meta:editing-duration>
    <meta:editing-cycles>6</meta:editing-cycles>
    <meta:generator>OpenOffice/4.1.15$Win32 OpenOffice.org_project/4115m2$Build-9813</meta:generator>
    <meta:document-statistic meta:object-count="237"/>
  </office:meta>
</office:document-meta>
</file>